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data">
        <table:table-row>
          <table:table-cell office:value-type="string">
            <text:p>Nº CANARIO.</text:p>
          </table:table-cell>
          <table:table-cell office:value-type="string">
            <text:p>C.I.F.</text:p>
          </table:table-cell>
          <table:table-cell office:value-type="string">
            <text:p>DENOMINACION</text:p>
          </table:table-cell>
          <table:table-cell office:value-type="string">
            <text:p>AMBITO</text:p>
          </table:table-cell>
          <table:table-cell office:value-type="string">
            <text:p>SECCION</text:p>
          </table:table-cell>
          <table:table-cell office:value-type="string">
            <text:p>ACTIVIDADES</text:p>
          </table:table-cell>
          <table:table-cell office:value-type="string">
            <text:p>FECHA CONSTITUCIÓN</text:p>
          </table:table-cell>
          <table:table-cell office:value-type="string">
            <text:p>DIRECCION</text:p>
          </table:table-cell>
          <table:table-cell office:value-type="string">
            <text:p>PROVINCIA</text:p>
          </table:table-cell>
          <table:table-cell office:value-type="string">
            <text:p>ISLA</text:p>
          </table:table-cell>
          <table:table-cell office:value-type="string">
            <text:p>MUNICIPIO</text:p>
          </table:table-cell>
          <table:table-cell office:value-type="string">
            <text:p>LOCALIDAD</text:p>
          </table:table-cell>
          <table:table-cell office:value-type="string">
            <text:p>CODIGO POSTAL</text:p>
          </table:table-cell>
          <table:table-cell office:value-type="string">
            <text:p>TELEFONO</text:p>
          </table:table-cell>
          <table:table-cell office:value-type="string">
            <text:p>DOMINIO INTERNET</text:p>
          </table:table-cell>
          <table:table-cell office:value-type="string">
            <text:p>EMAIL</text:p>
          </table:table-cell>
        </table:table-row>
        <table:table-row>
          <table:table-cell office:value-type="string">
            <text:p>G1/S1/243-76/TF</text:p>
          </table:table-cell>
          <table:table-cell/>
          <table:table-cell office:value-type="string">
            <text:p>PADRES Y AMIGOS DEL SORDO (A.S.P.A.S.)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5/1976</text:p>
          </table:table-cell>
          <table:table-cell office:value-type="string">
            <text:p>AVDA. LOS REYES CATOLICOS N.28-1 VDA.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873-83/TF</text:p>
          </table:table-cell>
          <table:table-cell/>
          <table:table-cell office:value-type="string">
            <text:p>TINERFEñA AMIGOS DEL CABALLO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09/1983</text:p>
          </table:table-cell>
          <table:table-cell office:value-type="string">
            <text:p>CAMINO LA CORDILLERA, 2 - GUAMAS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959-84/TF</text:p>
          </table:table-cell>
          <table:table-cell/>
          <table:table-cell office:value-type="string">
            <text:p>CAN DE TENERIFE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11/1984</text:p>
          </table:table-cell>
          <table:table-cell office:value-type="string">
            <text:p>C/ VIANA, 69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18-85/TF</text:p>
          </table:table-cell>
          <table:table-cell/>
          <table:table-cell office:value-type="string">
            <text:p>DEFENSA, PROTEC., MANTENIMIENTO Y MEJORA PAT. HIST. Y CULT.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6/07/1985</text:p>
          </table:table-cell>
          <table:table-cell office:value-type="string">
            <text:p>C/ HERMANO PEDRO, 9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VILAFLOR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26-85/TF</text:p>
          </table:table-cell>
          <table:table-cell/>
          <table:table-cell office:value-type="string">
            <text:p>CAN CLUB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6/09/1985</text:p>
          </table:table-cell>
          <table:table-cell office:value-type="string">
            <text:p>RAMBLA GENERAL FRANCO, 135 BAJO - APTDO. CORREOS 1054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32-85/TF</text:p>
          </table:table-cell>
          <table:table-cell/>
          <table:table-cell office:value-type="string">
            <text:p>GANIGO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11/1985</text:p>
          </table:table-cell>
          <table:table-cell office:value-type="string">
            <text:p>C/ GANDHI, 19 - BARRIADA GARCIA ESCAMEZ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92-86/TF</text:p>
          </table:table-cell>
          <table:table-cell/>
          <table:table-cell office:value-type="string">
            <text:p>ESSI PARA LA PROTECCION DEL ANIMAL Y LA PLANT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7/1986</text:p>
          </table:table-cell>
          <table:table-cell office:value-type="string">
            <text:p>AVDA. SAN DIEGO, 4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95-86/TF</text:p>
          </table:table-cell>
          <table:table-cell/>
          <table:table-cell office:value-type="string">
            <text:p>CANARICULTORES MELADO TINERFEñ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08/1986</text:p>
          </table:table-cell>
          <table:table-cell office:value-type="string">
            <text:p>C/ FRAGATA DANMARK, 1 P. 2 ESCALERA C-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111-86/TF</text:p>
          </table:table-cell>
          <table:table-cell/>
          <table:table-cell office:value-type="string">
            <text:p>ESTUDIO MAMIFEROS MARINOS DEL ARCHIPIELAGO CANARI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10/1986</text:p>
          </table:table-cell>
          <table:table-cell office:value-type="string">
            <text:p>C/ CALVO SOTELO, 4 - EDIF. CALIFORNIA 4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123-87/TF</text:p>
          </table:table-cell>
          <table:table-cell office:value-type="string">
            <text:p>G38291514</text:p>
          </table:table-cell>
          <table:table-cell office:value-type="string">
            <text:p>GRUPO ORNITOLOGICO HESPERID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12/1986</text:p>
          </table:table-cell>
          <table:table-cell office:value-type="string">
            <text:p>C/ ARANJUEZ<text:s text:c="2"/>N55 (BARRIO NUEVO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80</text:p>
          </table:table-cell>
          <table:table-cell/>
          <table:table-cell/>
          <table:table-cell/>
        </table:table-row>
        <table:table-row>
          <table:table-cell office:value-type="string">
            <text:p>G1/S1/1134-87/TF</text:p>
          </table:table-cell>
          <table:table-cell/>
          <table:table-cell office:value-type="string">
            <text:p>ALBERGUE DE ANIMALES TENERIFE SUR</text:p>
          </table:table-cell>
          <table:table-cell office:value-type="string">
            <text:p>LOC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6/12/1986</text:p>
          </table:table-cell>
          <table:table-cell office:value-type="string">
            <text:p>GENERAL FRANCO, 43 - BAZAR ERICA - LOS CRISTIANOS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2/S1/9-89/TF</text:p>
          </table:table-cell>
          <table:table-cell/>
          <table:table-cell office:value-type="string">
            <text:p>CLUB ESPAñOL DEL PERRO DE GANADO MAHORERO</text:p>
          </table:table-cell>
          <table:table-cell office:value-type="string">
            <text:p>NACIONAL</text:p>
          </table:table-cell>
          <table:table-cell office:value-type="string">
            <text:p>Sección 1 - Asoc. Nacionales/Extranjera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MINO DE GUILLEN 11 - LA ESPERANZ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EL ROSARIO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414-89/TF</text:p>
          </table:table-cell>
          <table:table-cell/>
          <table:table-cell office:value-type="string">
            <text:p>CRIADORES DE PERRO DE PRESA GRUPO LOS ENANO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5/1989</text:p>
          </table:table-cell>
          <table:table-cell office:value-type="string">
            <text:p>C/ TOMAS PEREZ, 21 - SAN MIGUEL DE GENET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526-90/TF</text:p>
          </table:table-cell>
          <table:table-cell/>
          <table:table-cell office:value-type="string">
            <text:p>CASA FAMILIAR DOLORES MEDINA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5/1990</text:p>
          </table:table-cell>
          <table:table-cell office:value-type="string">
            <text:p>AVDA. LUCAS VEGA, 39 - BAJ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586-90/TF</text:p>
          </table:table-cell>
          <table:table-cell/>
          <table:table-cell office:value-type="string">
            <text:p>HOGAR SAN JOS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10/1990</text:p>
          </table:table-cell>
          <table:table-cell office:value-type="string">
            <text:p>AVDA. LAS PALMERAS, 28 - FINCA ESPAñ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681-91/TF</text:p>
          </table:table-cell>
          <table:table-cell/>
          <table:table-cell office:value-type="string">
            <text:p>APRAM (PROTECTORA DE ANIMALES MADRUGA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4/1991</text:p>
          </table:table-cell>
          <table:table-cell office:value-type="string">
            <text:p>CAMINO MONTIJOS, 10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 office:value-type="string">
            <text:p>38300</text:p>
          </table:table-cell>
          <table:table-cell/>
          <table:table-cell/>
          <table:table-cell/>
        </table:table-row>
        <table:table-row>
          <table:table-cell office:value-type="string">
            <text:p>G1/S1/1693-91/TF</text:p>
          </table:table-cell>
          <table:table-cell/>
          <table:table-cell office:value-type="string">
            <text:p>CANARICULTORES EL PEñO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4/1991</text:p>
          </table:table-cell>
          <table:table-cell office:value-type="string">
            <text:p>AVDA. JOSE DEL CAMPO LLARENA S/N. PTO DE LA CRUZ.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677854681</text:p>
          </table:table-cell>
          <table:table-cell/>
          <table:table-cell/>
        </table:table-row>
        <table:table-row>
          <table:table-cell office:value-type="string">
            <text:p>G1/S1/1782-92/P</text:p>
          </table:table-cell>
          <table:table-cell/>
          <table:table-cell office:value-type="string">
            <text:p>PALMERA PARA LA PROTECCION DE LOS ANIMAL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4/11/1991</text:p>
          </table:table-cell>
          <table:table-cell office:value-type="string">
            <text:p>C/CRUZ ROJA N.6. 38700 S/C DE LA PALMA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SANTA CRUZ DE LA PALMA</text:p>
          </table:table-cell>
          <table:table-cell/>
          <table:table-cell/>
          <table:table-cell office:value-type="string">
            <text:p>922573112</text:p>
          </table:table-cell>
          <table:table-cell/>
          <table:table-cell/>
        </table:table-row>
        <table:table-row>
          <table:table-cell office:value-type="string">
            <text:p>G1/S1/1867-92/TF</text:p>
          </table:table-cell>
          <table:table-cell/>
          <table:table-cell office:value-type="string">
            <text:p>PROMOCION Y PROTECCION DEL PATRIM.CULT.CANARIO (APROCULCA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RAMBLA GENERAL FRANCO,37. S/C DE TENERIFE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872-92/TF</text:p>
          </table:table-cell>
          <table:table-cell/>
          <table:table-cell office:value-type="string">
            <text:p>PARA LA DEFENSA DEL VALLE DE GUIMAR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04/1992</text:p>
          </table:table-cell>
          <table:table-cell office:value-type="string">
            <text:p>LOMO DEL GRILLO N. 3<text:s text:c="2"/>GUIMAR.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895-92/TF</text:p>
          </table:table-cell>
          <table:table-cell/>
          <table:table-cell office:value-type="string">
            <text:p>SABINO BERTHELOT PARA LA PROTEC.DEL PATR.NAT DE MAKARONES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6/1992</text:p>
          </table:table-cell>
          <table:table-cell office:value-type="string">
            <text:p>C/SUAREZ GUERRA N.30, 2. PISO. S/C DE TENERIFE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128-94/TF</text:p>
          </table:table-cell>
          <table:table-cell office:value-type="string">
            <text:p>G38342549</text:p>
          </table:table-cell>
          <table:table-cell office:value-type="string">
            <text:p>ASOCIACIÓN PROTECTORA DE ANIMALES Y LA NATURALEZA AMORAYN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12/1993</text:p>
          </table:table-cell>
          <table:table-cell office:value-type="string">
            <text:p>c/ Duggi, 36 - 3º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4</text:p>
          </table:table-cell>
          <table:table-cell office:value-type="string">
            <text:p>922274844</text:p>
          </table:table-cell>
          <table:table-cell/>
          <table:table-cell/>
        </table:table-row>
        <table:table-row>
          <table:table-cell office:value-type="string">
            <text:p>G1/S1/2143-94/TF</text:p>
          </table:table-cell>
          <table:table-cell/>
          <table:table-cell office:value-type="string">
            <text:p>BEÑIM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02/1994</text:p>
          </table:table-cell>
          <table:table-cell office:value-type="string">
            <text:p>C/BELASCOAIN, 56 - 1º 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AFO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205-94/TF</text:p>
          </table:table-cell>
          <table:table-cell/>
          <table:table-cell office:value-type="string">
            <text:p>ASOCIACIÓN CENTRO INTERNACIONAL PARA LA CONSERVACION DEL PATRIMONI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01/1994</text:p>
          </table:table-cell>
          <table:table-cell office:value-type="string">
            <text:p>CASA DE LOS CAPITANES C/ CARRERA, 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365-95/TF</text:p>
          </table:table-cell>
          <table:table-cell/>
          <table:table-cell office:value-type="string">
            <text:p>WOFGANG KOHLER DE TENERIFE (A.W.K.)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01/1995</text:p>
          </table:table-cell>
          <table:table-cell office:value-type="string">
            <text:p>C/ LAS LONJAS Nº 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378-95/TF</text:p>
          </table:table-cell>
          <table:table-cell/>
          <table:table-cell office:value-type="string">
            <text:p>I.I.P. PROYECTO AMBIENTAL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11/1994</text:p>
          </table:table-cell>
          <table:table-cell office:value-type="string">
            <text:p>C/JOSE ANTONIO, 13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AFO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388-95/TF</text:p>
          </table:table-cell>
          <table:table-cell/>
          <table:table-cell office:value-type="string">
            <text:p>REFUGIO DE ANIMALES DE TENERIFE "K-9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01/1995</text:p>
          </table:table-cell>
          <table:table-cell office:value-type="string">
            <text:p>APARTADO DE CORREOS Nº 67 / C/ LA MILANA, Nº 2 - 2º A - SAN ISIDRO - 3861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DEJE</text:p>
          </table:table-cell>
          <table:table-cell/>
          <table:table-cell office:value-type="string">
            <text:p>38670</text:p>
          </table:table-cell>
          <table:table-cell office:value-type="string">
            <text:p>667638468</text:p>
          </table:table-cell>
          <table:table-cell/>
          <table:table-cell office:value-type="string">
            <text:p>info@k9tenerife.com</text:p>
          </table:table-cell>
        </table:table-row>
        <table:table-row>
          <table:table-cell office:value-type="string">
            <text:p>G1/S1/2409-95/TF</text:p>
          </table:table-cell>
          <table:table-cell/>
          <table:table-cell office:value-type="string">
            <text:p>CANARIA DE AYUDA PARA PERROS A.C.A.P.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3/1995</text:p>
          </table:table-cell>
          <table:table-cell office:value-type="string">
            <text:p>C/ LA X, Nº 11 - 2º DCHA. TRANSV. PLAZA WEYLER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445-95/TF</text:p>
          </table:table-cell>
          <table:table-cell/>
          <table:table-cell office:value-type="string">
            <text:p>AMIGOS DEL CABALLO DE LA ZONA NORTE</text:p>
          </table:table-cell>
          <table:table-cell office:value-type="string">
            <text:p>COMARC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4/1995</text:p>
          </table:table-cell>
          <table:table-cell office:value-type="string">
            <text:p>C/ LA OLIVA, 1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EGUESTE</text:p>
          </table:table-cell>
          <table:table-cell/>
          <table:table-cell office:value-type="string">
            <text:p>38280</text:p>
          </table:table-cell>
          <table:table-cell/>
          <table:table-cell/>
          <table:table-cell/>
        </table:table-row>
        <table:table-row>
          <table:table-cell office:value-type="string">
            <text:p>G1/S1/2484-95/TF</text:p>
          </table:table-cell>
          <table:table-cell/>
          <table:table-cell office:value-type="string">
            <text:p>COMISION DE DEFENSA DE LAS PLAYAS DE VALLESECO</text:p>
          </table:table-cell>
          <table:table-cell office:value-type="string">
            <text:p>LOC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3/08/1995</text:p>
          </table:table-cell>
          <table:table-cell office:value-type="string">
            <text:p>C/ JOSE BATAN, 20 - VALLESE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489-95/TF</text:p>
          </table:table-cell>
          <table:table-cell/>
          <table:table-cell office:value-type="string">
            <text:p>CLUB ORNITOLOGICO UCANCA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08/1995</text:p>
          </table:table-cell>
          <table:table-cell office:value-type="string">
            <text:p>C/. ICOD, 38 - SANTA CRUZ DE TENERIFE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502-95/TF</text:p>
          </table:table-cell>
          <table:table-cell/>
          <table:table-cell office:value-type="string">
            <text:p>VOLUNTARIADO CANARIO CONTRA EL FUEGO (VOLCAN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9/1995</text:p>
          </table:table-cell>
          <table:table-cell office:value-type="string">
            <text:p>AVDA. 3 DE MAYO, 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OS REALEJO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582-96/TF</text:p>
          </table:table-cell>
          <table:table-cell/>
          <table:table-cell office:value-type="string">
            <text:p>PARA DEFENSA DE LA PROMOCION INTERNA DE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1/12/1995</text:p>
          </table:table-cell>
          <table:table-cell office:value-type="string">
            <text:p>C/ JOSE RODRIGUEZ MOURE, 2 - 6º D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8</text:p>
          </table:table-cell>
          <table:table-cell/>
          <table:table-cell/>
          <table:table-cell/>
        </table:table-row>
        <table:table-row>
          <table:table-cell office:value-type="string">
            <text:p>G1/S1/2625-96/TF</text:p>
          </table:table-cell>
          <table:table-cell/>
          <table:table-cell office:value-type="string">
            <text:p>MOVIMIENTO ORNITOLOGICO HALCON TAGAROTE</text:p>
          </table:table-cell>
          <table:table-cell office:value-type="string">
            <text:p>LOC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2/1996</text:p>
          </table:table-cell>
          <table:table-cell office:value-type="string">
            <text:p>CAMINO NUEVO, 1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OS REALEJO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743-96/TF</text:p>
          </table:table-cell>
          <table:table-cell office:value-type="string">
            <text:p>G38431045</text:p>
          </table:table-cell>
          <table:table-cell office:value-type="string">
            <text:p>ASOCIACION PROTECTORA DE ANIMALES LA ROSALED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9/1996</text:p>
          </table:table-cell>
          <table:table-cell office:value-type="string">
            <text:p>LA ROSALEDA, CAMINO CARRASCO 13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616451515</text:p>
          </table:table-cell>
          <table:table-cell/>
          <table:table-cell office:value-type="string">
            <text:p>amorayna@auna.com</text:p>
          </table:table-cell>
        </table:table-row>
        <table:table-row>
          <table:table-cell office:value-type="string">
            <text:p>G1/S1/2770-96/TF</text:p>
          </table:table-cell>
          <table:table-cell/>
          <table:table-cell office:value-type="string">
            <text:p>GRUPO DE ADIESTRAMIENTO TEID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10/1996</text:p>
          </table:table-cell>
          <table:table-cell office:value-type="string">
            <text:p>BARRIO EL HURON, C/COROMOTO N 8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96</text:p>
          </table:table-cell>
          <table:table-cell office:value-type="string">
            <text:p>607622212</text:p>
          </table:table-cell>
          <table:table-cell/>
          <table:table-cell/>
        </table:table-row>
        <table:table-row>
          <table:table-cell office:value-type="string">
            <text:p>G1/S1/2773-96/TF</text:p>
          </table:table-cell>
          <table:table-cell/>
          <table:table-cell office:value-type="string">
            <text:p>ASOCIACIÓN PARTIDO DE GALLOS "LA ESPUELA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1/05/1996</text:p>
          </table:table-cell>
          <table:table-cell office:value-type="string">
            <text:p>C/ DOMINGO PISACA BURGADA, Nº 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/>
          <table:table-cell office:value-type="string">
            <text:p>600894483</text:p>
          </table:table-cell>
          <table:table-cell/>
          <table:table-cell/>
        </table:table-row>
        <table:table-row>
          <table:table-cell office:value-type="string">
            <text:p>G1/S1/2875-97/P</text:p>
          </table:table-cell>
          <table:table-cell/>
          <table:table-cell office:value-type="string">
            <text:p>INTER-FAMILI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3/1997</text:p>
          </table:table-cell>
          <table:table-cell office:value-type="string">
            <text:p>C/ ENRIQUE MEDEROS Nº 13, 2º I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LOS LLANOS DE ARIDAN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877-97/TF</text:p>
          </table:table-cell>
          <table:table-cell/>
          <table:table-cell office:value-type="string">
            <text:p>COLECTIVO CANARIO DE EDUCADORES HOGAR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2/1997</text:p>
          </table:table-cell>
          <table:table-cell office:value-type="string">
            <text:p>C/ SAN VICENTE Nº 16<text:s text:c="2"/>BARRIO DE S. MATIAS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108</text:p>
          </table:table-cell>
          <table:table-cell/>
          <table:table-cell/>
          <table:table-cell/>
        </table:table-row>
        <table:table-row>
          <table:table-cell office:value-type="string">
            <text:p>G1/S1/2911-97/TF</text:p>
          </table:table-cell>
          <table:table-cell/>
          <table:table-cell office:value-type="string">
            <text:p>COORDINADORA EN DEFENSA DE LA VEGA DE AGUERE, CODEV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4/04/1997</text:p>
          </table:table-cell>
          <table:table-cell office:value-type="string">
            <text:p>C/ BENCOMO Nº 25 PUERTA 10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1</text:p>
          </table:table-cell>
          <table:table-cell/>
          <table:table-cell/>
          <table:table-cell/>
        </table:table-row>
        <table:table-row>
          <table:table-cell office:value-type="string">
            <text:p>G1/S1/2948-97/TF</text:p>
          </table:table-cell>
          <table:table-cell/>
          <table:table-cell office:value-type="string">
            <text:p>ZOE PARA LA PROTECCION DE LA NATURALEZA Y LOS ANIMAL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6/1997</text:p>
          </table:table-cell>
          <table:table-cell office:value-type="string">
            <text:p>C/ FELIPE PEDRELL Nº 6, 1º D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2</text:p>
          </table:table-cell>
          <table:table-cell/>
          <table:table-cell/>
          <table:table-cell/>
        </table:table-row>
        <table:table-row>
          <table:table-cell office:value-type="string">
            <text:p>G1/S1/2962-97/TF</text:p>
          </table:table-cell>
          <table:table-cell/>
          <table:table-cell office:value-type="string">
            <text:p>DE DEFENSA SANITARIA DE CUNICULTURA DE LA ISLA DE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7/1997</text:p>
          </table:table-cell>
          <table:table-cell office:value-type="string">
            <text:p>C/ LOS PEDREGALES Nº 1<text:s text:c="2"/>GENET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96</text:p>
          </table:table-cell>
          <table:table-cell/>
          <table:table-cell/>
          <table:table-cell/>
        </table:table-row>
        <table:table-row>
          <table:table-cell office:value-type="string">
            <text:p>G1/S1/3006-97/TF</text:p>
          </table:table-cell>
          <table:table-cell/>
          <table:table-cell office:value-type="string">
            <text:p>AYUDA PARA ANIMALES CANARIOS A.A.C.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10/1997</text:p>
          </table:table-cell>
          <table:table-cell office:value-type="string">
            <text:p>URB. CASABLANCA CHALET Nº 17, E<text:s text:c="2"/>ARI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ICO</text:p>
          </table:table-cell>
          <table:table-cell/>
          <table:table-cell office:value-type="string">
            <text:p>38588</text:p>
          </table:table-cell>
          <table:table-cell/>
          <table:table-cell/>
          <table:table-cell/>
        </table:table-row>
        <table:table-row>
          <table:table-cell office:value-type="string">
            <text:p>G1/S1/3074-98/TF</text:p>
          </table:table-cell>
          <table:table-cell/>
          <table:table-cell office:value-type="string">
            <text:p>GRUPO DE ADIESTRAMIENTO JAGU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12/1997</text:p>
          </table:table-cell>
          <table:table-cell office:value-type="string">
            <text:p>POLIGONO INDUSTRIAL, BARRANCO DE JAGUA C/ QUECHE Nº 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20</text:p>
          </table:table-cell>
          <table:table-cell/>
          <table:table-cell/>
          <table:table-cell/>
        </table:table-row>
        <table:table-row>
          <table:table-cell office:value-type="string">
            <text:p>G1/S1/3196-98/TF</text:p>
          </table:table-cell>
          <table:table-cell/>
          <table:table-cell office:value-type="string">
            <text:p>PARA LA DEFENSA Y PROTECCION DE LOS ANIMALES .LUZ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7/1998</text:p>
          </table:table-cell>
          <table:table-cell office:value-type="string">
            <text:p>AVDA. LIBERTAD 69 18 VIV. 2ª FASE PT. 10 TA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ACORONTE</text:p>
          </table:table-cell>
          <table:table-cell/>
          <table:table-cell office:value-type="string">
            <text:p>38105</text:p>
          </table:table-cell>
          <table:table-cell/>
          <table:table-cell/>
          <table:table-cell/>
        </table:table-row>
        <table:table-row>
          <table:table-cell office:value-type="string">
            <text:p>G1/S1/4127-87/GC</text:p>
          </table:table-cell>
          <table:table-cell/>
          <table:table-cell office:value-type="string">
            <text:p>ORNITOLÓGICA "EL CAPIROTE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11/1986</text:p>
          </table:table-cell>
          <table:table-cell office:value-type="string">
            <text:p>C/ FRANCHY Y ROCA, Nº 11 B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4128-87/GC</text:p>
          </table:table-cell>
          <table:table-cell/>
          <table:table-cell office:value-type="string">
            <text:p>CLUB DE CANARICULTURA EL CANARIO ANCESTRAL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LUGAR BARRANQUILLO, Nº 3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LESECO</text:p>
          </table:table-cell>
          <table:table-cell/>
          <table:table-cell office:value-type="string">
            <text:p>35349</text:p>
          </table:table-cell>
          <table:table-cell/>
          <table:table-cell/>
          <table:table-cell/>
        </table:table-row>
        <table:table-row>
          <table:table-cell office:value-type="string">
            <text:p>G1/S1/4776-93/F</text:p>
          </table:table-cell>
          <table:table-cell/>
          <table:table-cell office:value-type="string">
            <text:p>CULTURAL ISLA DE LOBOS DEL PODENCO CANARIO DE FUERTEVENTU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<text:s/>C/ SECUNDINO ALONSO, Nº 14 - PABELLÓN OASIS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4803-93/GC</text:p>
          </table:table-cell>
          <table:table-cell/>
          <table:table-cell office:value-type="string">
            <text:p>APERCA GATOS PERSAS CANARIO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ESPADA, 14 - PASEO DE SAN JOSE- LAS PALMAS DE GRAN CANARI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5087-95/GC</text:p>
          </table:table-cell>
          <table:table-cell/>
          <table:table-cell office:value-type="string">
            <text:p>ALBERGUE DE BAÑADERO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RRETERA GRAL. DEL NORTE, Nº 8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00</text:p>
          </table:table-cell>
          <table:table-cell/>
          <table:table-cell/>
          <table:table-cell/>
        </table:table-row>
        <table:table-row>
          <table:table-cell office:value-type="string">
            <text:p>G1/S1/5337-96/F</text:p>
          </table:table-cell>
          <table:table-cell/>
          <table:table-cell office:value-type="string">
            <text:p>SOCIEDAD PROTECTORA DE ANIMALES Y PLANTAS OKAPI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POLÍGONO INDUSTRIAL DE RISCO PRIETO, PERRERA MUNICIPAL, S/N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5747-98/F</text:p>
          </table:table-cell>
          <table:table-cell/>
          <table:table-cell office:value-type="string">
            <text:p>COLECTIVO ECUESTRE MAJORERO CLUB HIPICO FUERTEVENTU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LOCAL TELE CLUB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5926-99/L</text:p>
          </table:table-cell>
          <table:table-cell/>
          <table:table-cell office:value-type="string">
            <text:p>AMIGOS DEL CABALLO *CALDERA HONDA*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GENERAL FRANCO, 53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SAN BARTOLOMÉ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6803-99/TF</text:p>
          </table:table-cell>
          <table:table-cell/>
          <table:table-cell office:value-type="string">
            <text:p>GALLISTICA PARTIDO NORT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11/1999</text:p>
          </table:table-cell>
          <table:table-cell office:value-type="string">
            <text:p>C/ SAN CLEMENTE Nº 16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ÚRSUL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6814-99/TF</text:p>
          </table:table-cell>
          <table:table-cell/>
          <table:table-cell office:value-type="string">
            <text:p>ORGONOMICA DE CANARIAS WILHELM REICH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3/1999</text:p>
          </table:table-cell>
          <table:table-cell office:value-type="string">
            <text:p>AVDA. TRINIDAD Nº 44, 3º D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6941-96/TF</text:p>
          </table:table-cell>
          <table:table-cell/>
          <table:table-cell office:value-type="string">
            <text:p>OMICRON-GRUPO DE APOYO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9/1996</text:p>
          </table:table-cell>
          <table:table-cell office:value-type="string">
            <text:p>C/ MURILLO, Nº 28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6955-00/TF</text:p>
          </table:table-cell>
          <table:table-cell/>
          <table:table-cell office:value-type="string">
            <text:p>DE AMIGOS DE LA PLAYA DE LAS TERESITAS ANAGA Y SU LITORAL. AAPTAL.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1/2000</text:p>
          </table:table-cell>
          <table:table-cell office:value-type="string">
            <text:p>C/ JUAN SILVESTRE, 23<text:s text:c="2"/>VALLESE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50</text:p>
          </table:table-cell>
          <table:table-cell/>
          <table:table-cell/>
          <table:table-cell/>
        </table:table-row>
        <table:table-row>
          <table:table-cell office:value-type="string">
            <text:p>G1/S1/6994-91/TF</text:p>
          </table:table-cell>
          <table:table-cell/>
          <table:table-cell office:value-type="string">
            <text:p>DE PADRES Y DEL PROPIO INVIDENTE CON OTRAS DEFICIENCIAS ASOCIADAS (ASINDE)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ENTRO DE SERVICIOS SOCIALES PLAZA LUIS GONZAGA. TA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108</text:p>
          </table:table-cell>
          <table:table-cell/>
          <table:table-cell/>
          <table:table-cell/>
        </table:table-row>
        <table:table-row>
          <table:table-cell office:value-type="string">
            <text:p>G1/S1/7156-99/TF</text:p>
          </table:table-cell>
          <table:table-cell/>
          <table:table-cell office:value-type="string">
            <text:p>AFECTADOS DEL CAMINO LA CAÑADA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2/1999</text:p>
          </table:table-cell>
          <table:table-cell office:value-type="string">
            <text:p>CTRA. DEL ESTE Nº 5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7209-00/GO</text:p>
          </table:table-cell>
          <table:table-cell/>
          <table:table-cell office:value-type="string">
            <text:p>INSULAR DE CRIADORES DE CABRA CANARIA EN LA GOME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4/04/2000</text:p>
          </table:table-cell>
          <table:table-cell office:value-type="string">
            <text:p>C/ LA PALOMERA Nº 3</text:p>
          </table:table-cell>
          <table:table-cell office:value-type="string">
            <text:p>Santa Cruz de Tenerife</text:p>
          </table:table-cell>
          <table:table-cell office:value-type="string">
            <text:p>LA GOMERA</text:p>
          </table:table-cell>
          <table:table-cell office:value-type="string">
            <text:p>SAN SEBASTIÁN DE LA GOMER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7237-00/TF</text:p>
          </table:table-cell>
          <table:table-cell/>
          <table:table-cell office:value-type="string">
            <text:p>O.T.A.M.A. ORGANIZACION TINERFEÑA DE AMIGOS DEL MANGA Y ANIM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5/2000</text:p>
          </table:table-cell>
          <table:table-cell office:value-type="string">
            <text:p>AVDA. PRIMO DE RIVERA<text:s text:c="2"/>URB. PARQUE LA VEGA Nº 20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3</text:p>
          </table:table-cell>
          <table:table-cell/>
          <table:table-cell/>
          <table:table-cell/>
        </table:table-row>
        <table:table-row>
          <table:table-cell office:value-type="string">
            <text:p>G1/S1/7273-00/H</text:p>
          </table:table-cell>
          <table:table-cell/>
          <table:table-cell office:value-type="string">
            <text:p>INSULAR DE CRIADORES DE LA CABRA CANARIA EN EL HIERR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5/2000</text:p>
          </table:table-cell>
          <table:table-cell office:value-type="string">
            <text:p>C/ EL POLIGONO EL MAJANO S/N</text:p>
          </table:table-cell>
          <table:table-cell office:value-type="string">
            <text:p>Santa Cruz de Tenerife</text:p>
          </table:table-cell>
          <table:table-cell office:value-type="string">
            <text:p>EL HIERRO</text:p>
          </table:table-cell>
          <table:table-cell office:value-type="string">
            <text:p>VALVER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7304-00/H</text:p>
          </table:table-cell>
          <table:table-cell/>
          <table:table-cell office:value-type="string">
            <text:p>LOS BURROS FELIC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04/2000</text:p>
          </table:table-cell>
          <table:table-cell office:value-type="string">
            <text:p>C/ PIEDRA BERMEJA Nº 3 PAGO DE GUARAZOCA</text:p>
          </table:table-cell>
          <table:table-cell office:value-type="string">
            <text:p>Santa Cruz de Tenerife</text:p>
          </table:table-cell>
          <table:table-cell office:value-type="string">
            <text:p>EL HIERRO</text:p>
          </table:table-cell>
          <table:table-cell office:value-type="string">
            <text:p>VALVER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7312-00/TF</text:p>
          </table:table-cell>
          <table:table-cell/>
          <table:table-cell office:value-type="string">
            <text:p>ASOCIACIÓN PRO ANIMAL DE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06/2000</text:p>
          </table:table-cell>
          <table:table-cell office:value-type="string">
            <text:p>URB. EL DRAGO, 1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 office:value-type="string">
            <text:p>38314</text:p>
          </table:table-cell>
          <table:table-cell office:value-type="string">
            <text:p>646223350</text:p>
          </table:table-cell>
          <table:table-cell/>
          <table:table-cell/>
        </table:table-row>
        <table:table-row>
          <table:table-cell office:value-type="string">
            <text:p>G1/S1/7461-00/P</text:p>
          </table:table-cell>
          <table:table-cell/>
          <table:table-cell office:value-type="string">
            <text:p>UNION DE GALLERAS NORTE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9/2000</text:p>
          </table:table-cell>
          <table:table-cell office:value-type="string">
            <text:p>C/ EL CALVARIO, 12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BARLOVENTO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7553-00/TF</text:p>
          </table:table-cell>
          <table:table-cell/>
          <table:table-cell office:value-type="string">
            <text:p>DE EMIGRANTES CANARIOS A.E.C.A.N.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6/2000</text:p>
          </table:table-cell>
          <table:table-cell office:value-type="string">
            <text:p>CTRA.GRAL. S/C- LA LAGUNA, 293 EDF, CRISTINA, 2º OFC. Nº 5 LA HIGUERIT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0</text:p>
          </table:table-cell>
          <table:table-cell office:value-type="string">
            <text:p>922.65.58.36</text:p>
          </table:table-cell>
          <table:table-cell/>
          <table:table-cell/>
        </table:table-row>
        <table:table-row>
          <table:table-cell office:value-type="string">
            <text:p>G1/S1/7669-01/TF</text:p>
          </table:table-cell>
          <table:table-cell office:value-type="string">
            <text:p>G38625679</text:p>
          </table:table-cell>
          <table:table-cell office:value-type="string">
            <text:p>ASOCIACIÓN PARA LA DEFENSA DE LOS ANIMALES ABANDONADOS (ADAA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LAS ROZAS. LA LADERA 1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 office:value-type="string">
            <text:p>922524393 / 649944832</text:p>
          </table:table-cell>
          <table:table-cell/>
          <table:table-cell/>
        </table:table-row>
        <table:table-row>
          <table:table-cell office:value-type="string">
            <text:p>G1/S1/7999-01/TF</text:p>
          </table:table-cell>
          <table:table-cell/>
          <table:table-cell office:value-type="string">
            <text:p>CANARIA EN AYUDA DE PERSONAS EN EXCLUSION SOCIAL ACAP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5/2001</text:p>
          </table:table-cell>
          <table:table-cell office:value-type="string">
            <text:p>C/ SAN ISIDRO, 5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108</text:p>
          </table:table-cell>
          <table:table-cell/>
          <table:table-cell/>
          <table:table-cell/>
        </table:table-row>
        <table:table-row>
          <table:table-cell office:value-type="string">
            <text:p>G1/S1/8056-99/TF</text:p>
          </table:table-cell>
          <table:table-cell/>
          <table:table-cell office:value-type="string">
            <text:p>ANIMANS, ASOC. PROTECTORA DE ANIMALES DE LA LAGUN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7/1999</text:p>
          </table:table-cell>
          <table:table-cell office:value-type="string">
            <text:p>JARDIN DEL SOL, Nº 86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ACORONTE</text:p>
          </table:table-cell>
          <table:table-cell/>
          <table:table-cell office:value-type="string">
            <text:p>38023</text:p>
          </table:table-cell>
          <table:table-cell office:value-type="string">
            <text:p>670687122</text:p>
          </table:table-cell>
          <table:table-cell/>
          <table:table-cell/>
        </table:table-row>
        <table:table-row>
          <table:table-cell office:value-type="string">
            <text:p>G1/S1/8155-00/P</text:p>
          </table:table-cell>
          <table:table-cell/>
          <table:table-cell office:value-type="string">
            <text:p>INSULAR DE CRIADORES DE LA CABRA CANARIA EN LA PALM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5/2000</text:p>
          </table:table-cell>
          <table:table-cell office:value-type="string">
            <text:p>C/ CAMINO DE LA ALDEA, 14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LOS LLANOS DE ARIDANE</text:p>
          </table:table-cell>
          <table:table-cell/>
          <table:table-cell office:value-type="string">
            <text:p>38760</text:p>
          </table:table-cell>
          <table:table-cell/>
          <table:table-cell/>
          <table:table-cell/>
        </table:table-row>
        <table:table-row>
          <table:table-cell office:value-type="string">
            <text:p>G1/S1/8183-01/P</text:p>
          </table:table-cell>
          <table:table-cell/>
          <table:table-cell office:value-type="string">
            <text:p>AFECTADOS NO ABUSO VALLE DE LA LUNA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4/05/2001</text:p>
          </table:table-cell>
          <table:table-cell office:value-type="string">
            <text:p>C/ MIGUEL HERNANDEZ, 23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BREÑA ALT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2/S1/143-01/GC</text:p>
          </table:table-cell>
          <table:table-cell/>
          <table:table-cell office:value-type="string">
            <text:p>FEDERACION NACIONAL DE CRIADORES DE LA CABRA CANARIA-FNCCC, DE TELDE</text:p>
          </table:table-cell>
          <table:table-cell office:value-type="string">
            <text:p>NACIONAL</text:p>
          </table:table-cell>
          <table:table-cell office:value-type="string">
            <text:p>Sección 1 - Asoc. Nacionales/Extranjera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CURA GORDILLO, 13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8466-02/GC</text:p>
          </table:table-cell>
          <table:table-cell/>
          <table:table-cell office:value-type="string">
            <text:p>EQUINA LA CULAT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LLANOS DE LA PEZ Y<text:s text:c="2"/>S/N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JEDA</text:p>
          </table:table-cell>
          <table:table-cell/>
          <table:table-cell office:value-type="string">
            <text:p>35360</text:p>
          </table:table-cell>
          <table:table-cell/>
          <table:table-cell/>
          <table:table-cell/>
        </table:table-row>
        <table:table-row>
          <table:table-cell office:value-type="string">
            <text:p>G1/S1/8511-02/GC</text:p>
          </table:table-cell>
          <table:table-cell/>
          <table:table-cell office:value-type="string">
            <text:p>CANSERVAN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MINO FUENTE MORALES, S/N (DRAGONAL BAJO)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8587-02/TF</text:p>
          </table:table-cell>
          <table:table-cell/>
          <table:table-cell office:value-type="string">
            <text:p>ASOCIACIÓN DE CRIADORES DEL PODENCO CANARIO ASPOCA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8/2001</text:p>
          </table:table-cell>
          <table:table-cell office:value-type="string">
            <text:p>C/ PETIAZUL,1 BAJO IZQUIERD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08</text:p>
          </table:table-cell>
          <table:table-cell office:value-type="string">
            <text:p>922615139</text:p>
          </table:table-cell>
          <table:table-cell/>
          <table:table-cell/>
        </table:table-row>
        <table:table-row>
          <table:table-cell office:value-type="string">
            <text:p>G1/S1/8610-02/TF</text:p>
          </table:table-cell>
          <table:table-cell/>
          <table:table-cell office:value-type="string">
            <text:p>ASOCIACION INFANTES CUBANO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9/2001</text:p>
          </table:table-cell>
          <table:table-cell office:value-type="string">
            <text:p>C/ DEL DURAZNO,5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ICOD DE LOS VINOS</text:p>
          </table:table-cell>
          <table:table-cell/>
          <table:table-cell office:value-type="string">
            <text:p>38430</text:p>
          </table:table-cell>
          <table:table-cell/>
          <table:table-cell/>
          <table:table-cell/>
        </table:table-row>
        <table:table-row>
          <table:table-cell office:value-type="string">
            <text:p>G1/S1/8715-02/TF</text:p>
          </table:table-cell>
          <table:table-cell/>
          <table:table-cell office:value-type="string">
            <text:p>ASOCIACION AGRUPACION DE DEFENSA SANITARIA DE CUNICULTORES DE LA COMUNIDAD AUTONOMA DE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VARIAS; SOBRE ANIMALES Y PLANTAS</text:p>
          </table:table-cell>
          <table:table-cell office:value-type="string">
            <text:p>25/03/2002</text:p>
          </table:table-cell>
          <table:table-cell office:value-type="string">
            <text:p>C/ EL CRISTO,53 2º B LAS TORRES - TA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108</text:p>
          </table:table-cell>
          <table:table-cell office:value-type="string">
            <text:p>922621780</text:p>
          </table:table-cell>
          <table:table-cell/>
          <table:table-cell/>
        </table:table-row>
        <table:table-row>
          <table:table-cell office:value-type="string">
            <text:p>G1/S1/8801-02/TF</text:p>
          </table:table-cell>
          <table:table-cell/>
          <table:table-cell office:value-type="string">
            <text:p>ASOCIACION COMITE DE EMPRESA HOTEL MARITIM</text:p>
          </table:table-cell>
          <table:table-cell office:value-type="string">
            <text:p>LOC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HOTEL MARITIM- CAMINO DEL BURGADO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OS REALEJOS</text:p>
          </table:table-cell>
          <table:table-cell/>
          <table:table-cell office:value-type="string">
            <text:p>38410</text:p>
          </table:table-cell>
          <table:table-cell/>
          <table:table-cell/>
          <table:table-cell/>
        </table:table-row>
        <table:table-row>
          <table:table-cell office:value-type="string">
            <text:p>G1/S1/9025-03/TF</text:p>
          </table:table-cell>
          <table:table-cell/>
          <table:table-cell office:value-type="string">
            <text:p>ASOCIACION CANIMA CANARIAS ANIMACION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12/2002</text:p>
          </table:table-cell>
          <table:table-cell office:value-type="string">
            <text:p>I.E.S. LOS GLADIOLOS- C/ HUARACHEROS S/N-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290</text:p>
          </table:table-cell>
          <table:table-cell office:value-type="string">
            <text:p>922250075</text:p>
          </table:table-cell>
          <table:table-cell/>
          <table:table-cell/>
        </table:table-row>
        <table:table-row>
          <table:table-cell office:value-type="string">
            <text:p>G1/S1/9230-85/GC</text:p>
          </table:table-cell>
          <table:table-cell/>
          <table:table-cell office:value-type="string">
            <text:p>SOCIEDAD PROTECTORA DE ANIMALES ANAHÍ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5/1985</text:p>
          </table:table-cell>
          <table:table-cell office:value-type="string">
            <text:p>CR. DE BARRANCO DE AYAGAURES, Nº 1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9342-03/GO</text:p>
          </table:table-cell>
          <table:table-cell office:value-type="string">
            <text:p>G38724035</text:p>
          </table:table-cell>
          <table:table-cell office:value-type="string">
            <text:p>ASOCIACION PRO ANIMAL GOME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02/2003</text:p>
          </table:table-cell>
          <table:table-cell office:value-type="string">
            <text:p>c/ Borbalán s/n apartado de correo n 219</text:p>
          </table:table-cell>
          <table:table-cell office:value-type="string">
            <text:p>Santa Cruz de Tenerife</text:p>
          </table:table-cell>
          <table:table-cell office:value-type="string">
            <text:p>LA GOMERA</text:p>
          </table:table-cell>
          <table:table-cell office:value-type="string">
            <text:p>VALLE GRAN REY</text:p>
          </table:table-cell>
          <table:table-cell/>
          <table:table-cell office:value-type="string">
            <text:p>38870</text:p>
          </table:table-cell>
          <table:table-cell office:value-type="string">
            <text:p>686486622 y<text:s text:c="2"/>662351745</text:p>
          </table:table-cell>
          <table:table-cell/>
          <table:table-cell office:value-type="string">
            <text:p>proanimalgomerra@gmail.com</text:p>
          </table:table-cell>
        </table:table-row>
        <table:table-row>
          <table:table-cell office:value-type="string">
            <text:p>G1/S1/9355-03/TF</text:p>
          </table:table-cell>
          <table:table-cell/>
          <table:table-cell office:value-type="string">
            <text:p>ASOCIACION AYUDA A LOS Y LAS NIÑAS DE COLOMB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3/2003</text:p>
          </table:table-cell>
          <table:table-cell office:value-type="string">
            <text:p>AVDA. OBISPO BENITEZ DE LUGO, 18- 1º D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 office:value-type="string">
            <text:p>38300</text:p>
          </table:table-cell>
          <table:table-cell/>
          <table:table-cell/>
          <table:table-cell/>
        </table:table-row>
        <table:table-row>
          <table:table-cell office:value-type="string">
            <text:p>G1/S1/9415-95/GC</text:p>
          </table:table-cell>
          <table:table-cell/>
          <table:table-cell office:value-type="string">
            <text:p>HOGAR DEL CACHORRO, DE AYUDA A LOS ANIMALES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PABLO PENAGUILAS, 36-1-DCHA.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9416-00/GC</text:p>
          </table:table-cell>
          <table:table-cell/>
          <table:table-cell office:value-type="string">
            <text:p>AUXILIO ANIMAL/TIERHIL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ARCHIPIÉLAGO CANARIO, Nº 47 - EL SALOBRE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019</text:p>
          </table:table-cell>
          <table:table-cell/>
          <table:table-cell/>
          <table:table-cell/>
        </table:table-row>
        <table:table-row>
          <table:table-cell office:value-type="string">
            <text:p>G1/S1/9469-03/P</text:p>
          </table:table-cell>
          <table:table-cell/>
          <table:table-cell office:value-type="string">
            <text:p>SOCIEDAD MICOLÓGICA DE LA PALM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4/2003</text:p>
          </table:table-cell>
          <table:table-cell office:value-type="string">
            <text:p>CALLE MAXIMILIANO PÉREZ, 13 - MUSEO CASA ROJA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VILLA DE MAZO</text:p>
          </table:table-cell>
          <table:table-cell/>
          <table:table-cell office:value-type="string">
            <text:p>38730</text:p>
          </table:table-cell>
          <table:table-cell office:value-type="string">
            <text:p>922437474</text:p>
          </table:table-cell>
          <table:table-cell/>
          <table:table-cell/>
        </table:table-row>
        <table:table-row>
          <table:table-cell office:value-type="string">
            <text:p>G1/S1/9490-03/TF</text:p>
          </table:table-cell>
          <table:table-cell/>
          <table:table-cell office:value-type="string">
            <text:p>ASOCIACION TINERFEÑA DE CETRERIA PELEGRINOIDES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3/2003</text:p>
          </table:table-cell>
          <table:table-cell office:value-type="string">
            <text:p>CAMINO LAS BRUJAS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/>
          <table:table-cell/>
          <table:table-cell/>
        </table:table-row>
        <table:table-row>
          <table:table-cell office:value-type="string">
            <text:p>G1/S1/9554-03/TF</text:p>
          </table:table-cell>
          <table:table-cell/>
          <table:table-cell office:value-type="string">
            <text:p>ASOCIACION INTERFAM (INTERVENCION INTEGRAL CON FAMILIAS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6/2003</text:p>
          </table:table-cell>
          <table:table-cell office:value-type="string">
            <text:p>C/ PEREZ REYES N º 4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ACORONTE</text:p>
          </table:table-cell>
          <table:table-cell/>
          <table:table-cell office:value-type="string">
            <text:p>38350</text:p>
          </table:table-cell>
          <table:table-cell office:value-type="string">
            <text:p>676228064</text:p>
          </table:table-cell>
          <table:table-cell/>
          <table:table-cell/>
        </table:table-row>
        <table:table-row>
          <table:table-cell office:value-type="string">
            <text:p>G1/S1/9601-81/TF</text:p>
          </table:table-cell>
          <table:table-cell office:value-type="string">
            <text:p>G38034401</text:p>
          </table:table-cell>
          <table:table-cell office:value-type="string">
            <text:p>PRO CASAS DE FAMILIA DE S/C DE TENERIFE (ACAFAM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JUAN DE MIRANDA Nº 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7</text:p>
          </table:table-cell>
          <table:table-cell office:value-type="string">
            <text:p>922252285/</text:p>
          </table:table-cell>
          <table:table-cell/>
          <table:table-cell/>
        </table:table-row>
        <table:table-row>
          <table:table-cell office:value-type="string">
            <text:p>G1/S1/9625-03/F</text:p>
          </table:table-cell>
          <table:table-cell/>
          <table:table-cell office:value-type="string">
            <text:p>KITZ'N KATZ,SOCIEDAD BENEFICA PARA GATO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6/2003</text:p>
          </table:table-cell>
          <table:table-cell office:value-type="string">
            <text:p>C/ CASILLAS DE MORALES, Nº 15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ANTIGUA</text:p>
          </table:table-cell>
          <table:table-cell/>
          <table:table-cell office:value-type="string">
            <text:p>35638</text:p>
          </table:table-cell>
          <table:table-cell/>
          <table:table-cell/>
          <table:table-cell/>
        </table:table-row>
        <table:table-row>
          <table:table-cell office:value-type="string">
            <text:p>G1/S1/9647-03/GC</text:p>
          </table:table-cell>
          <table:table-cell/>
          <table:table-cell office:value-type="string">
            <text:p>JARDIN DES HESPERID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7/2003</text:p>
          </table:table-cell>
          <table:table-cell office:value-type="string">
            <text:p>C/ LOS NAVARROS, Nº 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MOGÁN</text:p>
          </table:table-cell>
          <table:table-cell/>
          <table:table-cell office:value-type="string">
            <text:p>35140</text:p>
          </table:table-cell>
          <table:table-cell/>
          <table:table-cell/>
          <table:table-cell/>
        </table:table-row>
        <table:table-row>
          <table:table-cell office:value-type="string">
            <text:p>G1/S1/9728-02/GC</text:p>
          </table:table-cell>
          <table:table-cell/>
          <table:table-cell office:value-type="string">
            <text:p>AMIGOS DEL DRAGO ACAD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CIO-CULTURALES; SOBRE ANIMALES Y PLANTAS</text:p>
          </table:table-cell>
          <table:table-cell/>
          <table:table-cell office:value-type="string">
            <text:p>C/JOSE BARRERA SEGURA, 4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083-03/TF</text:p>
          </table:table-cell>
          <table:table-cell/>
          <table:table-cell office:value-type="string">
            <text:p>CANARICULTORES TAOR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9/2003</text:p>
          </table:table-cell>
          <table:table-cell office:value-type="string">
            <text:p>REGIDOR DE ANCHIETA Y ALARCON,2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 office:value-type="string">
            <text:p>38300</text:p>
          </table:table-cell>
          <table:table-cell office:value-type="string">
            <text:p>922321223</text:p>
          </table:table-cell>
          <table:table-cell/>
          <table:table-cell/>
        </table:table-row>
        <table:table-row>
          <table:table-cell office:value-type="string">
            <text:p>G1/S1/10145-88/L</text:p>
          </table:table-cell>
          <table:table-cell/>
          <table:table-cell office:value-type="string">
            <text:p>PROTECTORA DE ANIMALES Y PLANTAS "SARA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11/1988</text:p>
          </table:table-cell>
          <table:table-cell office:value-type="string">
            <text:p>CARRETERA DE TAHICHE, S/N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9</text:p>
          </table:table-cell>
          <table:table-cell office:value-type="string">
            <text:p>81-19-50</text:p>
          </table:table-cell>
          <table:table-cell/>
          <table:table-cell/>
        </table:table-row>
        <table:table-row>
          <table:table-cell office:value-type="string">
            <text:p>G1/S1/10153-95/GC</text:p>
          </table:table-cell>
          <table:table-cell/>
          <table:table-cell office:value-type="string">
            <text:p>SOCIEDAD MICOLOGICA DE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7/1995</text:p>
          </table:table-cell>
          <table:table-cell office:value-type="string">
            <text:p>C/ RAFAEL CABRERA, Nº 7-EDF. SAN BERNARDO, 1º- OFC. 1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 office:value-type="string">
            <text:p>38-34-18</text:p>
          </table:table-cell>
          <table:table-cell/>
          <table:table-cell/>
        </table:table-row>
        <table:table-row>
          <table:table-cell office:value-type="string">
            <text:p>G1/S1/10167-04/F</text:p>
          </table:table-cell>
          <table:table-cell/>
          <table:table-cell office:value-type="string">
            <text:p>PROTECTORA DE BURROS, EL PALMERAL DEL BURRIT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12/2003</text:p>
          </table:table-cell>
          <table:table-cell office:value-type="string">
            <text:p>PLAZA SANTA MARIA, ESQ. C/JUAN DE BETHENCOURT (CASA SANTA MARIA)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BETANCURI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271-99/GC</text:p>
          </table:table-cell>
          <table:table-cell/>
          <table:table-cell office:value-type="string">
            <text:p>GRUPO DE TRABAJO EL VALCAN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MALAGA, 40-3º-D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346-86/TF</text:p>
          </table:table-cell>
          <table:table-cell office:value-type="string">
            <text:p>G38257309</text:p>
          </table:table-cell>
          <table:table-cell office:value-type="string">
            <text:p>CANARICULTORES PINZON DEL TEID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11/1986</text:p>
          </table:table-cell>
          <table:table-cell office:value-type="string">
            <text:p>C/ POETA ZEROLO Nº 28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6</text:p>
          </table:table-cell>
          <table:table-cell office:value-type="string">
            <text:p>922240641</text:p>
          </table:table-cell>
          <table:table-cell/>
          <table:table-cell office:value-type="string">
            <text:p>canaricultorespinzondelteide@gmail.com</text:p>
          </table:table-cell>
        </table:table-row>
        <table:table-row>
          <table:table-cell office:value-type="string">
            <text:p>G1/S1/10430-89/L</text:p>
          </table:table-cell>
          <table:table-cell/>
          <table:table-cell office:value-type="string">
            <text:p>EL RUBICON, ORNITOLOGICA NATURALISTA CLUB DE CANARICULTUR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2/1989</text:p>
          </table:table-cell>
          <table:table-cell office:value-type="string">
            <text:p>C/ LA FERMINA, Nº 18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10522-98/L</text:p>
          </table:table-cell>
          <table:table-cell/>
          <table:table-cell office:value-type="string">
            <text:p>CLUB LANZAROTEÑO DEL PRESA CANARI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10/1998</text:p>
          </table:table-cell>
          <table:table-cell office:value-type="string">
            <text:p>C/ RUBICON, Nº 35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SAN BARTOLOMÉ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537-04/P</text:p>
          </table:table-cell>
          <table:table-cell/>
          <table:table-cell office:value-type="string">
            <text:p>ASOCIACIÓN PARA LA PROTECCIÓN Y DEFENSA DE LOS DERECHOS DE LOS ANIMALES DE GARAFI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4/2004</text:p>
          </table:table-cell>
          <table:table-cell office:value-type="string">
            <text:p>C/ LLANO NEGRO, 33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GARAFÍA</text:p>
          </table:table-cell>
          <table:table-cell/>
          <table:table-cell office:value-type="string">
            <text:p>38787</text:p>
          </table:table-cell>
          <table:table-cell office:value-type="string">
            <text:p>922400333</text:p>
          </table:table-cell>
          <table:table-cell/>
          <table:table-cell/>
        </table:table-row>
        <table:table-row>
          <table:table-cell office:value-type="string">
            <text:p>G1/S1/10743-02/L</text:p>
          </table:table-cell>
          <table:table-cell/>
          <table:table-cell office:value-type="string">
            <text:p>ORNITOLÓGICA, CULTURAL E IDEOLÓGICA TIMBRADO PUENTE DE LAS BOLAS (AOCDTPB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1/2002</text:p>
          </table:table-cell>
          <table:table-cell office:value-type="string">
            <text:p>C/ BOLIVIA, Nº 1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10755-79/GC</text:p>
          </table:table-cell>
          <table:table-cell/>
          <table:table-cell office:value-type="string">
            <text:p>SOCIEDAD "CANINA", DE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9/1978</text:p>
          </table:table-cell>
          <table:table-cell office:value-type="string">
            <text:p>BARCELONA, 10 - LAS PALMAS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 office:value-type="string">
            <text:p>23-39-85</text:p>
          </table:table-cell>
          <table:table-cell/>
          <table:table-cell/>
        </table:table-row>
        <table:table-row>
          <table:table-cell office:value-type="string">
            <text:p>G2/S1/200-83/TF</text:p>
          </table:table-cell>
          <table:table-cell/>
          <table:table-cell office:value-type="string">
            <text:p>CLUB ESPAÑOL DEL PRESA CANARIO</text:p>
          </table:table-cell>
          <table:table-cell office:value-type="string">
            <text:p>NACIONAL</text:p>
          </table:table-cell>
          <table:table-cell office:value-type="string">
            <text:p>Sección 1 - Asoc. Nacionales/Extranjera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RRET. MESA MOTA, 17 - APATDO. CORREOS, 119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795-04/TF</text:p>
          </table:table-cell>
          <table:table-cell/>
          <table:table-cell office:value-type="string">
            <text:p>ASOCIACIÓN AMIGOS DEL PODENCO DEL SUR<text:s text:c="2"/>"PODENSUR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6/2004</text:p>
          </table:table-cell>
          <table:table-cell office:value-type="string">
            <text:p>LA ASOMADA ALTA, Nº 15. SAN MIGUEL DE ABON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MIGUEL</text:p>
          </table:table-cell>
          <table:table-cell/>
          <table:table-cell office:value-type="string">
            <text:p>38620</text:p>
          </table:table-cell>
          <table:table-cell office:value-type="string">
            <text:p>922 25 51 75</text:p>
          </table:table-cell>
          <table:table-cell/>
          <table:table-cell/>
        </table:table-row>
        <table:table-row>
          <table:table-cell office:value-type="string">
            <text:p>G1/S1/10818-99/GC</text:p>
          </table:table-cell>
          <table:table-cell/>
          <table:table-cell office:value-type="string">
            <text:p>CANARIA DE BONSAI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11/1998</text:p>
          </table:table-cell>
          <table:table-cell office:value-type="string">
            <text:p>PASEO SAN JOSE, 5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5</text:p>
          </table:table-cell>
          <table:table-cell/>
          <table:table-cell/>
          <table:table-cell/>
        </table:table-row>
        <table:table-row>
          <table:table-cell office:value-type="string">
            <text:p>G1/S1/10861-04/GC</text:p>
          </table:table-cell>
          <table:table-cell/>
          <table:table-cell office:value-type="string">
            <text:p>CANARIA DE SIMPATIZANTES Y CRIADORES DE CABALLOS, SICCAB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; DE PROFESIONALES</text:p>
          </table:table-cell>
          <table:table-cell office:value-type="string">
            <text:p>10/10/2003</text:p>
          </table:table-cell>
          <table:table-cell office:value-type="string">
            <text:p>BARRANCO DE TIRAJANA (HIPODROMO DE GRAN CANARIA)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0865-77/TF</text:p>
          </table:table-cell>
          <table:table-cell/>
          <table:table-cell office:value-type="string">
            <text:p>AGRUPACION ORNITOLOGICA TINERFEÑ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2/1977</text:p>
          </table:table-cell>
          <table:table-cell office:value-type="string">
            <text:p>LA HORNERA - PROMOCION 18 VIVIENDAS - LOCALES 3 Y 4 (C/ FEBLES CAMPOS Nº 26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320</text:p>
          </table:table-cell>
          <table:table-cell office:value-type="string">
            <text:p>922641263</text:p>
          </table:table-cell>
          <table:table-cell/>
          <table:table-cell/>
        </table:table-row>
        <table:table-row>
          <table:table-cell office:value-type="string">
            <text:p>G1/S1/11038-90/GC</text:p>
          </table:table-cell>
          <table:table-cell/>
          <table:table-cell office:value-type="string">
            <text:p>AMIGOS DE LOS CANARIOS, ORNITOLOGIC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10/1990</text:p>
          </table:table-cell>
          <table:table-cell office:value-type="string">
            <text:p>C/LAS ARENILLAS, 62-BIS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BRÍGIDA</text:p>
          </table:table-cell>
          <table:table-cell/>
          <table:table-cell office:value-type="string">
            <text:p>35300</text:p>
          </table:table-cell>
          <table:table-cell/>
          <table:table-cell/>
          <table:table-cell/>
        </table:table-row>
        <table:table-row>
          <table:table-cell office:value-type="string">
            <text:p>G1/S1/11232-05/F</text:p>
          </table:table-cell>
          <table:table-cell/>
          <table:table-cell office:value-type="string">
            <text:p>AMIGOS DE LA CINEGETICA Y ESPECIES PROTEGID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11/2004</text:p>
          </table:table-cell>
          <table:table-cell office:value-type="string">
            <text:p>C/LA CORTE, 84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ANTIGU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2/S1/214-83/GC</text:p>
          </table:table-cell>
          <table:table-cell/>
          <table:table-cell office:value-type="string">
            <text:p>CLUB ESPAÑOL DEL PODENCO CANARIO</text:p>
          </table:table-cell>
          <table:table-cell office:value-type="string">
            <text:p>NACIONAL</text:p>
          </table:table-cell>
          <table:table-cell office:value-type="string">
            <text:p>Sección 1 - Asoc. Nacionales/Extranjera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JUAN CARLOS I, Nº 10 - 2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SEQUILLO</text:p>
          </table:table-cell>
          <table:table-cell/>
          <table:table-cell office:value-type="string">
            <text:p>35217</text:p>
          </table:table-cell>
          <table:table-cell/>
          <table:table-cell/>
          <table:table-cell/>
        </table:table-row>
        <table:table-row>
          <table:table-cell office:value-type="string">
            <text:p>G1/S1/11357-05/GC</text:p>
          </table:table-cell>
          <table:table-cell/>
          <table:table-cell office:value-type="string">
            <text:p>4 PATAS NEW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12/2004</text:p>
          </table:table-cell>
          <table:table-cell office:value-type="string">
            <text:p>C/ ISLA DE BORNEO, Nº 3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11379-92/TF</text:p>
          </table:table-cell>
          <table:table-cell office:value-type="string">
            <text:p>G38310553</text:p>
          </table:table-cell>
          <table:table-cell office:value-type="string">
            <text:p>ASOCIACIÓN “ANTAD – ADICCIONES”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05/1992</text:p>
          </table:table-cell>
          <table:table-cell office:value-type="string">
            <text:p>C/ AGUSTIN DE BETHENCOURT, 1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922385557</text:p>
          </table:table-cell>
          <table:table-cell/>
          <table:table-cell office:value-type="string">
            <text:p>administracion@antad.es</text:p>
          </table:table-cell>
        </table:table-row>
        <table:table-row>
          <table:table-cell office:value-type="string">
            <text:p>G1/S1/11449-95/GC</text:p>
          </table:table-cell>
          <table:table-cell/>
          <table:table-cell office:value-type="string">
            <text:p>ORNITOLOGICA GALDAR-NOROEST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05/1995</text:p>
          </table:table-cell>
          <table:table-cell office:value-type="string">
            <text:p>C/PRINCESA GUAYARMINA, 16 - APTDO. CORREOS 4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GALDAR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1506-05/GC</text:p>
          </table:table-cell>
          <table:table-cell/>
          <table:table-cell office:value-type="string">
            <text:p>GRUPO DE OBEDIENCIA DEL PERRO DE COBR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3/2005</text:p>
          </table:table-cell>
          <table:table-cell office:value-type="string">
            <text:p>LAS PAVONAS, S/N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ÜIMES</text:p>
          </table:table-cell>
          <table:table-cell/>
          <table:table-cell office:value-type="string">
            <text:p>35260</text:p>
          </table:table-cell>
          <table:table-cell/>
          <table:table-cell/>
          <table:table-cell/>
        </table:table-row>
        <table:table-row>
          <table:table-cell office:value-type="string">
            <text:p>G1/S1/11662-00/GC</text:p>
          </table:table-cell>
          <table:table-cell/>
          <table:table-cell office:value-type="string">
            <text:p>GRUPO DE TRABAJO SAIRANAC-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2/2000</text:p>
          </table:table-cell>
          <table:table-cell office:value-type="string">
            <text:p>C/PIO BAROJA, 10 (PLAYA DEL HOMBRE)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14</text:p>
          </table:table-cell>
          <table:table-cell/>
          <table:table-cell/>
          <table:table-cell/>
        </table:table-row>
        <table:table-row>
          <table:table-cell office:value-type="string">
            <text:p>G1/S1/11691-00/F</text:p>
          </table:table-cell>
          <table:table-cell/>
          <table:table-cell office:value-type="string">
            <text:p>SOO... GRUPO PARA LA CONSERVACION Y FOMENTO DEL BURRO MAJORER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02/2000</text:p>
          </table:table-cell>
          <table:table-cell office:value-type="string">
            <text:p>C/ LAS BETANCORAS, Nº 13, TISCAMANITA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TUINEJE</text:p>
          </table:table-cell>
          <table:table-cell/>
          <table:table-cell office:value-type="string">
            <text:p>35638</text:p>
          </table:table-cell>
          <table:table-cell/>
          <table:table-cell/>
          <table:table-cell/>
        </table:table-row>
        <table:table-row>
          <table:table-cell office:value-type="string">
            <text:p>G1/S1/11695-98/F</text:p>
          </table:table-cell>
          <table:table-cell/>
          <table:table-cell office:value-type="string">
            <text:p>SOCIEDAD PROTECTORA DE ANIMALES Y PLANTAS SAN ANTO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4/09/1997</text:p>
          </table:table-cell>
          <table:table-cell office:value-type="string">
            <text:p>VALLECHICO, FINCA DE LAS ACACIAS - VALLEBRÓN - LA OLIVA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1786-05/GC</text:p>
          </table:table-cell>
          <table:table-cell/>
          <table:table-cell office:value-type="string">
            <text:p>CLUB DEL LABRADOR Y GOLDEN RETRIEVER DE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3/2005</text:p>
          </table:table-cell>
          <table:table-cell office:value-type="string">
            <text:p>C/ ALEJANDRO HIDALGO, 3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ÜIMES</text:p>
          </table:table-cell>
          <table:table-cell/>
          <table:table-cell office:value-type="string">
            <text:p>35260</text:p>
          </table:table-cell>
          <table:table-cell office:value-type="string">
            <text:p>659640613</text:p>
          </table:table-cell>
          <table:table-cell/>
          <table:table-cell/>
        </table:table-row>
        <table:table-row>
          <table:table-cell office:value-type="string">
            <text:p>G1/S2/136-05/GC</text:p>
          </table:table-cell>
          <table:table-cell/>
          <table:table-cell office:value-type="string">
            <text:p>FEDERACION GALLISTICA CANARIA</text:p>
          </table:table-cell>
          <table:table-cell office:value-type="string">
            <text:p>AUTONÓMICO</text:p>
          </table:table-cell>
          <table:table-cell office:value-type="string">
            <text:p>Sección 2 - Federaciones</text:p>
          </table:table-cell>
          <table:table-cell office:value-type="string">
            <text:p>SOBRE ANIMALES Y PLANTAS</text:p>
          </table:table-cell>
          <table:table-cell office:value-type="string">
            <text:p>09/10/2004</text:p>
          </table:table-cell>
          <table:table-cell office:value-type="string">
            <text:p>C/ ISLA DE FUERTEVENTURA, Nº 25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SEQUILLO</text:p>
          </table:table-cell>
          <table:table-cell/>
          <table:table-cell office:value-type="string">
            <text:p>35217</text:p>
          </table:table-cell>
          <table:table-cell/>
          <table:table-cell/>
          <table:table-cell/>
        </table:table-row>
        <table:table-row>
          <table:table-cell office:value-type="string">
            <text:p>G1/S1/11984-91/TF</text:p>
          </table:table-cell>
          <table:table-cell office:value-type="string">
            <text:p>G38343471</text:p>
          </table:table-cell>
          <table:table-cell office:value-type="string">
            <text:p>PRO ANIMALES DE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7/1991</text:p>
          </table:table-cell>
          <table:table-cell office:value-type="string">
            <text:p>C/ AGUSTÍN DE BETHENCOURT,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922375020</text:p>
          </table:table-cell>
          <table:table-cell/>
          <table:table-cell/>
        </table:table-row>
        <table:table-row>
          <table:table-cell office:value-type="string">
            <text:p>G1/S1/12223-76/TF</text:p>
          </table:table-cell>
          <table:table-cell office:value-type="string">
            <text:p>G38266250</text:p>
          </table:table-cell>
          <table:table-cell office:value-type="string">
            <text:p>ASOCIACIÓN REFUGIO INTERNACIONAL PARA ANIMAL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BENCOMO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922372431</text:p>
          </table:table-cell>
          <table:table-cell office:value-type="string">
            <text:p>refugioanimales@lycos.es</text:p>
          </table:table-cell>
          <table:table-cell office:value-type="string">
            <text:p>INFO@QUINTEROASESORES.ES</text:p>
          </table:table-cell>
        </table:table-row>
        <table:table-row>
          <table:table-cell office:value-type="string">
            <text:p>G1/S1/12271-05/GC</text:p>
          </table:table-cell>
          <table:table-cell/>
          <table:table-cell office:value-type="string">
            <text:p>CANARIA DE AGILITY Y EDUCACION CANINA (ACAEC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07/2005</text:p>
          </table:table-cell>
          <table:table-cell office:value-type="string">
            <text:p>C/ VENEZUELA, Nº 41 EL TABLERO DE MASPALOMAS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12324-99/TF</text:p>
          </table:table-cell>
          <table:table-cell office:value-type="string">
            <text:p>G38540209</text:p>
          </table:table-cell>
          <table:table-cell office:value-type="string">
            <text:p>ASOCIACION SAN FRANCISCO DE LOS ANIMALES - TENERIFE SUR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2/1999</text:p>
          </table:table-cell>
          <table:table-cell office:value-type="string">
            <text:p>AVDA. DEL PALM-MAR, 26 - RESIDENCIA MOCÁN DEL PALM-MAR, BLOQUE 1, APTO. 65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MIGUEL</text:p>
          </table:table-cell>
          <table:table-cell/>
          <table:table-cell office:value-type="string">
            <text:p>38620</text:p>
          </table:table-cell>
          <table:table-cell office:value-type="string">
            <text:p>922 79 44 19</text:p>
          </table:table-cell>
          <table:table-cell/>
          <table:table-cell/>
        </table:table-row>
        <table:table-row>
          <table:table-cell office:value-type="string">
            <text:p>G1/S1/12365-00/TF</text:p>
          </table:table-cell>
          <table:table-cell office:value-type="string">
            <text:p>G38590105</text:p>
          </table:table-cell>
          <table:table-cell office:value-type="string">
            <text:p>ASOCIACIÓN PARA LA DEFENSA DE LOS DERECHOS DE LOS ANIMALES Y LA NATURALEZA EN CANDELARIA<text:s text:c="2"/>ADDANC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MINO LA PUNTA 46- A.<text:s text:c="2"/>ARAY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CANDELARIA</text:p>
          </table:table-cell>
          <table:table-cell/>
          <table:table-cell office:value-type="string">
            <text:p>38540</text:p>
          </table:table-cell>
          <table:table-cell office:value-type="string">
            <text:p>670813763</text:p>
          </table:table-cell>
          <table:table-cell office:value-type="string">
            <text:p>WWW.GALEON.COM/ADDANCA</text:p>
          </table:table-cell>
          <table:table-cell office:value-type="string">
            <text:p>ADDANCA@CANARIAS.ORG</text:p>
          </table:table-cell>
        </table:table-row>
        <table:table-row>
          <table:table-cell office:value-type="string">
            <text:p>G1/S1/12496-05/TF</text:p>
          </table:table-cell>
          <table:table-cell/>
          <table:table-cell office:value-type="string">
            <text:p>ASOCIACION DINGO`S DOG AND CAT SANTUARY AND BOARDING HOM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9/2004</text:p>
          </table:table-cell>
          <table:table-cell office:value-type="string">
            <text:p>C/FINCA HOYA LAS PIEDRAS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UÍA DE ISORA</text:p>
          </table:table-cell>
          <table:table-cell/>
          <table:table-cell office:value-type="string">
            <text:p>38687</text:p>
          </table:table-cell>
          <table:table-cell office:value-type="string">
            <text:p>609433396</text:p>
          </table:table-cell>
          <table:table-cell/>
          <table:table-cell/>
        </table:table-row>
        <table:table-row>
          <table:table-cell office:value-type="string">
            <text:p>G1/S1/12642-05/TF</text:p>
          </table:table-cell>
          <table:table-cell/>
          <table:table-cell office:value-type="string">
            <text:p>FIDO ASOCIACION DE PROPIETARIO DE MASCOT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9/2004</text:p>
          </table:table-cell>
          <table:table-cell office:value-type="string">
            <text:p>CASA DE LA CULTURA DEL FRAILE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40</text:p>
          </table:table-cell>
          <table:table-cell office:value-type="string">
            <text:p>609433396</text:p>
          </table:table-cell>
          <table:table-cell/>
          <table:table-cell/>
        </table:table-row>
        <table:table-row>
          <table:table-cell office:value-type="string">
            <text:p>G1/S1/12683-78/GC</text:p>
          </table:table-cell>
          <table:table-cell/>
          <table:table-cell office:value-type="string">
            <text:p>ORNITOLOGICA, DE LAS PALM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12/1977</text:p>
          </table:table-cell>
          <table:table-cell office:value-type="string">
            <text:p>PLAZA DE LA LIBERTAD, 8 - LAS PALMAS DE G.C.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12747-90/TF</text:p>
          </table:table-cell>
          <table:table-cell office:value-type="string">
            <text:p>G38235701</text:p>
          </table:table-cell>
          <table:table-cell office:value-type="string">
            <text:p>SOCIEDAD CANINA DE TENERIF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. CASTILLO Nº 41, OFICINA 219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3</text:p>
          </table:table-cell>
          <table:table-cell office:value-type="string">
            <text:p>922288435</text:p>
          </table:table-cell>
          <table:table-cell/>
          <table:table-cell/>
        </table:table-row>
        <table:table-row>
          <table:table-cell office:value-type="string">
            <text:p>G1/S1/12923-00/TF</text:p>
          </table:table-cell>
          <table:table-cell/>
          <table:table-cell office:value-type="string">
            <text:p>PROTECTORA DE ANIMALES NOROESTE DE TENERIFE A.P.A.N.O.T.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09/2000</text:p>
          </table:table-cell>
          <table:table-cell office:value-type="string">
            <text:p>PINO VALOIS, 2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ICOD DE LOS VINOS</text:p>
          </table:table-cell>
          <table:table-cell/>
          <table:table-cell office:value-type="string">
            <text:p>38434</text:p>
          </table:table-cell>
          <table:table-cell/>
          <table:table-cell/>
          <table:table-cell/>
        </table:table-row>
        <table:table-row>
          <table:table-cell office:value-type="string">
            <text:p>G1/S2/168-99/TF</text:p>
          </table:table-cell>
          <table:table-cell/>
          <table:table-cell office:value-type="string">
            <text:p>FEDERACIÓN CANARIA DE ASOCIACIONES PROTECTORAS DE ANIMALES Y PLANTAS, (FECAPAP)</text:p>
          </table:table-cell>
          <table:table-cell office:value-type="string">
            <text:p>AUTONÓMICO</text:p>
          </table:table-cell>
          <table:table-cell office:value-type="string">
            <text:p>Sección 2 - Federaciones</text:p>
          </table:table-cell>
          <table:table-cell office:value-type="string">
            <text:p>SOBRE ANIMALES Y PLANTAS</text:p>
          </table:table-cell>
          <table:table-cell office:value-type="string">
            <text:p>01/07/1999</text:p>
          </table:table-cell>
          <table:table-cell office:value-type="string">
            <text:p>c/ Pío Baroja, 4-5º C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7</text:p>
          </table:table-cell>
          <table:table-cell office:value-type="string">
            <text:p>619130658</text:p>
          </table:table-cell>
          <table:table-cell/>
          <table:table-cell office:value-type="string">
            <text:p>fecapap@gmail.com</text:p>
          </table:table-cell>
        </table:table-row>
        <table:table-row>
          <table:table-cell office:value-type="string">
            <text:p>G1/S1/12973-01/TF</text:p>
          </table:table-cell>
          <table:table-cell office:value-type="string">
            <text:p>G38629127</text:p>
          </table:table-cell>
          <table:table-cell office:value-type="string">
            <text:p>SIRIU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SAN LUIS, 3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1</text:p>
          </table:table-cell>
          <table:table-cell office:value-type="string">
            <text:p>649364883</text:p>
          </table:table-cell>
          <table:table-cell/>
          <table:table-cell/>
        </table:table-row>
        <table:table-row>
          <table:table-cell office:value-type="string">
            <text:p>G1/S1/12976-98/TF</text:p>
          </table:table-cell>
          <table:table-cell/>
          <table:table-cell office:value-type="string">
            <text:p>PARA LA DEFENSA DE LOS ANIMALES (A.N.D.A. CANARIAS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1/1998</text:p>
          </table:table-cell>
          <table:table-cell office:value-type="string">
            <text:p>CENTRO DE VOLUNTARIADO DEL CABILDO DE TENERIFE C/ JUAN RUMEU GARCÍA, 28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8</text:p>
          </table:table-cell>
          <table:table-cell office:value-type="string">
            <text:p>922687143</text:p>
          </table:table-cell>
          <table:table-cell/>
          <table:table-cell/>
        </table:table-row>
        <table:table-row>
          <table:table-cell office:value-type="string">
            <text:p>G1/S1/12985-00/P</text:p>
          </table:table-cell>
          <table:table-cell/>
          <table:table-cell office:value-type="string">
            <text:p>DE APICULTORES BENAHORITAS (ASABE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1/2000</text:p>
          </table:table-cell>
          <table:table-cell office:value-type="string">
            <text:p>BELLIDO ALTO, S/N AGUATAVAR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TIJARAFE</text:p>
          </table:table-cell>
          <table:table-cell/>
          <table:table-cell office:value-type="string">
            <text:p>38780</text:p>
          </table:table-cell>
          <table:table-cell/>
          <table:table-cell/>
          <table:table-cell/>
        </table:table-row>
        <table:table-row>
          <table:table-cell office:value-type="string">
            <text:p>G1/S1/12995-95/TF</text:p>
          </table:table-cell>
          <table:table-cell/>
          <table:table-cell office:value-type="string">
            <text:p>AMIGOS DE LOS ANIMALES LOS GIGANT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11/1994</text:p>
          </table:table-cell>
          <table:table-cell office:value-type="string">
            <text:p>URB. BARLOVENTO, 7, AVDA. MARÍTIMA, PUERTO SANTIAG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IAGO DEL TEI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3033-98/TF</text:p>
          </table:table-cell>
          <table:table-cell/>
          <table:table-cell office:value-type="string">
            <text:p>AMIGOS DE LOS ANIMALES DE ARICO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2/1998</text:p>
          </table:table-cell>
          <table:table-cell office:value-type="string">
            <text:p>IMOSES, 2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ICO</text:p>
          </table:table-cell>
          <table:table-cell/>
          <table:table-cell office:value-type="string">
            <text:p>38589</text:p>
          </table:table-cell>
          <table:table-cell office:value-type="string">
            <text:p>922 161259 639070898</text:p>
          </table:table-cell>
          <table:table-cell/>
          <table:table-cell office:value-type="string">
            <text:p>tierschutz_teneriffa@gmx.de</text:p>
          </table:table-cell>
        </table:table-row>
        <table:table-row>
          <table:table-cell office:value-type="string">
            <text:p>G1/S1/13671-06/TF</text:p>
          </table:table-cell>
          <table:table-cell/>
          <table:table-cell office:value-type="string">
            <text:p>ASOCIACIÓN CLUB FELINO 7 ISLAS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3/2005</text:p>
          </table:table-cell>
          <table:table-cell office:value-type="string">
            <text:p>CTRA. GRAL. DEL SUR. KM. 22,500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CANDELARIA</text:p>
          </table:table-cell>
          <table:table-cell/>
          <table:table-cell office:value-type="string">
            <text:p>38530</text:p>
          </table:table-cell>
          <table:table-cell office:value-type="string">
            <text:p>922 363125</text:p>
          </table:table-cell>
          <table:table-cell/>
          <table:table-cell/>
        </table:table-row>
        <table:table-row>
          <table:table-cell office:value-type="string">
            <text:p>G1/S1/13720-06/TF</text:p>
          </table:table-cell>
          <table:table-cell/>
          <table:table-cell office:value-type="string">
            <text:p>A.C.Y.P.C.I.C. ASOCIACIÓN DE CRIADORES Y PROPIETARIOS DE CABALLOS DE LAS ISLAS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3/2005</text:p>
          </table:table-cell>
          <table:table-cell office:value-type="string">
            <text:p>CTRA. GRAL. DEL NORTE, Nº 60 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6</text:p>
          </table:table-cell>
          <table:table-cell office:value-type="string">
            <text:p>922 264402</text:p>
          </table:table-cell>
          <table:table-cell/>
          <table:table-cell/>
        </table:table-row>
        <table:table-row>
          <table:table-cell office:value-type="string">
            <text:p>G1/S1/13750-06/TF</text:p>
          </table:table-cell>
          <table:table-cell/>
          <table:table-cell office:value-type="string">
            <text:p>ASOCIACIÓN GALLÍSTICA PALENQU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11/2005</text:p>
          </table:table-cell>
          <table:table-cell office:value-type="string">
            <text:p>C/FRANCO DE MEDINA N 10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320</text:p>
          </table:table-cell>
          <table:table-cell/>
          <table:table-cell/>
          <table:table-cell/>
        </table:table-row>
        <table:table-row>
          <table:table-cell office:value-type="string">
            <text:p>G1/S1/13751-06/H</text:p>
          </table:table-cell>
          <table:table-cell/>
          <table:table-cell office:value-type="string">
            <text:p>ASOCIACIÓN "GALLERA FRONTERA Y SAN ANDRÉS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7/2005</text:p>
          </table:table-cell>
          <table:table-cell office:value-type="string">
            <text:p>C/ JARERA, 7 - SAN ANDRÉS</text:p>
          </table:table-cell>
          <table:table-cell office:value-type="string">
            <text:p>Santa Cruz de Tenerife</text:p>
          </table:table-cell>
          <table:table-cell office:value-type="string">
            <text:p>EL HIERRO</text:p>
          </table:table-cell>
          <table:table-cell office:value-type="string">
            <text:p>VALVERDE</text:p>
          </table:table-cell>
          <table:table-cell/>
          <table:table-cell office:value-type="string">
            <text:p>38915</text:p>
          </table:table-cell>
          <table:table-cell/>
          <table:table-cell/>
          <table:table-cell/>
        </table:table-row>
        <table:table-row>
          <table:table-cell office:value-type="string">
            <text:p>G1/S1/13846-06/GC</text:p>
          </table:table-cell>
          <table:table-cell/>
          <table:table-cell office:value-type="string">
            <text:p>ASOCIACIÓN DE CRÍA DE GALLOS "AMIGOS DEL SUR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12/2005</text:p>
          </table:table-cell>
          <table:table-cell office:value-type="string">
            <text:p>C/ BENCOMIA, Nº 29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SEQUILLO</text:p>
          </table:table-cell>
          <table:table-cell/>
          <table:table-cell office:value-type="string">
            <text:p>35217</text:p>
          </table:table-cell>
          <table:table-cell office:value-type="string">
            <text:p>928/264400-606382834</text:p>
          </table:table-cell>
          <table:table-cell/>
          <table:table-cell/>
        </table:table-row>
        <table:table-row>
          <table:table-cell office:value-type="string">
            <text:p>G1/S1/13968-06/GO</text:p>
          </table:table-cell>
          <table:table-cell/>
          <table:table-cell office:value-type="string">
            <text:p>Asociación Atlantic Car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4/2006</text:p>
          </table:table-cell>
          <table:table-cell office:value-type="string">
            <text:p>LA PALOMERA</text:p>
          </table:table-cell>
          <table:table-cell office:value-type="string">
            <text:p>Santa Cruz de Tenerife</text:p>
          </table:table-cell>
          <table:table-cell office:value-type="string">
            <text:p>LA GOMERA</text:p>
          </table:table-cell>
          <table:table-cell office:value-type="string">
            <text:p>VALLE GRAN REY</text:p>
          </table:table-cell>
          <table:table-cell/>
          <table:table-cell office:value-type="string">
            <text:p>38870</text:p>
          </table:table-cell>
          <table:table-cell/>
          <table:table-cell/>
          <table:table-cell/>
        </table:table-row>
        <table:table-row>
          <table:table-cell office:value-type="string">
            <text:p>G1/S1/13980-06/GC</text:p>
          </table:table-cell>
          <table:table-cell/>
          <table:table-cell office:value-type="string">
            <text:p>TARA ASOCIACIÓN DE RESPETO ANIMAL</text:p>
          </table:table-cell>
          <table:table-cell office:value-type="string">
            <text:p>PROVINCI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8/2006</text:p>
          </table:table-cell>
          <table:table-cell office:value-type="string">
            <text:p>PORTONOVO . VARADERO - LOCAL 7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MOGÁN</text:p>
          </table:table-cell>
          <table:table-cell/>
          <table:table-cell office:value-type="string">
            <text:p>35130</text:p>
          </table:table-cell>
          <table:table-cell/>
          <table:table-cell/>
          <table:table-cell/>
        </table:table-row>
        <table:table-row>
          <table:table-cell office:value-type="string">
            <text:p>G1/S1/14028-06/TF</text:p>
          </table:table-cell>
          <table:table-cell/>
          <table:table-cell office:value-type="string">
            <text:p>VIII Simposium de Relaciones Hídricas en las Plant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3/2006</text:p>
          </table:table-cell>
          <table:table-cell office:value-type="string">
            <text:p>Departamenteo de Biología Vegetal, Edificio de la Facultad de Farmacia de la Universidad de La Laguna. Calle Avenida Francisco Sánchez,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4116-06/GC</text:p>
          </table:table-cell>
          <table:table-cell/>
          <table:table-cell office:value-type="string">
            <text:p>POR EL RESPETO Y EL COMPROMISO CON LOS ANIMALES Y LA NATURALEZA, ARYCA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11/2006</text:p>
          </table:table-cell>
          <table:table-cell office:value-type="string">
            <text:p>C/ BARBUSANO, Nº 1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SEQUILLO</text:p>
          </table:table-cell>
          <table:table-cell/>
          <table:table-cell office:value-type="string">
            <text:p>35217</text:p>
          </table:table-cell>
          <table:table-cell office:value-type="string">
            <text:p>656283053</text:p>
          </table:table-cell>
          <table:table-cell office:value-type="string">
            <text:p>INTEGRADA EN FEDERACIÓN CANARIA DE ASOCIACIONES DE ANIMALES Y PLANTAS (FECAPAP) - G1/S2/168-99/TF</text:p>
          </table:table-cell>
          <table:table-cell/>
        </table:table-row>
        <table:table-row>
          <table:table-cell office:value-type="string">
            <text:p>G1/S1/14189-07/H</text:p>
          </table:table-cell>
          <table:table-cell/>
          <table:table-cell office:value-type="string">
            <text:p>Asociación AMILOB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4/2006</text:p>
          </table:table-cell>
          <table:table-cell office:value-type="string">
            <text:p>C/ FERNANDO ARMAS N 8</text:p>
          </table:table-cell>
          <table:table-cell office:value-type="string">
            <text:p>Santa Cruz de Tenerife</text:p>
          </table:table-cell>
          <table:table-cell office:value-type="string">
            <text:p>EL HIERRO</text:p>
          </table:table-cell>
          <table:table-cell office:value-type="string">
            <text:p>VALVER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4237-07/GC</text:p>
          </table:table-cell>
          <table:table-cell/>
          <table:table-cell office:value-type="string">
            <text:p>ASOCIACIÓN PROTECTORA DE ANIMALES "HÉROES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12/2006</text:p>
          </table:table-cell>
          <table:table-cell office:value-type="string">
            <text:p>C/ PASO MARÍA DE LOS SANTOS, Nº 39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MARÍA DE GUÍ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4391-07/GC</text:p>
          </table:table-cell>
          <table:table-cell/>
          <table:table-cell office:value-type="string">
            <text:p>CLUB DE ADIESTRAMIENTO DEPORTIVO MAHEY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4/2007</text:p>
          </table:table-cell>
          <table:table-cell office:value-type="string">
            <text:p>C/ CAMINO DE LA CRUZ, Nº 4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00</text:p>
          </table:table-cell>
          <table:table-cell office:value-type="string">
            <text:p>630636192</text:p>
          </table:table-cell>
          <table:table-cell/>
          <table:table-cell/>
        </table:table-row>
        <table:table-row>
          <table:table-cell office:value-type="string">
            <text:p>G1/S1/14464-07/GC</text:p>
          </table:table-cell>
          <table:table-cell/>
          <table:table-cell office:value-type="string">
            <text:p>ASOCIACIÓN "CLUB SHAR - PEI" DE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7/2007</text:p>
          </table:table-cell>
          <table:table-cell office:value-type="string">
            <text:p>ALCALDE JUAN A. FERRERA SANTANA, Nº 7, 2-1 F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/>
          <table:table-cell office:value-type="string">
            <text:p>650308867</text:p>
          </table:table-cell>
          <table:table-cell/>
          <table:table-cell/>
        </table:table-row>
        <table:table-row>
          <table:table-cell office:value-type="string">
            <text:p>G1/S1/14510-07/TF</text:p>
          </table:table-cell>
          <table:table-cell/>
          <table:table-cell office:value-type="string">
            <text:p>ASOCIACIÓN VOLUNTARIOS UNIDOS PARA LA PROTECCIÓN DE ANIMAL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11/2006</text:p>
          </table:table-cell>
          <table:table-cell office:value-type="string">
            <text:p>Centro de Ciudadanos de Finca España, C/Fasnia Nº1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5</text:p>
          </table:table-cell>
          <table:table-cell office:value-type="string">
            <text:p>651682180</text:p>
          </table:table-cell>
          <table:table-cell/>
          <table:table-cell/>
        </table:table-row>
        <table:table-row>
          <table:table-cell office:value-type="string">
            <text:p>G1/S1/14579-07/TF</text:p>
          </table:table-cell>
          <table:table-cell/>
          <table:table-cell office:value-type="string">
            <text:p>ASOCIACION EXOTIC PARADIES PROTECTORA DE ANIMALES Y PLANTAS EPAP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4/2007</text:p>
          </table:table-cell>
          <table:table-cell office:value-type="string">
            <text:p>C/ LLano Azul, nº 23.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50</text:p>
          </table:table-cell>
          <table:table-cell office:value-type="string">
            <text:p>600254560</text:p>
          </table:table-cell>
          <table:table-cell/>
          <table:table-cell/>
        </table:table-row>
        <table:table-row>
          <table:table-cell office:value-type="string">
            <text:p>G1/S1/14594-08/L</text:p>
          </table:table-cell>
          <table:table-cell/>
          <table:table-cell office:value-type="string">
            <text:p>ASOCIACIÓN DEL BURRO ARRE TINAJO ARRE "ABATA"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9/2007</text:p>
          </table:table-cell>
          <table:table-cell office:value-type="string">
            <text:p>AVENIDA DE LOS VOLCANES, Nº 53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INAJO</text:p>
          </table:table-cell>
          <table:table-cell/>
          <table:table-cell office:value-type="string">
            <text:p>35560</text:p>
          </table:table-cell>
          <table:table-cell office:value-type="string">
            <text:p>699895623</text:p>
          </table:table-cell>
          <table:table-cell/>
          <table:table-cell/>
        </table:table-row>
        <table:table-row>
          <table:table-cell office:value-type="string">
            <text:p>G1/S1/14639-08/GC</text:p>
          </table:table-cell>
          <table:table-cell/>
          <table:table-cell office:value-type="string">
            <text:p>ASOC AGRUPACIÓN DE CLUBES COLOMBÓFILOS DE GRAN CANARIA ROQUE NUBLO - ACCRO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12/2007</text:p>
          </table:table-cell>
          <table:table-cell office:value-type="string">
            <text:p>C/ NÚÑEZ DE LA PEÑA, Nº 1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3</text:p>
          </table:table-cell>
          <table:table-cell office:value-type="string">
            <text:p>928/316571</text:p>
          </table:table-cell>
          <table:table-cell/>
          <table:table-cell/>
        </table:table-row>
        <table:table-row>
          <table:table-cell office:value-type="string">
            <text:p>G1/S1/14673-08/TF</text:p>
          </table:table-cell>
          <table:table-cell office:value-type="string">
            <text:p>G38943601</text:p>
          </table:table-cell>
          <table:table-cell office:value-type="string">
            <text:p>ASOCIACION PARA LA DEFENSA DE LA VIDA DE LOS ANIMALES ABANDONADOS (AVIDA)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11/2006</text:p>
          </table:table-cell>
          <table:table-cell office:value-type="string">
            <text:p>Centro ciudadano de Finca España, C/Fasnia, Nº1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5</text:p>
          </table:table-cell>
          <table:table-cell/>
          <table:table-cell/>
          <table:table-cell/>
        </table:table-row>
        <table:table-row>
          <table:table-cell office:value-type="string">
            <text:p>G1/S1/14674-08/TF</text:p>
          </table:table-cell>
          <table:table-cell office:value-type="string">
            <text:p>G38943619</text:p>
          </table:table-cell>
          <table:table-cell office:value-type="string">
            <text:p>ASOCIACION PARA LA DEFENSA DE LOS DERECHOS DE LOS ANIMALES ABANDONADOS (DDA)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10/2006</text:p>
          </table:table-cell>
          <table:table-cell office:value-type="string">
            <text:p>Centro Ciudadano Finca España, C/Fasnia Nº1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5</text:p>
          </table:table-cell>
          <table:table-cell office:value-type="string">
            <text:p>607579688</text:p>
          </table:table-cell>
          <table:table-cell/>
          <table:table-cell/>
        </table:table-row>
        <table:table-row>
          <table:table-cell office:value-type="string">
            <text:p>G1/S1/14760-08/F</text:p>
          </table:table-cell>
          <table:table-cell/>
          <table:table-cell office:value-type="string">
            <text:p>ASOCIACIÓN PARA LA CONSERVACIÓN DEL PERRO MAJORERO (ACPM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2/2008</text:p>
          </table:table-cell>
          <table:table-cell office:value-type="string">
            <text:p>C/ CIPRIANO GUTIÉRREZ ORAMAS, Nº 8, 2º C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 office:value-type="string">
            <text:p>928/879352</text:p>
          </table:table-cell>
          <table:table-cell/>
          <table:table-cell/>
        </table:table-row>
        <table:table-row>
          <table:table-cell office:value-type="string">
            <text:p>G1/S1/14803-08/H</text:p>
          </table:table-cell>
          <table:table-cell/>
          <table:table-cell office:value-type="string">
            <text:p>ASOCIACION ESPAÑOLA DEL PODENCO ENANO DE EL HIERR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3/2007</text:p>
          </table:table-cell>
          <table:table-cell office:value-type="string">
            <text:p>C/ Fernandez Armas, nº 8</text:p>
          </table:table-cell>
          <table:table-cell office:value-type="string">
            <text:p>Santa Cruz de Tenerife</text:p>
          </table:table-cell>
          <table:table-cell office:value-type="string">
            <text:p>EL HIERRO</text:p>
          </table:table-cell>
          <table:table-cell office:value-type="string">
            <text:p>VALVERDE</text:p>
          </table:table-cell>
          <table:table-cell/>
          <table:table-cell/>
          <table:table-cell office:value-type="string">
            <text:p>922551220</text:p>
          </table:table-cell>
          <table:table-cell/>
          <table:table-cell/>
        </table:table-row>
        <table:table-row>
          <table:table-cell office:value-type="string">
            <text:p>G1/S1/14814-08/GC</text:p>
          </table:table-cell>
          <table:table-cell/>
          <table:table-cell office:value-type="string">
            <text:p>ASOCIACIÓN ACUARIÓFILA DE CANARIAS "AQUOCAN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07/2007</text:p>
          </table:table-cell>
          <table:table-cell office:value-type="string">
            <text:p>C/ FÉLIX ALVO, Nº 1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16</text:p>
          </table:table-cell>
          <table:table-cell office:value-type="string">
            <text:p>928/132115</text:p>
          </table:table-cell>
          <table:table-cell/>
          <table:table-cell/>
        </table:table-row>
        <table:table-row>
          <table:table-cell office:value-type="string">
            <text:p>G1/S1/14839-08/TF</text:p>
          </table:table-cell>
          <table:table-cell office:value-type="string">
            <text:p>G38950903</text:p>
          </table:table-cell>
          <table:table-cell office:value-type="string">
            <text:p>ASOCIACIÓN PROTECTORA CANIS PROFICIO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2/2008</text:p>
          </table:table-cell>
          <table:table-cell office:value-type="string">
            <text:p>C/ Malvasia, nº 3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07</text:p>
          </table:table-cell>
          <table:table-cell office:value-type="string">
            <text:p>640264948</text:p>
          </table:table-cell>
          <table:table-cell/>
          <table:table-cell office:value-type="string">
            <text:p>tereungen@gmail.com</text:p>
          </table:table-cell>
        </table:table-row>
        <table:table-row>
          <table:table-cell office:value-type="string">
            <text:p>G1/S1/14858-08/P</text:p>
          </table:table-cell>
          <table:table-cell/>
          <table:table-cell office:value-type="string">
            <text:p>ASOCIACION GRUPO DE AMIGOS COLOMBÓFILOS DE TAZACORT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7/2007</text:p>
          </table:table-cell>
          <table:table-cell office:value-type="string">
            <text:p>Urb. Nuestra Señora del Carmen. Bloque 4. bajo A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TAZACORTE</text:p>
          </table:table-cell>
          <table:table-cell/>
          <table:table-cell office:value-type="string">
            <text:p>38770</text:p>
          </table:table-cell>
          <table:table-cell/>
          <table:table-cell/>
          <table:table-cell/>
        </table:table-row>
        <table:table-row>
          <table:table-cell office:value-type="string">
            <text:p>G1/S1/14869-08/GC</text:p>
          </table:table-cell>
          <table:table-cell/>
          <table:table-cell office:value-type="string">
            <text:p>DEPORTIVA CRIA DE GALLOS LA MONTAÑA DE GÁLDAR (ACRIGAL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10/2007</text:p>
          </table:table-cell>
          <table:table-cell office:value-type="string">
            <text:p>C/ MAESTRO QUESADA MARTÍN, Nº 59 - MONTAÑA DE GALDAR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GALDAR</text:p>
          </table:table-cell>
          <table:table-cell/>
          <table:table-cell office:value-type="string">
            <text:p>35460</text:p>
          </table:table-cell>
          <table:table-cell/>
          <table:table-cell/>
          <table:table-cell/>
        </table:table-row>
        <table:table-row>
          <table:table-cell office:value-type="string">
            <text:p>G1/S1/14872-08/GC</text:p>
          </table:table-cell>
          <table:table-cell/>
          <table:table-cell office:value-type="string">
            <text:p>ADOPTA UN AMIGO EN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4/2008</text:p>
          </table:table-cell>
          <table:table-cell office:value-type="string">
            <text:p>C/ PEDRO INFINITO, Nº 88 - 4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2</text:p>
          </table:table-cell>
          <table:table-cell office:value-type="string">
            <text:p>633274373</text:p>
          </table:table-cell>
          <table:table-cell/>
          <table:table-cell office:value-type="string">
            <text:p>info@adoptaunamigoengrancanaria.org</text:p>
          </table:table-cell>
        </table:table-row>
        <table:table-row>
          <table:table-cell office:value-type="string">
            <text:p>G1/S1/14941-08/GC</text:p>
          </table:table-cell>
          <table:table-cell/>
          <table:table-cell office:value-type="string">
            <text:p>ASOC CANARIA DEL PERRO BARDINO MAJORERO "GRAN CAN VERDINO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1/2008</text:p>
          </table:table-cell>
          <table:table-cell office:value-type="string">
            <text:p>C/ PEDRO INFINITO, Nº 68, 1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/>
          <table:table-cell office:value-type="string">
            <text:p>657169340</text:p>
          </table:table-cell>
          <table:table-cell/>
          <table:table-cell/>
        </table:table-row>
        <table:table-row>
          <table:table-cell office:value-type="string">
            <text:p>G1/S1/15002-08/P</text:p>
          </table:table-cell>
          <table:table-cell/>
          <table:table-cell office:value-type="string">
            <text:p>ASOCIACIÓN BIOAPI-APICULTORES ECOLOGICOS DE ABEJA PEQUEÑA NEGR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3/2008</text:p>
          </table:table-cell>
          <table:table-cell office:value-type="string">
            <text:p>La Piedra, nº 7. santo Domingo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GARAFÍA</text:p>
          </table:table-cell>
          <table:table-cell/>
          <table:table-cell office:value-type="string">
            <text:p>38712</text:p>
          </table:table-cell>
          <table:table-cell/>
          <table:table-cell/>
          <table:table-cell/>
        </table:table-row>
        <table:table-row>
          <table:table-cell office:value-type="string">
            <text:p>G1/S1/15088-08/TF</text:p>
          </table:table-cell>
          <table:table-cell office:value-type="string">
            <text:p>G38948303</text:p>
          </table:table-cell>
          <table:table-cell office:value-type="string">
            <text:p>ASOCIACION WHALE FUND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4/04/2008</text:p>
          </table:table-cell>
          <table:table-cell office:value-type="string">
            <text:p>C/VIRGEN DE FATIMA Nº 7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50</text:p>
          </table:table-cell>
          <table:table-cell/>
          <table:table-cell/>
          <table:table-cell/>
        </table:table-row>
        <table:table-row>
          <table:table-cell office:value-type="string">
            <text:p>G1/S1/15115-08/L</text:p>
          </table:table-cell>
          <table:table-cell/>
          <table:table-cell office:value-type="string">
            <text:p>PROTECTORA DE ANIMALES WAUWAU LANZAROT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9/2008</text:p>
          </table:table-cell>
          <table:table-cell office:value-type="string">
            <text:p>AVDA ISLAS CANARIAS, CC LAS MARETAS 12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EGUISE</text:p>
          </table:table-cell>
          <table:table-cell/>
          <table:table-cell office:value-type="string">
            <text:p>35509</text:p>
          </table:table-cell>
          <table:table-cell office:value-type="string">
            <text:p>928/826691</text:p>
          </table:table-cell>
          <table:table-cell/>
          <table:table-cell office:value-type="string">
            <text:p>wauwau.lanzarote@gmail.com</text:p>
          </table:table-cell>
        </table:table-row>
        <table:table-row>
          <table:table-cell office:value-type="string">
            <text:p>G1/S1/15138-08/GC</text:p>
          </table:table-cell>
          <table:table-cell/>
          <table:table-cell office:value-type="string">
            <text:p>CANARIA DE HERPETOLOGÍA Y TERRARIOFILI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7/2008</text:p>
          </table:table-cell>
          <table:table-cell office:value-type="string">
            <text:p>C/ B.M. ALONSO LUJÁN, Nº 39 - LA MAJADILL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18</text:p>
          </table:table-cell>
          <table:table-cell office:value-type="string">
            <text:p>620010273</text:p>
          </table:table-cell>
          <table:table-cell/>
          <table:table-cell/>
        </table:table-row>
        <table:table-row>
          <table:table-cell office:value-type="string">
            <text:p>G1/S1/15159-09/GC</text:p>
          </table:table-cell>
          <table:table-cell/>
          <table:table-cell office:value-type="string">
            <text:p>ORNITOLÓGICA DE GRAN CANARIA, CANARIO DEL MONT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4/10/2008</text:p>
          </table:table-cell>
          <table:table-cell office:value-type="string">
            <text:p>C/ EL LOMITO (LA LECHUZA), Nº 13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EGA DE SAN MATEO</text:p>
          </table:table-cell>
          <table:table-cell/>
          <table:table-cell office:value-type="string">
            <text:p>35320</text:p>
          </table:table-cell>
          <table:table-cell/>
          <table:table-cell/>
          <table:table-cell/>
        </table:table-row>
        <table:table-row>
          <table:table-cell office:value-type="string">
            <text:p>G1/S1/15189-08/GC</text:p>
          </table:table-cell>
          <table:table-cell/>
          <table:table-cell office:value-type="string">
            <text:p>CULTURAL GALLERA DE CARDONES, GACAR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10/2008</text:p>
          </table:table-cell>
          <table:table-cell office:value-type="string">
            <text:p>C/ MENCEY Nº 19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15</text:p>
          </table:table-cell>
          <table:table-cell office:value-type="string">
            <text:p>618914433</text:p>
          </table:table-cell>
          <table:table-cell/>
          <table:table-cell/>
        </table:table-row>
        <table:table-row>
          <table:table-cell office:value-type="string">
            <text:p>G1/S1/15437-09/GC</text:p>
          </table:table-cell>
          <table:table-cell/>
          <table:table-cell office:value-type="string">
            <text:p>CULTURAL DEPORTIVA AGILITY-HAGUAYÁ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2/2009</text:p>
          </table:table-cell>
          <table:table-cell office:value-type="string">
            <text:p>C/ LA BERLANGA, S/N (INSTALACIONES CLUB AG. HAGUAYAN)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INGENIO</text:p>
          </table:table-cell>
          <table:table-cell/>
          <table:table-cell office:value-type="string">
            <text:p>35259</text:p>
          </table:table-cell>
          <table:table-cell/>
          <table:table-cell/>
          <table:table-cell/>
        </table:table-row>
        <table:table-row>
          <table:table-cell office:value-type="string">
            <text:p>G1/S1/15543-09/P</text:p>
          </table:table-cell>
          <table:table-cell/>
          <table:table-cell office:value-type="string">
            <text:p>ASOCIACION BIANP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03/2009</text:p>
          </table:table-cell>
          <table:table-cell office:value-type="string">
            <text:p>CALLE MORALES Nº 26-3º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SANTA CRUZ DE LA PALMA</text:p>
          </table:table-cell>
          <table:table-cell/>
          <table:table-cell/>
          <table:table-cell office:value-type="string">
            <text:p>691442289</text:p>
          </table:table-cell>
          <table:table-cell/>
          <table:table-cell/>
        </table:table-row>
        <table:table-row>
          <table:table-cell office:value-type="string">
            <text:p>G1/S1/15821-11/P</text:p>
          </table:table-cell>
          <table:table-cell/>
          <table:table-cell office:value-type="string">
            <text:p>CRIADORES DE OVEJA PALME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SAN ANTONIO DEL MONTE S/N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GARAFÍA</text:p>
          </table:table-cell>
          <table:table-cell/>
          <table:table-cell office:value-type="string">
            <text:p>38787</text:p>
          </table:table-cell>
          <table:table-cell office:value-type="string">
            <text:p>626005860</text:p>
          </table:table-cell>
          <table:table-cell/>
          <table:table-cell office:value-type="string">
            <text:p>administracion@unigest.es</text:p>
          </table:table-cell>
        </table:table-row>
        <table:table-row>
          <table:table-cell office:value-type="string">
            <text:p>G1/S1/15868-09/TF</text:p>
          </table:table-cell>
          <table:table-cell/>
          <table:table-cell office:value-type="string">
            <text:p>ANIMAL CLUB PROTECTORA (A.C.P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5/2009</text:p>
          </table:table-cell>
          <table:table-cell office:value-type="string">
            <text:p>CALLE LA VERDAD Nº 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649362987</text:p>
          </table:table-cell>
          <table:table-cell/>
          <table:table-cell/>
        </table:table-row>
        <table:table-row>
          <table:table-cell office:value-type="string">
            <text:p>G1/S1/16064-09/L</text:p>
          </table:table-cell>
          <table:table-cell/>
          <table:table-cell office:value-type="string">
            <text:p>ORNITOLÓGICA AVILANCELOT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9/2009</text:p>
          </table:table-cell>
          <table:table-cell office:value-type="string">
            <text:p>C/ JOSÉ MARÍA GIL, Nº 64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SAN BARTOLOMÉ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6069-09/TF</text:p>
          </table:table-cell>
          <table:table-cell/>
          <table:table-cell office:value-type="string">
            <text:p>ASOCIACION CANINA DE LA COMUNIDAD AUTONOMA DE CANARIAS (ACCAC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10/2007</text:p>
          </table:table-cell>
          <table:table-cell office:value-type="string">
            <text:p>CALLE ELIAS MUJICA Nº 4 2º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7</text:p>
          </table:table-cell>
          <table:table-cell/>
          <table:table-cell/>
          <table:table-cell/>
        </table:table-row>
        <table:table-row>
          <table:table-cell office:value-type="string">
            <text:p>G1/S1/16259-10/P</text:p>
          </table:table-cell>
          <table:table-cell/>
          <table:table-cell office:value-type="string">
            <text:p>"ARPE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JOSÉ ANTONIO JIMÉNEZ, 10 - LAS MANCHAS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EL PASO</text:p>
          </table:table-cell>
          <table:table-cell/>
          <table:table-cell office:value-type="string">
            <text:p>38750</text:p>
          </table:table-cell>
          <table:table-cell office:value-type="string">
            <text:p>690127289</text:p>
          </table:table-cell>
          <table:table-cell/>
          <table:table-cell office:value-type="string">
            <text:p>taburiente27@hotmail.com</text:p>
          </table:table-cell>
        </table:table-row>
        <table:table-row>
          <table:table-cell office:value-type="string">
            <text:p>G1/S1/16262-10/TF</text:p>
          </table:table-cell>
          <table:table-cell/>
          <table:table-cell office:value-type="string">
            <text:p>GALLISTICA<text:s text:c="2"/>"LOS REVUELOS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SANTA ANA Nº 6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ARACHICO</text:p>
          </table:table-cell>
          <table:table-cell/>
          <table:table-cell office:value-type="string">
            <text:p>38450</text:p>
          </table:table-cell>
          <table:table-cell office:value-type="string">
            <text:p>630135885</text:p>
          </table:table-cell>
          <table:table-cell/>
          <table:table-cell/>
        </table:table-row>
        <table:table-row>
          <table:table-cell office:value-type="string">
            <text:p>G1/S1/16314-10/GC</text:p>
          </table:table-cell>
          <table:table-cell/>
          <table:table-cell office:value-type="string">
            <text:p>POR LA INTEGRIDAD DE LOS ANIMALES Y LA NATURALEZA, APIA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3/10/2009</text:p>
          </table:table-cell>
          <table:table-cell office:value-type="string">
            <text:p>C/ LLANITO DE LAS NIEVES, Nº 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229</text:p>
          </table:table-cell>
          <table:table-cell/>
          <table:table-cell/>
          <table:table-cell office:value-type="string">
            <text:p>infoapian@gmail.com</text:p>
          </table:table-cell>
        </table:table-row>
        <table:table-row>
          <table:table-cell office:value-type="string">
            <text:p>G1/S1/16378-10/TF</text:p>
          </table:table-cell>
          <table:table-cell/>
          <table:table-cell office:value-type="string">
            <text:p>MANOS AMIGAS DE LOS ANIMALES DE TENERIFE (MAdAT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DE LOS MUROS /CALLE LA MONTAÑA-CHARCO DEL PIN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RANADILLA DE ABONA</text:p>
          </table:table-cell>
          <table:table-cell/>
          <table:table-cell office:value-type="string">
            <text:p>38595</text:p>
          </table:table-cell>
          <table:table-cell office:value-type="string">
            <text:p>669668512</text:p>
          </table:table-cell>
          <table:table-cell/>
          <table:table-cell/>
        </table:table-row>
        <table:table-row>
          <table:table-cell office:value-type="string">
            <text:p>G1/S1/16536-10/P</text:p>
          </table:table-cell>
          <table:table-cell/>
          <table:table-cell office:value-type="string">
            <text:p>CULTURAL GALLERA LA E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CAMINO DE LA ERA Nº 19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EL PASO</text:p>
          </table:table-cell>
          <table:table-cell/>
          <table:table-cell office:value-type="string">
            <text:p>38750</text:p>
          </table:table-cell>
          <table:table-cell office:value-type="string">
            <text:p>607683648</text:p>
          </table:table-cell>
          <table:table-cell/>
          <table:table-cell/>
        </table:table-row>
        <table:table-row>
          <table:table-cell office:value-type="string">
            <text:p>G1/S1/16537-10/P</text:p>
          </table:table-cell>
          <table:table-cell/>
          <table:table-cell office:value-type="string">
            <text:p>CULTURAL GALLERA LA ORILL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TENERRA Nº 19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EL PASO</text:p>
          </table:table-cell>
          <table:table-cell/>
          <table:table-cell office:value-type="string">
            <text:p>38750</text:p>
          </table:table-cell>
          <table:table-cell office:value-type="string">
            <text:p>678443663</text:p>
          </table:table-cell>
          <table:table-cell/>
          <table:table-cell/>
        </table:table-row>
        <table:table-row>
          <table:table-cell office:value-type="string">
            <text:p>G1/S1/16700-10/TF</text:p>
          </table:table-cell>
          <table:table-cell/>
          <table:table-cell office:value-type="string">
            <text:p>PRO FELINA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AVENIDA ISLAS CANARIAS, 87 LOCAL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7</text:p>
          </table:table-cell>
          <table:table-cell office:value-type="string">
            <text:p>922204757/646427007</text:p>
          </table:table-cell>
          <table:table-cell/>
          <table:table-cell office:value-type="string">
            <text:p>felina64@yahoo.es</text:p>
          </table:table-cell>
        </table:table-row>
        <table:table-row>
          <table:table-cell office:value-type="string">
            <text:p>G1/S1/16867-10/TF</text:p>
          </table:table-cell>
          <table:table-cell/>
          <table:table-cell office:value-type="string">
            <text:p>ADEPAC, PARA LA DEFENSA Y PROTECCION DE LOS ANIMALES EN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MENDEZ NUÑEZ Nº 4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2</text:p>
          </table:table-cell>
          <table:table-cell office:value-type="string">
            <text:p>669767448</text:p>
          </table:table-cell>
          <table:table-cell/>
          <table:table-cell office:value-type="string">
            <text:p>adepac@adepaccanarias.com</text:p>
          </table:table-cell>
        </table:table-row>
        <table:table-row>
          <table:table-cell office:value-type="string">
            <text:p>G1/S1/16875-10/H</text:p>
          </table:table-cell>
          <table:table-cell/>
          <table:table-cell office:value-type="string">
            <text:p>AMIGOS DE LOS ANIMALES EL JUACL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6/2010</text:p>
          </table:table-cell>
          <table:table-cell office:value-type="string">
            <text:p>C/ PINTO, Nº 1</text:p>
          </table:table-cell>
          <table:table-cell office:value-type="string">
            <text:p>Santa Cruz de Tenerife</text:p>
          </table:table-cell>
          <table:table-cell office:value-type="string">
            <text:p>EL HIERRO</text:p>
          </table:table-cell>
          <table:table-cell office:value-type="string">
            <text:p>VALVERDE</text:p>
          </table:table-cell>
          <table:table-cell/>
          <table:table-cell office:value-type="string">
            <text:p>38900</text:p>
          </table:table-cell>
          <table:table-cell/>
          <table:table-cell/>
          <table:table-cell office:value-type="string">
            <text:p>karin@hierro.de</text:p>
          </table:table-cell>
        </table:table-row>
        <table:table-row>
          <table:table-cell office:value-type="string">
            <text:p>G1/S1/17086-11/TF</text:p>
          </table:table-cell>
          <table:table-cell/>
          <table:table-cell office:value-type="string">
            <text:p>DE PROTECCION DE ANIMALES " LA ESPERANZA DEL SUR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3/2010</text:p>
          </table:table-cell>
          <table:table-cell office:value-type="string">
            <text:p>CAMINO LAS SAMBOAS, 8 - (BUZANADA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27</text:p>
          </table:table-cell>
          <table:table-cell office:value-type="string">
            <text:p>679161682</text:p>
          </table:table-cell>
          <table:table-cell/>
          <table:table-cell/>
        </table:table-row>
        <table:table-row>
          <table:table-cell office:value-type="string">
            <text:p>G1/S1/17176-10/GC</text:p>
          </table:table-cell>
          <table:table-cell/>
          <table:table-cell office:value-type="string">
            <text:p>PROTECTORA DE ANIMALES FELYCAN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9/2010</text:p>
          </table:table-cell>
          <table:table-cell office:value-type="string">
            <text:p>C/ TORRIANI, Nº 5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17223-10/TF</text:p>
          </table:table-cell>
          <table:table-cell/>
          <table:table-cell office:value-type="string">
            <text:p>DEPORTIVA GALLERA TENERIFE SUR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10/2010</text:p>
          </table:table-cell>
          <table:table-cell office:value-type="string">
            <text:p>C/ GASPARIONES 32-B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DEJE</text:p>
          </table:table-cell>
          <table:table-cell/>
          <table:table-cell office:value-type="string">
            <text:p>38677</text:p>
          </table:table-cell>
          <table:table-cell office:value-type="string">
            <text:p>692568386</text:p>
          </table:table-cell>
          <table:table-cell/>
          <table:table-cell/>
        </table:table-row>
        <table:table-row>
          <table:table-cell office:value-type="string">
            <text:p>G1/S1/17378-11/P</text:p>
          </table:table-cell>
          <table:table-cell/>
          <table:table-cell office:value-type="string">
            <text:p>ASOCIACION DE INTEGRACIÓN CANINA "NOBLE CAN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11/2010</text:p>
          </table:table-cell>
          <table:table-cell office:value-type="string">
            <text:p>C/ LA VERADA Nº 19 - LA DEHESA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SANTA CRUZ DE LA PALMA</text:p>
          </table:table-cell>
          <table:table-cell/>
          <table:table-cell office:value-type="string">
            <text:p>38700</text:p>
          </table:table-cell>
          <table:table-cell office:value-type="string">
            <text:p>619203368</text:p>
          </table:table-cell>
          <table:table-cell/>
          <table:table-cell/>
        </table:table-row>
        <table:table-row>
          <table:table-cell office:value-type="string">
            <text:p>G1/S1/17445-11/L</text:p>
          </table:table-cell>
          <table:table-cell/>
          <table:table-cell office:value-type="string">
            <text:p>CULTURAL Y SOCIAL P.A.L.S.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BARRANCO OLIVINO, Nº 5 - FEMÉS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YAIZA</text:p>
          </table:table-cell>
          <table:table-cell/>
          <table:table-cell office:value-type="string">
            <text:p>35570</text:p>
          </table:table-cell>
          <table:table-cell/>
          <table:table-cell/>
          <table:table-cell/>
        </table:table-row>
        <table:table-row>
          <table:table-cell office:value-type="string">
            <text:p>G1/S1/17455-11/GC</text:p>
          </table:table-cell>
          <table:table-cell/>
          <table:table-cell office:value-type="string">
            <text:p>PROTECTORA DE ANIMALES APAC - CANARIAS ADOPT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2/2011</text:p>
          </table:table-cell>
          <table:table-cell office:value-type="string">
            <text:p>C/ OBISPO VELA, Nº 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/>
          <table:table-cell/>
          <table:table-cell/>
        </table:table-row>
        <table:table-row>
          <table:table-cell office:value-type="string">
            <text:p>G1/S1/17518-11/TF</text:p>
          </table:table-cell>
          <table:table-cell/>
          <table:table-cell office:value-type="string">
            <text:p>ASOCIACION AMIGOS DEL PERRO DE PASTOR ALEMÁN DE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EL OBRERO,<text:s text:c="2"/>nº 27 (SAN FRANCISCO JAVIER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 office:value-type="string">
            <text:p>661-30-19-72</text:p>
          </table:table-cell>
          <table:table-cell/>
          <table:table-cell/>
        </table:table-row>
        <table:table-row>
          <table:table-cell office:value-type="string">
            <text:p>G1/S1/17521-11/TF</text:p>
          </table:table-cell>
          <table:table-cell/>
          <table:table-cell office:value-type="string">
            <text:p>ASOCIACION AMIGOS DE 4 PAT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ESCUELA Nº 11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340</text:p>
          </table:table-cell>
          <table:table-cell office:value-type="string">
            <text:p>607280519</text:p>
          </table:table-cell>
          <table:table-cell/>
          <table:table-cell/>
        </table:table-row>
        <table:table-row>
          <table:table-cell office:value-type="string">
            <text:p>G1/S1/17633-11/TF</text:p>
          </table:table-cell>
          <table:table-cell/>
          <table:table-cell office:value-type="string">
            <text:p>ASOCIACION SOCIEDAD DE CAZADORES SAN PEDRO IGUESTE DE SAN ANDR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LOS BANQUITOS, Nº 20 - IGUESTE DE SAN ANDRES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40</text:p>
          </table:table-cell>
          <table:table-cell office:value-type="string">
            <text:p>679250030</text:p>
          </table:table-cell>
          <table:table-cell/>
          <table:table-cell/>
        </table:table-row>
        <table:table-row>
          <table:table-cell office:value-type="string">
            <text:p>G1/S1/17660-11/TF</text:p>
          </table:table-cell>
          <table:table-cell office:value-type="string">
            <text:p>G76563337</text:p>
          </table:table-cell>
          <table:table-cell office:value-type="string">
            <text:p>LIVE ARICO CENTRO DE RESCATE ANIMAL ASOCIACIÓN<text:s text:c="2"/>PROTECTORA<text:s text:c="2"/>ANIMAL Y MEDIOAMBIENT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LUGAR TOLEDO 1 8<text:s text:c="2"/>(EX FINCA CHASAGUA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RANADILLA DE ABONA</text:p>
          </table:table-cell>
          <table:table-cell/>
          <table:table-cell office:value-type="string">
            <text:p>38611</text:p>
          </table:table-cell>
          <table:table-cell office:value-type="string">
            <text:p>649001907</text:p>
          </table:table-cell>
          <table:table-cell/>
          <table:table-cell/>
        </table:table-row>
        <table:table-row>
          <table:table-cell office:value-type="string">
            <text:p>G1/S1/17700-12/TF</text:p>
          </table:table-cell>
          <table:table-cell/>
          <table:table-cell office:value-type="string">
            <text:p>ASOCIACION CATS WELFARE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ROQUE DE LOS MUCHACHOS, BALCON DEL DUQUE, B4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DEJE</text:p>
          </table:table-cell>
          <table:table-cell/>
          <table:table-cell office:value-type="string">
            <text:p>38660</text:p>
          </table:table-cell>
          <table:table-cell office:value-type="string">
            <text:p>662524006</text:p>
          </table:table-cell>
          <table:table-cell/>
          <table:table-cell/>
        </table:table-row>
        <table:table-row>
          <table:table-cell office:value-type="string">
            <text:p>G1/S1/17902-11/TF</text:p>
          </table:table-cell>
          <table:table-cell/>
          <table:table-cell office:value-type="string">
            <text:p>ASOCIACION MULTIDISCIPLINAR PARA LA PROMOCION DEL BURRO EN ACTIVIDADES DE RECREO-AMBAR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BURRO MAJORERO S/N-VALLE JIMENEZ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329</text:p>
          </table:table-cell>
          <table:table-cell office:value-type="string">
            <text:p>619911938</text:p>
          </table:table-cell>
          <table:table-cell/>
          <table:table-cell/>
        </table:table-row>
        <table:table-row>
          <table:table-cell office:value-type="string">
            <text:p>G1/S1/17967-12/P</text:p>
          </table:table-cell>
          <table:table-cell office:value-type="string">
            <text:p>G76565423</text:p>
          </table:table-cell>
          <table:table-cell office:value-type="string">
            <text:p>ASOCIACION CANINA CHUCHO'S PARK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HOYA DEL CASTAÑERO Nº 1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EL PASO</text:p>
          </table:table-cell>
          <table:table-cell/>
          <table:table-cell office:value-type="string">
            <text:p>38750</text:p>
          </table:table-cell>
          <table:table-cell office:value-type="string">
            <text:p>679748600</text:p>
          </table:table-cell>
          <table:table-cell/>
          <table:table-cell/>
        </table:table-row>
        <table:table-row>
          <table:table-cell office:value-type="string">
            <text:p>G1/S1/18086-12/F</text:p>
          </table:table-cell>
          <table:table-cell/>
          <table:table-cell office:value-type="string">
            <text:p>PROTECTORA DE ANIMALES DE FUERTEVENTURA, FUERTE ANIMAL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10/2011</text:p>
          </table:table-cell>
          <table:table-cell office:value-type="string">
            <text:p>C/ CISNEROS, Nº 109 - PISO 1º D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18129-12/GC</text:p>
          </table:table-cell>
          <table:table-cell/>
          <table:table-cell office:value-type="string">
            <text:p>GRAN CANARIA PET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11/2011</text:p>
          </table:table-cell>
          <table:table-cell office:value-type="string">
            <text:p>C/ CEBRIAN, 14 - 3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4</text:p>
          </table:table-cell>
          <table:table-cell/>
          <table:table-cell/>
          <table:table-cell/>
        </table:table-row>
        <table:table-row>
          <table:table-cell office:value-type="string">
            <text:p>G1/S1/18247-12/TF</text:p>
          </table:table-cell>
          <table:table-cell/>
          <table:table-cell office:value-type="string">
            <text:p>ASOCIACION CANARIA DE APITERAPIA-LA COLME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ENTRO CIUDADANO SAN JERONIMO C/ DONA 20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108</text:p>
          </table:table-cell>
          <table:table-cell office:value-type="string">
            <text:p>609938819</text:p>
          </table:table-cell>
          <table:table-cell/>
          <table:table-cell/>
        </table:table-row>
        <table:table-row>
          <table:table-cell office:value-type="string">
            <text:p>G1/S1/18326-12/TF</text:p>
          </table:table-cell>
          <table:table-cell/>
          <table:table-cell office:value-type="string">
            <text:p>ASOCIACION S.O.S. ANIMAL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LA HOYA Nº 12-2º B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922352511</text:p>
          </table:table-cell>
          <table:table-cell/>
          <table:table-cell/>
        </table:table-row>
        <table:table-row>
          <table:table-cell office:value-type="string">
            <text:p>G1/S1/18533-12/GC</text:p>
          </table:table-cell>
          <table:table-cell/>
          <table:table-cell office:value-type="string">
            <text:p>PROTECTORA DE ANIMALES PHOENIX (P.A.P.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3/2012</text:p>
          </table:table-cell>
          <table:table-cell office:value-type="string">
            <text:p>C/ PADRE MORALES MELERO, Nº 5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9</text:p>
          </table:table-cell>
          <table:table-cell/>
          <table:table-cell/>
          <table:table-cell/>
        </table:table-row>
        <table:table-row>
          <table:table-cell office:value-type="string">
            <text:p>G1/S1/18557-12/TF</text:p>
          </table:table-cell>
          <table:table-cell/>
          <table:table-cell office:value-type="string">
            <text:p>ASOCIACION ASOCAT:ASOCIACION<text:s text:c="2"/>PARA CUIDAR<text:s text:c="2"/>Y AYUDAR A LOS GATOS CALLEJEROS Y ABANDONADOS DE TENERIFE SUR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PIEDRA REDONDA, EDIFICIO SERGIO 2-3-f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DEJE</text:p>
          </table:table-cell>
          <table:table-cell/>
          <table:table-cell office:value-type="string">
            <text:p>38670</text:p>
          </table:table-cell>
          <table:table-cell office:value-type="string">
            <text:p>654902511</text:p>
          </table:table-cell>
          <table:table-cell/>
          <table:table-cell/>
        </table:table-row>
        <table:table-row>
          <table:table-cell office:value-type="string">
            <text:p>G1/S1/18593-12/TF</text:p>
          </table:table-cell>
          <table:table-cell/>
          <table:table-cell office:value-type="string">
            <text:p>ASOCIACIÓN POR LA PROTECCIÓN DE LOS GATOS CALLEJEROS LA SONRISA FELI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MARTA, 9 - (CHIMICHE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RANADILLA DE ABONA</text:p>
          </table:table-cell>
          <table:table-cell/>
          <table:table-cell office:value-type="string">
            <text:p>38594</text:p>
          </table:table-cell>
          <table:table-cell office:value-type="string">
            <text:p>622083900</text:p>
          </table:table-cell>
          <table:table-cell/>
          <table:table-cell/>
        </table:table-row>
        <table:table-row>
          <table:table-cell office:value-type="string">
            <text:p>G1/S1/18826-12/GC</text:p>
          </table:table-cell>
          <table:table-cell/>
          <table:table-cell office:value-type="string">
            <text:p>EN DEFENSA DE LOS ANIMALES DE GRAN CANARIA. BUSCADOR DE ADOPCION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8/2012</text:p>
          </table:table-cell>
          <table:table-cell office:value-type="string">
            <text:p>CTRA. DEL CENTRO, EL PARAÍSO 4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BRÍGIDA</text:p>
          </table:table-cell>
          <table:table-cell/>
          <table:table-cell office:value-type="string">
            <text:p>35300</text:p>
          </table:table-cell>
          <table:table-cell/>
          <table:table-cell/>
          <table:table-cell/>
        </table:table-row>
        <table:table-row>
          <table:table-cell office:value-type="string">
            <text:p>G1/S1/19048-13/TF</text:p>
          </table:table-cell>
          <table:table-cell/>
          <table:table-cell office:value-type="string">
            <text:p>ASOCIACION GRUPO DE ORNITOLOGIA E HISTORIA NATURAL DE LAS ISLAS CANARIAS (GOHNIC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LA MALECITA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BUENAVISTA DEL NORTE</text:p>
          </table:table-cell>
          <table:table-cell/>
          <table:table-cell office:value-type="string">
            <text:p>38480</text:p>
          </table:table-cell>
          <table:table-cell office:value-type="string">
            <text:p>600559838</text:p>
          </table:table-cell>
          <table:table-cell/>
          <table:table-cell/>
        </table:table-row>
        <table:table-row>
          <table:table-cell office:value-type="string">
            <text:p>G1/S1/19066-13/TF</text:p>
          </table:table-cell>
          <table:table-cell/>
          <table:table-cell office:value-type="string">
            <text:p>ASOCIACION SOCIEDAD ANIMAL PORTUENSE S.A.P.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SOR PURA ARENCIBIA PORTON 5-2º 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PUERTO DE LA CRUZ</text:p>
          </table:table-cell>
          <table:table-cell/>
          <table:table-cell office:value-type="string">
            <text:p>38400</text:p>
          </table:table-cell>
          <table:table-cell office:value-type="string">
            <text:p>922346733</text:p>
          </table:table-cell>
          <table:table-cell/>
          <table:table-cell/>
        </table:table-row>
        <table:table-row>
          <table:table-cell office:value-type="string">
            <text:p>G1/S1/19173-13/GC</text:p>
          </table:table-cell>
          <table:table-cell/>
          <table:table-cell office:value-type="string">
            <text:p>PROTECTORA DE ANIMALES, ZIDANA ANIMALES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01/2013</text:p>
          </table:table-cell>
          <table:table-cell office:value-type="string">
            <text:p>C/ CASA ALONSO, Nº 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15</text:p>
          </table:table-cell>
          <table:table-cell/>
          <table:table-cell/>
          <table:table-cell/>
        </table:table-row>
        <table:table-row>
          <table:table-cell office:value-type="string">
            <text:p>G1/S1/19190-13/P</text:p>
          </table:table-cell>
          <table:table-cell office:value-type="string">
            <text:p>G76604198</text:p>
          </table:table-cell>
          <table:table-cell office:value-type="string">
            <text:p>ASOCIACION DE AGILITY MAREA VERD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DEPORTIVAS EN GENERAL; RECREATIVAS EN GENERAL; SOBRE ANIMALES Y PLANTAS</text:p>
          </table:table-cell>
          <table:table-cell/>
          <table:table-cell office:value-type="string">
            <text:p>CALLE LOMO DEL PINO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PUNTALLANA</text:p>
          </table:table-cell>
          <table:table-cell/>
          <table:table-cell office:value-type="string">
            <text:p>38715</text:p>
          </table:table-cell>
          <table:table-cell/>
          <table:table-cell/>
          <table:table-cell/>
        </table:table-row>
        <table:table-row>
          <table:table-cell office:value-type="string">
            <text:p>G1/S1/19222-18/TF</text:p>
          </table:table-cell>
          <table:table-cell/>
          <table:table-cell office:value-type="string">
            <text:p>ASOCIACION LUDICA CULTURAL VALLE JIMENEZ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SUBIDA EL PEDREGAL Nº 1-VALLE JIMENEZ-LA CUEST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329</text:p>
          </table:table-cell>
          <table:table-cell office:value-type="string">
            <text:p>663950443</text:p>
          </table:table-cell>
          <table:table-cell/>
          <table:table-cell/>
        </table:table-row>
        <table:table-row>
          <table:table-cell office:value-type="string">
            <text:p>G1/S1/19266-13/GC</text:p>
          </table:table-cell>
          <table:table-cell/>
          <table:table-cell office:value-type="string">
            <text:p>CANINA CANARIA ALIANZ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12/2012</text:p>
          </table:table-cell>
          <table:table-cell office:value-type="string">
            <text:p>AVDA. DE LA MANCOMUNIDAD DEL NORTE, S/N - EDIF. SALESIANOS, 1ª PTA. LOCAL 9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MARÍA DE GUÍA</text:p>
          </table:table-cell>
          <table:table-cell/>
          <table:table-cell office:value-type="string">
            <text:p>35459</text:p>
          </table:table-cell>
          <table:table-cell/>
          <table:table-cell/>
          <table:table-cell/>
        </table:table-row>
        <table:table-row>
          <table:table-cell office:value-type="string">
            <text:p>G1/S1/19347-13/GC</text:p>
          </table:table-cell>
          <table:table-cell/>
          <table:table-cell office:value-type="string">
            <text:p>LIBERTAD FELIN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3/2013</text:p>
          </table:table-cell>
          <table:table-cell office:value-type="string">
            <text:p>C/ FRANCISCO SERRANO, Nº 3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INGENIO</text:p>
          </table:table-cell>
          <table:table-cell/>
          <table:table-cell office:value-type="string">
            <text:p>35250</text:p>
          </table:table-cell>
          <table:table-cell/>
          <table:table-cell/>
          <table:table-cell/>
        </table:table-row>
        <table:table-row>
          <table:table-cell office:value-type="string">
            <text:p>G1/S1/19399-13/F</text:p>
          </table:table-cell>
          <table:table-cell/>
          <table:table-cell office:value-type="string">
            <text:p>FUERTEVENTURA DOG RESCUE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03/2013</text:p>
          </table:table-cell>
          <table:table-cell office:value-type="string">
            <text:p>C/DRAGO, Nº 63 - 8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60</text:p>
          </table:table-cell>
          <table:table-cell/>
          <table:table-cell/>
          <table:table-cell/>
        </table:table-row>
        <table:table-row>
          <table:table-cell office:value-type="string">
            <text:p>G1/S1/19419-13/L</text:p>
          </table:table-cell>
          <table:table-cell/>
          <table:table-cell office:value-type="string">
            <text:p>CULTURAL PARA LA DEFENSA DE LOS ANIMALES Y PROMOCIÓN DE SUS DERECHOS "HUELLA A HUELLA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3/2013</text:p>
          </table:table-cell>
          <table:table-cell office:value-type="string">
            <text:p>C/ VIERA Y CLAVIJO, Nº 7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EGUISE</text:p>
          </table:table-cell>
          <table:table-cell/>
          <table:table-cell office:value-type="string">
            <text:p>35530</text:p>
          </table:table-cell>
          <table:table-cell/>
          <table:table-cell/>
          <table:table-cell/>
        </table:table-row>
        <table:table-row>
          <table:table-cell office:value-type="string">
            <text:p>G1/S1/19472-13/GC</text:p>
          </table:table-cell>
          <table:table-cell/>
          <table:table-cell office:value-type="string">
            <text:p>DE VOLUNTARIOS DE PROTECCIÓN CIVIL, DE LOS ANIMALES Y LA NATURALEZA DE SAN BARTOLOMÉ DE TIRAJANA, AVPNAC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4/2013</text:p>
          </table:table-cell>
          <table:table-cell office:value-type="string">
            <text:p>C/ ISLA DE SANTAO DOMINGO, Nº 1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19522-13/TF</text:p>
          </table:table-cell>
          <table:table-cell/>
          <table:table-cell office:value-type="string">
            <text:p>ASOCIACIÓN CANARIA PLATAFORMA CONTRA EL MALTRATO ANIMAL (PMA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JUAN RUMEU GARCÍA, 28 - (CENTRO INSULAR DE ENTIDADES DE VOLUNTARIADO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8</text:p>
          </table:table-cell>
          <table:table-cell office:value-type="string">
            <text:p>657045923</text:p>
          </table:table-cell>
          <table:table-cell/>
          <table:table-cell/>
        </table:table-row>
        <table:table-row>
          <table:table-cell office:value-type="string">
            <text:p>G1/S1/19523-13/L</text:p>
          </table:table-cell>
          <table:table-cell/>
          <table:table-cell office:value-type="string">
            <text:p>CULTURAL THE KENNEL KLUB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4/2013</text:p>
          </table:table-cell>
          <table:table-cell office:value-type="string">
            <text:p>C/ EL PUENTE, 10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HARÍA</text:p>
          </table:table-cell>
          <table:table-cell/>
          <table:table-cell office:value-type="string">
            <text:p>35520</text:p>
          </table:table-cell>
          <table:table-cell/>
          <table:table-cell/>
          <table:table-cell/>
        </table:table-row>
        <table:table-row>
          <table:table-cell office:value-type="string">
            <text:p>G1/S1/19644-13/GC</text:p>
          </table:table-cell>
          <table:table-cell/>
          <table:table-cell office:value-type="string">
            <text:p>ADASSA, EL PERRO OBEDIENT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6/2013</text:p>
          </table:table-cell>
          <table:table-cell office:value-type="string">
            <text:p>AVDA. DE ESCALERITAS 41-C, 1º-B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 office:value-type="string">
            <text:p>928205676</text:p>
          </table:table-cell>
          <table:table-cell/>
          <table:table-cell office:value-type="string">
            <text:p>info.adiestramientocanino@gmail.com</text:p>
          </table:table-cell>
        </table:table-row>
        <table:table-row>
          <table:table-cell office:value-type="string">
            <text:p>G1/S1/19740-13/GC</text:p>
          </table:table-cell>
          <table:table-cell/>
          <table:table-cell office:value-type="string">
            <text:p>ONG DE DEFENSA ANIMAL, HUELLAS DESCALZ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9/2013</text:p>
          </table:table-cell>
          <table:table-cell office:value-type="string">
            <text:p>C/ MÁXIMO, Nº 15 - 3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19773-13/GC</text:p>
          </table:table-cell>
          <table:table-cell/>
          <table:table-cell office:value-type="string">
            <text:p>CANARY ANIMAL RESCU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1/08/2013</text:p>
          </table:table-cell>
          <table:table-cell office:value-type="string">
            <text:p>AVDA. ESCALERITAS, Nº 60 - 9º - PTA. 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19964-14/TF</text:p>
          </table:table-cell>
          <table:table-cell/>
          <table:table-cell office:value-type="string">
            <text:p>ASOCIACIÓN ORNITOLÓGICA ECHEYD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CHAVEZ, 37 - LA PERDOM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 office:value-type="string">
            <text:p>38315</text:p>
          </table:table-cell>
          <table:table-cell office:value-type="string">
            <text:p>922309407/620728849</text:p>
          </table:table-cell>
          <table:table-cell/>
          <table:table-cell/>
        </table:table-row>
        <table:table-row>
          <table:table-cell office:value-type="string">
            <text:p>G1/S1/19992-14/TF</text:p>
          </table:table-cell>
          <table:table-cell/>
          <table:table-cell office:value-type="string">
            <text:p>ASOCIACIÓN AHUCA (AMIGOS DE LOS HURONES EN CANARIAS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ALLE BAILEN, 10 - PISO 3 - PUERTA B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9</text:p>
          </table:table-cell>
          <table:table-cell office:value-type="string">
            <text:p>650887087</text:p>
          </table:table-cell>
          <table:table-cell/>
          <table:table-cell/>
        </table:table-row>
        <table:table-row>
          <table:table-cell office:value-type="string">
            <text:p>G1/S1/20012-14/GC</text:p>
          </table:table-cell>
          <table:table-cell/>
          <table:table-cell office:value-type="string">
            <text:p>BLOODHOUND MANTRAILING GRAN CANARI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10/2013</text:p>
          </table:table-cell>
          <table:table-cell office:value-type="string">
            <text:p>FINCA AMAZONIA, LOS CORRALES Nº 3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ROR</text:p>
          </table:table-cell>
          <table:table-cell/>
          <table:table-cell office:value-type="string">
            <text:p>35330</text:p>
          </table:table-cell>
          <table:table-cell/>
          <table:table-cell/>
          <table:table-cell/>
        </table:table-row>
        <table:table-row>
          <table:table-cell office:value-type="string">
            <text:p>G1/S1/20215-14/GC</text:p>
          </table:table-cell>
          <table:table-cell/>
          <table:table-cell office:value-type="string">
            <text:p>DÁLMATAS SOLIDARIO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4/05/2014</text:p>
          </table:table-cell>
          <table:table-cell office:value-type="string">
            <text:p>C/ ANTÓN, Nº 35 - SANTIDAD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10</text:p>
          </table:table-cell>
          <table:table-cell/>
          <table:table-cell/>
          <table:table-cell/>
        </table:table-row>
        <table:table-row>
          <table:table-cell office:value-type="string">
            <text:p>G1/S1/20349-14/F</text:p>
          </table:table-cell>
          <table:table-cell/>
          <table:table-cell office:value-type="string">
            <text:p>F.A.P.R.A.P. - FUERTEVENTURA ACTIVA PROTECCIÓN Y RESCATE ANIMALES Y PLANT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7/2014</text:p>
          </table:table-cell>
          <table:table-cell office:value-type="string">
            <text:p>C/ SANCHO PANZA, Nº 83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0395-14/GC</text:p>
          </table:table-cell>
          <table:table-cell/>
          <table:table-cell office:value-type="string">
            <text:p>LOS GATOS DE CAROL &amp; CÍ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8/2014</text:p>
          </table:table-cell>
          <table:table-cell office:value-type="string">
            <text:p>C/ JUAN REJÓN, Nº 7, 5º C (APT 15)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8</text:p>
          </table:table-cell>
          <table:table-cell/>
          <table:table-cell/>
          <table:table-cell/>
        </table:table-row>
        <table:table-row>
          <table:table-cell office:value-type="string">
            <text:p>G1/S1/20490-14/GC</text:p>
          </table:table-cell>
          <table:table-cell/>
          <table:table-cell office:value-type="string">
            <text:p>EL PRESA CANARIO UNA REALIDAD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9/2014</text:p>
          </table:table-cell>
          <table:table-cell office:value-type="string">
            <text:p>C/ RUISEÑOR, Nº 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10</text:p>
          </table:table-cell>
          <table:table-cell/>
          <table:table-cell/>
          <table:table-cell/>
        </table:table-row>
        <table:table-row>
          <table:table-cell office:value-type="string">
            <text:p>G1/S1/20600-14/F</text:p>
          </table:table-cell>
          <table:table-cell/>
          <table:table-cell office:value-type="string">
            <text:p>PROTECTORA ANIMALISTAS UNIDOS FUERTEVENTUR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11/2014</text:p>
          </table:table-cell>
          <table:table-cell office:value-type="string">
            <text:p>C/ ANTONIO JORGE, Nº 5, 1º D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0692-15/GC</text:p>
          </table:table-cell>
          <table:table-cell/>
          <table:table-cell office:value-type="string">
            <text:p>PROTECTORA DE GATOS GATTAR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12/2014</text:p>
          </table:table-cell>
          <table:table-cell office:value-type="string">
            <text:p>C/ GUSTAVO J. NAVARRO NIETO, Nº 1, PISO 9, PUERTA 37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20820-15/L</text:p>
          </table:table-cell>
          <table:table-cell/>
          <table:table-cell office:value-type="string">
            <text:p>SOBRE ANIMALES 9 LIVES LANZAROT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1/2015</text:p>
          </table:table-cell>
          <table:table-cell office:value-type="string">
            <text:p>C/ LAS VISTAS, Nº 22 A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SAN BARTOLOMÉ</text:p>
          </table:table-cell>
          <table:table-cell/>
          <table:table-cell office:value-type="string">
            <text:p>35559</text:p>
          </table:table-cell>
          <table:table-cell/>
          <table:table-cell/>
          <table:table-cell/>
        </table:table-row>
        <table:table-row>
          <table:table-cell office:value-type="string">
            <text:p>G1/S1/20855-15/GC</text:p>
          </table:table-cell>
          <table:table-cell/>
          <table:table-cell office:value-type="string">
            <text:p>PROTECTORA DE ANIMALES "S.O.S. ANIMAL MI ALDEA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2/2015</text:p>
          </table:table-cell>
          <table:table-cell office:value-type="string">
            <text:p>C/ REAL, Nº 28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 ALDEA DE SAN NICOLÁS</text:p>
          </table:table-cell>
          <table:table-cell/>
          <table:table-cell office:value-type="string">
            <text:p>35470</text:p>
          </table:table-cell>
          <table:table-cell/>
          <table:table-cell/>
          <table:table-cell/>
        </table:table-row>
        <table:table-row>
          <table:table-cell office:value-type="string">
            <text:p>G1/S1/20948-15/GC</text:p>
          </table:table-cell>
          <table:table-cell/>
          <table:table-cell office:value-type="string">
            <text:p>DE PROTECCIÓN ANIMAL SANTUARIO OHA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2/2015</text:p>
          </table:table-cell>
          <table:table-cell office:value-type="string">
            <text:p>C/ MASCA, Nº 39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/>
          <table:table-cell/>
          <table:table-cell/>
        </table:table-row>
        <table:table-row>
          <table:table-cell office:value-type="string">
            <text:p>G1/S1/21106-15/GC</text:p>
          </table:table-cell>
          <table:table-cell/>
          <table:table-cell office:value-type="string">
            <text:p>CANARIA DE RAZAS AUTÓCTONAS CANINAS ACRAC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02/2015</text:p>
          </table:table-cell>
          <table:table-cell office:value-type="string">
            <text:p>C/ CLEMENTE JORDÁN, Nº 15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00</text:p>
          </table:table-cell>
          <table:table-cell/>
          <table:table-cell/>
          <table:table-cell/>
        </table:table-row>
        <table:table-row>
          <table:table-cell office:value-type="string">
            <text:p>G1/S1/21127-15/GC</text:p>
          </table:table-cell>
          <table:table-cell/>
          <table:table-cell office:value-type="string">
            <text:p>ORNITOLÓGICA EL CARPODAC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6/2015</text:p>
          </table:table-cell>
          <table:table-cell office:value-type="string">
            <text:p>C/ HERMIGUA, Nº 17 BAJO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/>
          <table:table-cell/>
          <table:table-cell/>
        </table:table-row>
        <table:table-row>
          <table:table-cell office:value-type="string">
            <text:p>G1/S1/21207-15/GC</text:p>
          </table:table-cell>
          <table:table-cell/>
          <table:table-cell office:value-type="string">
            <text:p>AMIGOS DE LOS CABALLOS, CUADRAS GODOY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4/2015</text:p>
          </table:table-cell>
          <table:table-cell office:value-type="string">
            <text:p>C/ MONTAÑA DE GUÍA, Nº 63,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MARÍA DE GUÍA</text:p>
          </table:table-cell>
          <table:table-cell/>
          <table:table-cell office:value-type="string">
            <text:p>35450</text:p>
          </table:table-cell>
          <table:table-cell/>
          <table:table-cell/>
          <table:table-cell/>
        </table:table-row>
        <table:table-row>
          <table:table-cell office:value-type="string">
            <text:p>G1/S1/21245-15/GC</text:p>
          </table:table-cell>
          <table:table-cell/>
          <table:table-cell office:value-type="string">
            <text:p>VOCES ANIMALIST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07/2015</text:p>
          </table:table-cell>
          <table:table-cell office:value-type="string">
            <text:p>AVDA PARQUE CENTRAL, TORRE 6, 3º C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3</text:p>
          </table:table-cell>
          <table:table-cell/>
          <table:table-cell/>
          <table:table-cell/>
        </table:table-row>
        <table:table-row>
          <table:table-cell office:value-type="string">
            <text:p>G1/S1/21270-15/GC</text:p>
          </table:table-cell>
          <table:table-cell/>
          <table:table-cell office:value-type="string">
            <text:p>DE ANIMALES ABANDONADOS TIBICE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06/2015</text:p>
          </table:table-cell>
          <table:table-cell office:value-type="string">
            <text:p>C/ ISLAS BALEARES, Nº 5, EL SALOBRE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21276-15/GC</text:p>
          </table:table-cell>
          <table:table-cell/>
          <table:table-cell office:value-type="string">
            <text:p>ANIMALISTA DE LA VILLA DE INGENIO (A.A.V.I.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7/2015</text:p>
          </table:table-cell>
          <table:table-cell office:value-type="string">
            <text:p>C/ LAS MEJÍAS, Nº 15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INGENIO</text:p>
          </table:table-cell>
          <table:table-cell/>
          <table:table-cell office:value-type="string">
            <text:p>35250</text:p>
          </table:table-cell>
          <table:table-cell/>
          <table:table-cell/>
          <table:table-cell/>
        </table:table-row>
        <table:table-row>
          <table:table-cell office:value-type="string">
            <text:p>G1/S1/21278-15/GC</text:p>
          </table:table-cell>
          <table:table-cell/>
          <table:table-cell office:value-type="string">
            <text:p>ECOLÓGICA "LOS REBUZNOS A. LÓPEZ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8/2015</text:p>
          </table:table-cell>
          <table:table-cell office:value-type="string">
            <text:p>C/ SOCIEDAD DE PASTO, Nº 77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INGENIO</text:p>
          </table:table-cell>
          <table:table-cell/>
          <table:table-cell office:value-type="string">
            <text:p>35250</text:p>
          </table:table-cell>
          <table:table-cell/>
          <table:table-cell/>
          <table:table-cell/>
        </table:table-row>
        <table:table-row>
          <table:table-cell office:value-type="string">
            <text:p>G1/S1/21343-15/GC</text:p>
          </table:table-cell>
          <table:table-cell/>
          <table:table-cell office:value-type="string">
            <text:p>REFUGIO KIARA (RESCATE REHABILITACIÓN ANIMAL)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8/2015</text:p>
          </table:table-cell>
          <table:table-cell office:value-type="string">
            <text:p>C/ RUPERTO CHAPÍ, Nº 1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GALDAR</text:p>
          </table:table-cell>
          <table:table-cell/>
          <table:table-cell office:value-type="string">
            <text:p>35460</text:p>
          </table:table-cell>
          <table:table-cell/>
          <table:table-cell/>
          <table:table-cell/>
        </table:table-row>
        <table:table-row>
          <table:table-cell office:value-type="string">
            <text:p>G1/S1/21360-15/GC</text:p>
          </table:table-cell>
          <table:table-cell/>
          <table:table-cell office:value-type="string">
            <text:p>PET PALS GC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1/2015</text:p>
          </table:table-cell>
          <table:table-cell office:value-type="string">
            <text:p>C/ VILLA PALMERAL, Nº 12, LOMO DE CRUZ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ÜIME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1430-15/GC</text:p>
          </table:table-cell>
          <table:table-cell/>
          <table:table-cell office:value-type="string">
            <text:p>ABANDONO CER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10/2015</text:p>
          </table:table-cell>
          <table:table-cell office:value-type="string">
            <text:p>C/ AGUADULCE, Nº 74, 2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4</text:p>
          </table:table-cell>
          <table:table-cell/>
          <table:table-cell/>
          <table:table-cell/>
        </table:table-row>
        <table:table-row>
          <table:table-cell office:value-type="string">
            <text:p>G1/S1/21456-15/F</text:p>
          </table:table-cell>
          <table:table-cell/>
          <table:table-cell office:value-type="string">
            <text:p>PROTECTORA DE ANIMALES HELP FUERTEVENTU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10/2015</text:p>
          </table:table-cell>
          <table:table-cell office:value-type="string">
            <text:p>C/ LEÓN Y CASTILLO, Nº 13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1465-15/GC</text:p>
          </table:table-cell>
          <table:table-cell/>
          <table:table-cell office:value-type="string">
            <text:p>MULTIDEPORTIVA CANINA GTDOGSS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7/2015</text:p>
          </table:table-cell>
          <table:table-cell office:value-type="string">
            <text:p>C/ ZONZAMA, Nº 11, PLANTA 4º D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/>
          <table:table-cell/>
          <table:table-cell/>
        </table:table-row>
        <table:table-row>
          <table:table-cell office:value-type="string">
            <text:p>G1/S1/21482-15/GC</text:p>
          </table:table-cell>
          <table:table-cell/>
          <table:table-cell office:value-type="string">
            <text:p>DE ADIESTRAMIENTO CANINO "LES CHIENS D´ACIER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10/2015</text:p>
          </table:table-cell>
          <table:table-cell office:value-type="string">
            <text:p>C/ VIRIATO, Nº 29, 4º F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0</text:p>
          </table:table-cell>
          <table:table-cell/>
          <table:table-cell/>
          <table:table-cell/>
        </table:table-row>
        <table:table-row>
          <table:table-cell office:value-type="string">
            <text:p>G1/S1/21508-15/TF</text:p>
          </table:table-cell>
          <table:table-cell/>
          <table:table-cell office:value-type="string">
            <text:p>ASOCIACIÓN PROTECTORA ANIMALISTA - PATAS UNIDAS DE CANARIAS A.P.A.P.U.C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7/2015</text:p>
          </table:table-cell>
          <table:table-cell office:value-type="string">
            <text:p>CALLE JUAN PADRÓN, 8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2</text:p>
          </table:table-cell>
          <table:table-cell/>
          <table:table-cell/>
          <table:table-cell/>
        </table:table-row>
        <table:table-row>
          <table:table-cell office:value-type="string">
            <text:p>G1/S1/21541-15/L</text:p>
          </table:table-cell>
          <table:table-cell/>
          <table:table-cell office:value-type="string">
            <text:p>LANZAROTE VEGANO POR LOS ANIMAL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10/2015</text:p>
          </table:table-cell>
          <table:table-cell office:value-type="string">
            <text:p>AVENIDA LAS PALMERAS, Nº 53, PTA. 46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EGUISE</text:p>
          </table:table-cell>
          <table:table-cell/>
          <table:table-cell office:value-type="string">
            <text:p>35508</text:p>
          </table:table-cell>
          <table:table-cell/>
          <table:table-cell/>
          <table:table-cell/>
        </table:table-row>
        <table:table-row>
          <table:table-cell office:value-type="string">
            <text:p>G1/S1/21575-16/GC</text:p>
          </table:table-cell>
          <table:table-cell office:value-type="string">
            <text:p>G76247238</text:p>
          </table:table-cell>
          <table:table-cell office:value-type="string">
            <text:p>DE ADIESTRAMIENTO CANINO LA SOMBRA DEL CERBER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11/2015</text:p>
          </table:table-cell>
          <table:table-cell office:value-type="string">
            <text:p>C/ LUGAR EL CORCOBADO, Nº 3 A - LA MILAGROS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8</text:p>
          </table:table-cell>
          <table:table-cell/>
          <table:table-cell/>
          <table:table-cell/>
        </table:table-row>
        <table:table-row>
          <table:table-cell office:value-type="string">
            <text:p>G1/S1/21577-16/GC</text:p>
          </table:table-cell>
          <table:table-cell/>
          <table:table-cell office:value-type="string">
            <text:p>LEYRE POR LOS PELUDO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12/2015</text:p>
          </table:table-cell>
          <table:table-cell office:value-type="string">
            <text:p>C/ GRANADERA CANARIA, Nº 28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1</text:p>
          </table:table-cell>
          <table:table-cell/>
          <table:table-cell office:value-type="string">
            <text:p>APARTADO DE CORREOS 131</text:p>
          </table:table-cell>
          <table:table-cell office:value-type="string">
            <text:p>680-273643</text:p>
          </table:table-cell>
        </table:table-row>
        <table:table-row>
          <table:table-cell office:value-type="string">
            <text:p>G1/S1/21650-16/L</text:p>
          </table:table-cell>
          <table:table-cell/>
          <table:table-cell office:value-type="string">
            <text:p>EN DEFENSA DE LOS ANIMALES "ANGELITOS EN LA PERRERA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2/2016</text:p>
          </table:table-cell>
          <table:table-cell office:value-type="string">
            <text:p>C/ TORRIANI, Nº 63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2/14192-16/TF</text:p>
          </table:table-cell>
          <table:table-cell/>
          <table:table-cell office:value-type="string">
            <text:p>FEDERACIÓN CANARIA DE ENTIDADES DE CRÍA DE PALOMAS DE RAZA BUCHONAS Y FANTASÍA</text:p>
          </table:table-cell>
          <table:table-cell office:value-type="string">
            <text:p>AUTONÓMICO</text:p>
          </table:table-cell>
          <table:table-cell office:value-type="string">
            <text:p>Sección 2 - Federaciones</text:p>
          </table:table-cell>
          <table:table-cell office:value-type="string">
            <text:p>SOBRE ANIMALES Y PLANTAS</text:p>
          </table:table-cell>
          <table:table-cell office:value-type="string">
            <text:p>08/08/2015</text:p>
          </table:table-cell>
          <table:table-cell office:value-type="string">
            <text:p>CALLE FRANCISCO PIZARRO Nº 25- LOS ANDENES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108</text:p>
          </table:table-cell>
          <table:table-cell office:value-type="string">
            <text:p>670954638</text:p>
          </table:table-cell>
          <table:table-cell/>
          <table:table-cell/>
        </table:table-row>
        <table:table-row>
          <table:table-cell office:value-type="string">
            <text:p>G1/S1/21782-16/GC</text:p>
          </table:table-cell>
          <table:table-cell/>
          <table:table-cell office:value-type="string">
            <text:p>AMIGOS DE LOS ANIMALES DE GRAN CANARIA "ADLAGC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3/2016</text:p>
          </table:table-cell>
          <table:table-cell office:value-type="string">
            <text:p>C/ LOMO DE LA PRESA, Nº 20, CALDERÍN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6</text:p>
          </table:table-cell>
          <table:table-cell/>
          <table:table-cell/>
          <table:table-cell/>
        </table:table-row>
        <table:table-row>
          <table:table-cell office:value-type="string">
            <text:p>G1/S1/21816-16/GC</text:p>
          </table:table-cell>
          <table:table-cell/>
          <table:table-cell office:value-type="string">
            <text:p>ES TU GATOPCIÓ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11/2015</text:p>
          </table:table-cell>
          <table:table-cell office:value-type="string">
            <text:p>C/ HOYA DEL ENAMORADO, Nº 45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9</text:p>
          </table:table-cell>
          <table:table-cell/>
          <table:table-cell/>
          <table:table-cell/>
        </table:table-row>
        <table:table-row>
          <table:table-cell office:value-type="string">
            <text:p>G1/S1/21832-16/L</text:p>
          </table:table-cell>
          <table:table-cell/>
          <table:table-cell office:value-type="string">
            <text:p>ANIMALS FORCE "PROTECCIÓNPELUDOSLANZAROTE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4/2016</text:p>
          </table:table-cell>
          <table:table-cell office:value-type="string">
            <text:p>CAMINO VEGA DEL PALO, Nº 10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INAJO</text:p>
          </table:table-cell>
          <table:table-cell/>
          <table:table-cell office:value-type="string">
            <text:p>35560</text:p>
          </table:table-cell>
          <table:table-cell/>
          <table:table-cell/>
          <table:table-cell/>
        </table:table-row>
        <table:table-row>
          <table:table-cell office:value-type="string">
            <text:p>G1/S1/21854-16/GC</text:p>
          </table:table-cell>
          <table:table-cell/>
          <table:table-cell office:value-type="string">
            <text:p>AMIGOS RAZAS CINOLÓGICAS CANARIAS (RACICAN CLUB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2/2015</text:p>
          </table:table-cell>
          <table:table-cell office:value-type="string">
            <text:p>CTRA. VECINAL DE LA MILAGROSA, Nº 27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8</text:p>
          </table:table-cell>
          <table:table-cell/>
          <table:table-cell/>
          <table:table-cell/>
        </table:table-row>
        <table:table-row>
          <table:table-cell office:value-type="string">
            <text:p>G1/S1/21905-16/L</text:p>
          </table:table-cell>
          <table:table-cell/>
          <table:table-cell office:value-type="string">
            <text:p>DE ANIMALES "ARUNA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5/2016</text:p>
          </table:table-cell>
          <table:table-cell office:value-type="string">
            <text:p>C/ DOCTOR JUAN NEGRÍN, Nº 34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21979-16/TF</text:p>
          </table:table-cell>
          <table:table-cell/>
          <table:table-cell office:value-type="string">
            <text:p>CLUB DEL PERRO DE PRESA CANARIO GUARRAY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4/2016</text:p>
          </table:table-cell>
          <table:table-cell office:value-type="string">
            <text:p>CALLE LA SANTA, 1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40</text:p>
          </table:table-cell>
          <table:table-cell/>
          <table:table-cell/>
          <table:table-cell/>
        </table:table-row>
        <table:table-row>
          <table:table-cell office:value-type="string">
            <text:p>G1/S1/22020-16/GC</text:p>
          </table:table-cell>
          <table:table-cell/>
          <table:table-cell office:value-type="string">
            <text:p>DE AMIGOS DEL JARDÍN BOTÁNICO CANARIO "VIERA Y CLAVIJO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6/2016</text:p>
          </table:table-cell>
          <table:table-cell office:value-type="string">
            <text:p>C/ EL PALMERAL, Nº 15, JARDÍN BOTÁNICO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7</text:p>
          </table:table-cell>
          <table:table-cell/>
          <table:table-cell/>
          <table:table-cell/>
        </table:table-row>
        <table:table-row>
          <table:table-cell office:value-type="string">
            <text:p>G1/S1/22115-16/GC</text:p>
          </table:table-cell>
          <table:table-cell/>
          <table:table-cell office:value-type="string">
            <text:p>DE PERROS DE ASISTENCIA DE CANARIAS APER - CA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04/2016</text:p>
          </table:table-cell>
          <table:table-cell office:value-type="string">
            <text:p>C/ MARIE CURIE, Nº 9, 1º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5</text:p>
          </table:table-cell>
          <table:table-cell/>
          <table:table-cell/>
          <table:table-cell/>
        </table:table-row>
        <table:table-row>
          <table:table-cell office:value-type="string">
            <text:p>G1/S1/22231-16/GC</text:p>
          </table:table-cell>
          <table:table-cell/>
          <table:table-cell office:value-type="string">
            <text:p>CULTURAL GALLERA TRIANA PANCHO EL MÚSIC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8/2016</text:p>
          </table:table-cell>
          <table:table-cell office:value-type="string">
            <text:p>C/ ÁLVARO DE BAZÁN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ÜIMES</text:p>
          </table:table-cell>
          <table:table-cell/>
          <table:table-cell office:value-type="string">
            <text:p>35118</text:p>
          </table:table-cell>
          <table:table-cell/>
          <table:table-cell/>
          <table:table-cell/>
        </table:table-row>
        <table:table-row>
          <table:table-cell office:value-type="string">
            <text:p>G1/S1/22259-16/L</text:p>
          </table:table-cell>
          <table:table-cell/>
          <table:table-cell office:value-type="string">
            <text:p>CULTURAL PROTECTORA DE ANIMALES "PATITAS DEL ALMA LANZAROTE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9/2016</text:p>
          </table:table-cell>
          <table:table-cell office:value-type="string">
            <text:p>C/ AGUSTÍN ESPINOSA, Nº 11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22299-16/GC</text:p>
          </table:table-cell>
          <table:table-cell/>
          <table:table-cell office:value-type="string">
            <text:p>PROTECTORA ANIMALISTA Y MEDIOAMBIENTAL CANARIA PAYMEC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10/2016</text:p>
          </table:table-cell>
          <table:table-cell office:value-type="string">
            <text:p>C/ VELARDE, Nº 16, 4º C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0</text:p>
          </table:table-cell>
          <table:table-cell/>
          <table:table-cell/>
          <table:table-cell/>
        </table:table-row>
        <table:table-row>
          <table:table-cell office:value-type="string">
            <text:p>G1/S1/22347-16/GC</text:p>
          </table:table-cell>
          <table:table-cell/>
          <table:table-cell office:value-type="string">
            <text:p>COLONIAS FELINAS MAMÁ MINI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10/2016</text:p>
          </table:table-cell>
          <table:table-cell office:value-type="string">
            <text:p>C/ EL BAJO RISCO, Nº 6 - LA ATALAY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BRÍGIDA</text:p>
          </table:table-cell>
          <table:table-cell/>
          <table:table-cell office:value-type="string">
            <text:p>35307</text:p>
          </table:table-cell>
          <table:table-cell/>
          <table:table-cell office:value-type="string">
            <text:p>DOMICILIO ANTERIOR: C/ NARDO, Nº 11 , TELDE (35212)</text:p>
          </table:table-cell>
          <table:table-cell office:value-type="string">
            <text:p>mama.minina.gc@gmail.com</text:p>
          </table:table-cell>
        </table:table-row>
        <table:table-row>
          <table:table-cell office:value-type="string">
            <text:p>G1/S1/22348-16/F</text:p>
          </table:table-cell>
          <table:table-cell/>
          <table:table-cell office:value-type="string">
            <text:p>ORNITOLÓGICA FUERTEVENTURA LA TARABILL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11/2016</text:p>
          </table:table-cell>
          <table:table-cell office:value-type="string">
            <text:p>C/ DOMINGO J. MANRIQUE, Nº 28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13</text:p>
          </table:table-cell>
          <table:table-cell/>
          <table:table-cell/>
          <table:table-cell/>
        </table:table-row>
        <table:table-row>
          <table:table-cell office:value-type="string">
            <text:p>G1/S1/22364-16/GC</text:p>
          </table:table-cell>
          <table:table-cell/>
          <table:table-cell office:value-type="string">
            <text:p>DE SERVICIOS INTEGRALES PARA MASCOTAS "MIKE &amp; MANDY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9/2016</text:p>
          </table:table-cell>
          <table:table-cell office:value-type="string">
            <text:p>C/ PEPA IZQUIERDO, Nº 9, 1º IZQDA.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22446-17/F</text:p>
          </table:table-cell>
          <table:table-cell/>
          <table:table-cell office:value-type="string">
            <text:p>PROTECTORA DE ANIMALES NEOCAT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11/2016</text:p>
          </table:table-cell>
          <table:table-cell office:value-type="string">
            <text:p>C/ EUSEBIO CARBALLO ESTÉVEZ, Nº 3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60</text:p>
          </table:table-cell>
          <table:table-cell/>
          <table:table-cell/>
          <table:table-cell/>
        </table:table-row>
        <table:table-row>
          <table:table-cell office:value-type="string">
            <text:p>G1/S1/22447-17/GC</text:p>
          </table:table-cell>
          <table:table-cell/>
          <table:table-cell office:value-type="string">
            <text:p>GRANCANIMAL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12/2016</text:p>
          </table:table-cell>
          <table:table-cell office:value-type="string">
            <text:p>C/ CONCEJAL GARCÍA FEO, Nº 16, 2º F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22466-17/GC</text:p>
          </table:table-cell>
          <table:table-cell/>
          <table:table-cell office:value-type="string">
            <text:p>CANARIAS RESCATE Y ADOPCIÓN ANIMAL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11/2016</text:p>
          </table:table-cell>
          <table:table-cell office:value-type="string">
            <text:p>C/ LEONARDO TORRIANI, Nº 8, 4º IZQD INTERIOR, ZÁRATE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6</text:p>
          </table:table-cell>
          <table:table-cell/>
          <table:table-cell/>
          <table:table-cell/>
        </table:table-row>
        <table:table-row>
          <table:table-cell office:value-type="string">
            <text:p>G1/S1/22469-17/GC</text:p>
          </table:table-cell>
          <table:table-cell/>
          <table:table-cell office:value-type="string">
            <text:p>PROTECTORA DE ANIMALES CANARIONEJO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12/2016</text:p>
          </table:table-cell>
          <table:table-cell office:value-type="string">
            <text:p>C/ SCHUBERT, Nº 13, PTA 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6</text:p>
          </table:table-cell>
          <table:table-cell/>
          <table:table-cell/>
          <table:table-cell/>
        </table:table-row>
        <table:table-row>
          <table:table-cell office:value-type="string">
            <text:p>G1/S1/22473-17/GC</text:p>
          </table:table-cell>
          <table:table-cell/>
          <table:table-cell office:value-type="string">
            <text:p>CULTURAL Y DEPORTIVA LOS HALCONEROS CANARIOS PEREGRIN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1/2017</text:p>
          </table:table-cell>
          <table:table-cell office:value-type="string">
            <text:p>C/ RUIZ MUÑIZ, Nº 18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00</text:p>
          </table:table-cell>
          <table:table-cell/>
          <table:table-cell/>
          <table:table-cell/>
        </table:table-row>
        <table:table-row>
          <table:table-cell office:value-type="string">
            <text:p>G1/S1/22476-17/GC</text:p>
          </table:table-cell>
          <table:table-cell/>
          <table:table-cell office:value-type="string">
            <text:p>S.O.S. ANIMALES GC (ASAGC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1/2017</text:p>
          </table:table-cell>
          <table:table-cell office:value-type="string">
            <text:p>CARRETERA SAN JOSÉ DEL ÁLAMO, Nº 71, LO BLANCO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ROR</text:p>
          </table:table-cell>
          <table:table-cell/>
          <table:table-cell office:value-type="string">
            <text:p>35330</text:p>
          </table:table-cell>
          <table:table-cell/>
          <table:table-cell/>
          <table:table-cell/>
        </table:table-row>
        <table:table-row>
          <table:table-cell office:value-type="string">
            <text:p>G1/S1/22489-17/GC</text:p>
          </table:table-cell>
          <table:table-cell/>
          <table:table-cell office:value-type="string">
            <text:p>PROTECTORA DE ANIMALES CAMPAMENTO VILLA VERD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2/2017</text:p>
          </table:table-cell>
          <table:table-cell office:value-type="string">
            <text:p>BARRANCO DE AYAGAURES, Nº 15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0</text:p>
          </table:table-cell>
          <table:table-cell/>
          <table:table-cell/>
          <table:table-cell/>
        </table:table-row>
        <table:table-row>
          <table:table-cell office:value-type="string">
            <text:p>G1/S1/22573-17/GC</text:p>
          </table:table-cell>
          <table:table-cell/>
          <table:table-cell office:value-type="string">
            <text:p>REFUGIO DE ANIMALES ABANDONADOS Y MALTRATADOS ARAM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2/2017</text:p>
          </table:table-cell>
          <table:table-cell office:value-type="string">
            <text:p>C/ BECQUER, Nº 4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ÜIMES</text:p>
          </table:table-cell>
          <table:table-cell/>
          <table:table-cell office:value-type="string">
            <text:p>35260</text:p>
          </table:table-cell>
          <table:table-cell/>
          <table:table-cell/>
          <table:table-cell/>
        </table:table-row>
        <table:table-row>
          <table:table-cell office:value-type="string">
            <text:p>G1/S1/22576-17/L</text:p>
          </table:table-cell>
          <table:table-cell/>
          <table:table-cell office:value-type="string">
            <text:p>PARA LA DEFENSA DE LOS ANIMALES Y PROMOCIÓN DE SUS DERECHOS "DOGGYS DEL SUR"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2/2017</text:p>
          </table:table-cell>
          <table:table-cell office:value-type="string">
            <text:p>C/ MONTAÑA ALMURCIA, Nº 1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YAIZA</text:p>
          </table:table-cell>
          <table:table-cell/>
          <table:table-cell office:value-type="string">
            <text:p>35570</text:p>
          </table:table-cell>
          <table:table-cell/>
          <table:table-cell/>
          <table:table-cell/>
        </table:table-row>
        <table:table-row>
          <table:table-cell office:value-type="string">
            <text:p>G1/S1/22650-17/F</text:p>
          </table:table-cell>
          <table:table-cell/>
          <table:table-cell office:value-type="string">
            <text:p>LUCHA CANINA ORG. DOGS RESCUE ARMY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4/01/2017</text:p>
          </table:table-cell>
          <table:table-cell office:value-type="string">
            <text:p>AVENIDA LOS LAGOS, Nº 2, EL COTILLO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50</text:p>
          </table:table-cell>
          <table:table-cell/>
          <table:table-cell/>
          <table:table-cell/>
        </table:table-row>
        <table:table-row>
          <table:table-cell office:value-type="string">
            <text:p>G1/S1/22717-17/GC</text:p>
          </table:table-cell>
          <table:table-cell/>
          <table:table-cell office:value-type="string">
            <text:p>PARA LA PROTECCIÓN Y DEFENSA DE ANIMALES "AMIGAS DE LOS GATOS GC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03/2017</text:p>
          </table:table-cell>
          <table:table-cell office:value-type="string">
            <text:p>C/ TREBOLINA, Nº 26, PORTAL D 1º, PUERTA 17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/>
          <table:table-cell/>
          <table:table-cell/>
        </table:table-row>
        <table:table-row>
          <table:table-cell office:value-type="string">
            <text:p>G1/S1/22769-17/GC</text:p>
          </table:table-cell>
          <table:table-cell/>
          <table:table-cell office:value-type="string">
            <text:p>CANARIAS STAFFORDSHIRE BULL TERRIER (SBT-CAN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4/2017</text:p>
          </table:table-cell>
          <table:table-cell office:value-type="string">
            <text:p>C/ NICOLÁS MONCHE LÓPEZ, Nº 7, 4º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4</text:p>
          </table:table-cell>
          <table:table-cell/>
          <table:table-cell/>
          <table:table-cell/>
        </table:table-row>
        <table:table-row>
          <table:table-cell office:value-type="string">
            <text:p>G1/S1/22927-17/GC</text:p>
          </table:table-cell>
          <table:table-cell/>
          <table:table-cell office:value-type="string">
            <text:p>SALVA UN PODENCO GRAN CANARI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6/2017</text:p>
          </table:table-cell>
          <table:table-cell office:value-type="string">
            <text:p>C/ TRASERA BARCELONA, Nº 7, JINÁMAR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20</text:p>
          </table:table-cell>
          <table:table-cell/>
          <table:table-cell/>
          <table:table-cell/>
        </table:table-row>
        <table:table-row>
          <table:table-cell office:value-type="string">
            <text:p>G1/S1/22984-17/F</text:p>
          </table:table-cell>
          <table:table-cell/>
          <table:table-cell office:value-type="string">
            <text:p>ANIMAL CAR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1/07/2017</text:p>
          </table:table-cell>
          <table:table-cell office:value-type="string">
            <text:p>C/ LEÓN Y CASTILLO, Nº 34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3047-17/GC</text:p>
          </table:table-cell>
          <table:table-cell/>
          <table:table-cell office:value-type="string">
            <text:p>SEGUNDA OPORTUNIDAD, ADOPTA UN REY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9/2017</text:p>
          </table:table-cell>
          <table:table-cell office:value-type="string">
            <text:p>C/ ESCULTOR TONY GALLARDO, 10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8</text:p>
          </table:table-cell>
          <table:table-cell/>
          <table:table-cell/>
          <table:table-cell/>
        </table:table-row>
        <table:table-row>
          <table:table-cell office:value-type="string">
            <text:p>G1/S1/23078-17/GC</text:p>
          </table:table-cell>
          <table:table-cell/>
          <table:table-cell office:value-type="string">
            <text:p>DE GESTORAS DE COLONIAS DE GATOS DE ARUCAS "TUTELA FELINA"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5/2017</text:p>
          </table:table-cell>
          <table:table-cell office:value-type="string">
            <text:p>C/ PINTOR VELÁZQUEZ, Nº 41, GARAGE 8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11</text:p>
          </table:table-cell>
          <table:table-cell/>
          <table:table-cell/>
          <table:table-cell/>
        </table:table-row>
        <table:table-row>
          <table:table-cell office:value-type="string">
            <text:p>G1/S1/23091-17/GC</text:p>
          </table:table-cell>
          <table:table-cell/>
          <table:table-cell office:value-type="string">
            <text:p>PROTECTORA DE ANIMALES UN HOGAR ANTES DEL ARCOIRI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6/2017</text:p>
          </table:table-cell>
          <table:table-cell office:value-type="string">
            <text:p>C/ VICTOR HUGO, Nº 1, 3º DERECHA, VECINDARIO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/>
          <table:table-cell/>
          <table:table-cell/>
        </table:table-row>
        <table:table-row>
          <table:table-cell office:value-type="string">
            <text:p>G1/S1/23194-17/GC</text:p>
          </table:table-cell>
          <table:table-cell/>
          <table:table-cell office:value-type="string">
            <text:p>PROTECTORA DE ANIMALES "PATITAS Y TRUFAS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11/2017</text:p>
          </table:table-cell>
          <table:table-cell office:value-type="string">
            <text:p>AVENIDA DE ESCALERITAS, Nº 70 - 1º -B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23245-17/F</text:p>
          </table:table-cell>
          <table:table-cell/>
          <table:table-cell office:value-type="string">
            <text:p>PARA PERROS Y GATOS TODOMASCOT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06/2017</text:p>
          </table:table-cell>
          <table:table-cell office:value-type="string">
            <text:p>C/ JUAN SEBASTIÁN ELCANO, Nº 21, 3º H, CORRALEJO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60</text:p>
          </table:table-cell>
          <table:table-cell/>
          <table:table-cell/>
          <table:table-cell/>
        </table:table-row>
        <table:table-row>
          <table:table-cell office:value-type="string">
            <text:p>G1/S1/23278-18/GC</text:p>
          </table:table-cell>
          <table:table-cell/>
          <table:table-cell office:value-type="string">
            <text:p>DEFENSA Y LIBERTAD ANIMAL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3/11/2017</text:p>
          </table:table-cell>
          <table:table-cell office:value-type="string">
            <text:p>C/ OBISPO RABADÁN, Nº 68, 1º B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3</text:p>
          </table:table-cell>
          <table:table-cell/>
          <table:table-cell/>
          <table:table-cell/>
        </table:table-row>
        <table:table-row>
          <table:table-cell office:value-type="string">
            <text:p>G1/S1/23379-18/GC</text:p>
          </table:table-cell>
          <table:table-cell/>
          <table:table-cell office:value-type="string">
            <text:p>PROTECTORA DE ANIMALES GATOS SIN HOGAR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1/2018</text:p>
          </table:table-cell>
          <table:table-cell office:value-type="string">
            <text:p>C/ MARIUCHA, Nº 165, 1º F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  <table:table-row>
          <table:table-cell office:value-type="string">
            <text:p>G1/S1/23429-18/GC</text:p>
          </table:table-cell>
          <table:table-cell/>
          <table:table-cell office:value-type="string">
            <text:p>PROTECTORA DE ANIMALES S.O.S. HUNDE,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11/2017</text:p>
          </table:table-cell>
          <table:table-cell office:value-type="string">
            <text:p>C/ GLADIOLO, Nº 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 office:value-type="string">
            <text:p>35212</text:p>
          </table:table-cell>
          <table:table-cell/>
          <table:table-cell/>
          <table:table-cell/>
        </table:table-row>
        <table:table-row>
          <table:table-cell office:value-type="string">
            <text:p>G1/S2/14206-18/GC</text:p>
          </table:table-cell>
          <table:table-cell/>
          <table:table-cell office:value-type="string">
            <text:p>DE ASOCIACIONES UNIDAS POR LA DEFENSA ANIMAL DE LAS PALMAS "FAUDA LAS PALMAS"</text:p>
          </table:table-cell>
          <table:table-cell office:value-type="string">
            <text:p>AUTONÓMICO</text:p>
          </table:table-cell>
          <table:table-cell office:value-type="string">
            <text:p>Sección 2 - Federaciones</text:p>
          </table:table-cell>
          <table:table-cell office:value-type="string">
            <text:p>SOBRE ANIMALES Y PLANTAS</text:p>
          </table:table-cell>
          <table:table-cell office:value-type="string">
            <text:p>31/01/2018</text:p>
          </table:table-cell>
          <table:table-cell office:value-type="string">
            <text:p>CARRETERA LOS CASTILLOS, S/N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11</text:p>
          </table:table-cell>
          <table:table-cell/>
          <table:table-cell office:value-type="string">
            <text:p>INTEGRADA TB ASOC NACIONAL AURICAN (Nº NAC 613721). TOTAL 15 ASOCIACIONES</text:p>
          </table:table-cell>
          <table:table-cell/>
        </table:table-row>
        <table:table-row>
          <table:table-cell office:value-type="string">
            <text:p>G1/S1/23464-18/GC</text:p>
          </table:table-cell>
          <table:table-cell/>
          <table:table-cell office:value-type="string">
            <text:p>PLATAFORMA CIUDADANA POR LA DIGNIDAD DE LOS ANIMALES EN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9/04/2018</text:p>
          </table:table-cell>
          <table:table-cell office:value-type="string">
            <text:p>C/ MALTESES, Nº 5, 5º B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2</text:p>
          </table:table-cell>
          <table:table-cell/>
          <table:table-cell/>
          <table:table-cell/>
        </table:table-row>
        <table:table-row>
          <table:table-cell office:value-type="string">
            <text:p>G1/S1/23518-18/L</text:p>
          </table:table-cell>
          <table:table-cell/>
          <table:table-cell office:value-type="string">
            <text:p>ORNITOLÓGICA CANARIA DE AGAPORNIS AOC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5/2018</text:p>
          </table:table-cell>
          <table:table-cell office:value-type="string">
            <text:p>C/ LA SOTILEZA, Nº 34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23526-18/L</text:p>
          </table:table-cell>
          <table:table-cell/>
          <table:table-cell office:value-type="string">
            <text:p>FREDDYS CATHOUS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4/2018</text:p>
          </table:table-cell>
          <table:table-cell office:value-type="string">
            <text:p>C/ IRLANDA, Nº 93, URB. FARO PARK FASE 1-2, PLAYA BLANCA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YAIZA</text:p>
          </table:table-cell>
          <table:table-cell/>
          <table:table-cell office:value-type="string">
            <text:p>35580</text:p>
          </table:table-cell>
          <table:table-cell/>
          <table:table-cell/>
          <table:table-cell/>
        </table:table-row>
        <table:table-row>
          <table:table-cell office:value-type="string">
            <text:p>G1/S1/23531-18/GC</text:p>
          </table:table-cell>
          <table:table-cell/>
          <table:table-cell office:value-type="string">
            <text:p>CANARY CATS PROTECCIÓN FELI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6/2018</text:p>
          </table:table-cell>
          <table:table-cell office:value-type="string">
            <text:p>C/ TANAUSÚ, Nº 21, 1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9</text:p>
          </table:table-cell>
          <table:table-cell/>
          <table:table-cell/>
          <table:table-cell/>
        </table:table-row>
        <table:table-row>
          <table:table-cell office:value-type="string">
            <text:p>G1/S1/23540-18/TF</text:p>
          </table:table-cell>
          <table:table-cell/>
          <table:table-cell office:value-type="string">
            <text:p>ASOCIACIÓN TINERFEÑA DE ABOGADOS POR LA DEFENSA DE LOS DERECHOS DE LOS ANIMALES (ATADDA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04/2018</text:p>
          </table:table-cell>
          <table:table-cell office:value-type="string">
            <text:p>CALLE SAN LUCAS, Nº 34, EDIF. HERGO, PISO 1º, OFICINA 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3</text:p>
          </table:table-cell>
          <table:table-cell/>
          <table:table-cell/>
          <table:table-cell/>
        </table:table-row>
        <table:table-row>
          <table:table-cell office:value-type="string">
            <text:p>G1/S1/23555-18/F</text:p>
          </table:table-cell>
          <table:table-cell/>
          <table:table-cell office:value-type="string">
            <text:p>GALLÍSTICA EL MAYAZ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6/2018</text:p>
          </table:table-cell>
          <table:table-cell office:value-type="string">
            <text:p>C/ BARO LAJARES, Nº 17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50</text:p>
          </table:table-cell>
          <table:table-cell/>
          <table:table-cell/>
          <table:table-cell/>
        </table:table-row>
        <table:table-row>
          <table:table-cell office:value-type="string">
            <text:p>G1/S1/23557-18/GC</text:p>
          </table:table-cell>
          <table:table-cell/>
          <table:table-cell office:value-type="string">
            <text:p>PROTECTORA DE ANIMALES "PERROS SIN AYUDA EN CANARIAS CHESTER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05/2018</text:p>
          </table:table-cell>
          <table:table-cell office:value-type="string">
            <text:p>C/ CONDE ALBRIT, Nº 15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2</text:p>
          </table:table-cell>
          <table:table-cell/>
          <table:table-cell/>
          <table:table-cell/>
        </table:table-row>
        <table:table-row>
          <table:table-cell office:value-type="string">
            <text:p>G1/S1/23569-18/GC</text:p>
          </table:table-cell>
          <table:table-cell/>
          <table:table-cell office:value-type="string">
            <text:p>PARA LA DEFENSA FELINA Y DE OTROS ANIMALES DE VECINDARIO (ADEFEVE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8/06/2018</text:p>
          </table:table-cell>
          <table:table-cell office:value-type="string">
            <text:p>C/ TAHICHE, Nº 23, 2º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LUCÍA</text:p>
          </table:table-cell>
          <table:table-cell/>
          <table:table-cell office:value-type="string">
            <text:p>35110</text:p>
          </table:table-cell>
          <table:table-cell office:value-type="string">
            <text:p>609263352</text:p>
          </table:table-cell>
          <table:table-cell/>
          <table:table-cell office:value-type="string">
            <text:p>adefeve2018@gmail.com</text:p>
          </table:table-cell>
        </table:table-row>
        <table:table-row>
          <table:table-cell office:value-type="string">
            <text:p>G1/S1/23572-18/TF</text:p>
          </table:table-cell>
          <table:table-cell office:value-type="string">
            <text:p>G76770502</text:p>
          </table:table-cell>
          <table:table-cell office:value-type="string">
            <text:p>ASOCIACIÓN SANTUARIO JOSEFINA RIVERO Y SU PERRO WILLY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6/2018</text:p>
          </table:table-cell>
          <table:table-cell office:value-type="string">
            <text:p>CALLE HONDURAS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/>
          <table:table-cell/>
          <table:table-cell office:value-type="string">
            <text:p>santuariojosefinarivero@gmail.com</text:p>
          </table:table-cell>
        </table:table-row>
        <table:table-row>
          <table:table-cell office:value-type="string">
            <text:p>G1/S1/23614-20/TF</text:p>
          </table:table-cell>
          <table:table-cell/>
          <table:table-cell office:value-type="string">
            <text:p>ASOCIACIÓN PARA LA DEFENSA DE LOS ANIMALES EN TENERIFE "7 VIDAS" (DAT 7 VIDAS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11/2020</text:p>
          </table:table-cell>
          <table:table-cell office:value-type="string">
            <text:p>CALLE TOMÁS DE ARMAS QUINTERO, Nº 1, BLOQUE D, PORTAL 4, PTA.49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10</text:p>
          </table:table-cell>
          <table:table-cell/>
          <table:table-cell/>
          <table:table-cell office:value-type="string">
            <text:p>defensaanimaltenerife@gmail.com</text:p>
          </table:table-cell>
        </table:table-row>
        <table:table-row>
          <table:table-cell office:value-type="string">
            <text:p>G1/S1/23618-18/TF</text:p>
          </table:table-cell>
          <table:table-cell/>
          <table:table-cell office:value-type="string">
            <text:p>ASOCIACIÓN SANGHA SAN MIGUEL GRANJA EDUCATIV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4/2018</text:p>
          </table:table-cell>
          <table:table-cell office:value-type="string">
            <text:p>C/ EL MORRO, 46 - SAN MIGUEL DE ABON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MIGUEL</text:p>
          </table:table-cell>
          <table:table-cell/>
          <table:table-cell office:value-type="string">
            <text:p>38628</text:p>
          </table:table-cell>
          <table:table-cell/>
          <table:table-cell/>
          <table:table-cell/>
        </table:table-row>
        <table:table-row>
          <table:table-cell office:value-type="string">
            <text:p>G1/S1/23781-18/GC</text:p>
          </table:table-cell>
          <table:table-cell/>
          <table:table-cell office:value-type="string">
            <text:p>REFUGIO DE ANIMALES TA-KI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8/2018</text:p>
          </table:table-cell>
          <table:table-cell office:value-type="string">
            <text:p>C/ HOYA DEL REAL, Nº 11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SEQUILLO</text:p>
          </table:table-cell>
          <table:table-cell/>
          <table:table-cell office:value-type="string">
            <text:p>35217</text:p>
          </table:table-cell>
          <table:table-cell/>
          <table:table-cell/>
          <table:table-cell/>
        </table:table-row>
        <table:table-row>
          <table:table-cell office:value-type="string">
            <text:p>G1/S1/23846-18/L</text:p>
          </table:table-cell>
          <table:table-cell/>
          <table:table-cell office:value-type="string">
            <text:p>PROTECTORA DE ANIMALES 7 DÍAS POR 7 VID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10/2018</text:p>
          </table:table-cell>
          <table:table-cell office:value-type="string">
            <text:p>C/ ARRECIFE, Nº 8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SAN BARTOLOMÉ</text:p>
          </table:table-cell>
          <table:table-cell/>
          <table:table-cell office:value-type="string">
            <text:p>35550</text:p>
          </table:table-cell>
          <table:table-cell/>
          <table:table-cell office:value-type="string">
            <text:p>DOMICILIO ANTERIOR: C/ EL ESCARDILLO, Nº 5, MUÑIQUE, 35558 TEGUISE</text:p>
          </table:table-cell>
          <table:table-cell/>
        </table:table-row>
        <table:table-row>
          <table:table-cell office:value-type="string">
            <text:p>G1/S1/23882-18/TF</text:p>
          </table:table-cell>
          <table:table-cell/>
          <table:table-cell office:value-type="string">
            <text:p>ASOCIACIÓN PARA LA PROTECCIÓN Y DEFENSA DE LOS ANIMALES STAND SOLIDARIO PRO ANIMAL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9/2018</text:p>
          </table:table-cell>
          <table:table-cell office:value-type="string">
            <text:p>CALLE BUGANVILLE, Nº 8, 3º D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RANADILLA DE ABONA</text:p>
          </table:table-cell>
          <table:table-cell/>
          <table:table-cell office:value-type="string">
            <text:p>38611</text:p>
          </table:table-cell>
          <table:table-cell/>
          <table:table-cell/>
          <table:table-cell/>
        </table:table-row>
        <table:table-row>
          <table:table-cell office:value-type="string">
            <text:p>G1/S1/23892-18/GC</text:p>
          </table:table-cell>
          <table:table-cell/>
          <table:table-cell office:value-type="string">
            <text:p>APROA HUELLAS POR AGAETE (ASOCIACIÓN PARA LA PROTECCIÓN DE LOS ANIMALES HUELLAS POR AGAETE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11/2018</text:p>
          </table:table-cell>
          <table:table-cell office:value-type="string">
            <text:p>C/ SAN SEBASTIÁN, Nº 17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AETE</text:p>
          </table:table-cell>
          <table:table-cell/>
          <table:table-cell office:value-type="string">
            <text:p>35480</text:p>
          </table:table-cell>
          <table:table-cell/>
          <table:table-cell/>
          <table:table-cell/>
        </table:table-row>
        <table:table-row>
          <table:table-cell office:value-type="string">
            <text:p>G1/S1/23900-18/F</text:p>
          </table:table-cell>
          <table:table-cell/>
          <table:table-cell office:value-type="string">
            <text:p>PARA EL AUXILIO Y RESCATE DE ANIMALES "AFRICAN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11/2018</text:p>
          </table:table-cell>
          <table:table-cell office:value-type="string">
            <text:p>PARAJE EL CASTILLEJO, Nº 39 B, TESJUATE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3922-18/GC</text:p>
          </table:table-cell>
          <table:table-cell/>
          <table:table-cell office:value-type="string">
            <text:p>HAPPY DOG MASPALOMAS ANIMAL RESCU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11/2018</text:p>
          </table:table-cell>
          <table:table-cell office:value-type="string">
            <text:p>CAMINO BUENA VISTA, Nº 8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30</text:p>
          </table:table-cell>
          <table:table-cell/>
          <table:table-cell/>
          <table:table-cell/>
        </table:table-row>
        <table:table-row>
          <table:table-cell office:value-type="string">
            <text:p>G1/S1/23987-19/GC</text:p>
          </table:table-cell>
          <table:table-cell/>
          <table:table-cell office:value-type="string">
            <text:p>SOCIEDAD DE CAZADORES LOCAL DE LA ALDE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/>
          <table:table-cell office:value-type="string">
            <text:p>C/ 1927, Nº 3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 ALDEA DE SAN NICOLÁ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4017-19/TF</text:p>
          </table:table-cell>
          <table:table-cell office:value-type="string">
            <text:p>G767822</text:p>
          </table:table-cell>
          <table:table-cell office:value-type="string">
            <text:p>ASOCIACIÓN REFUGIO DE ANIMALES HORSE HOLIDAYS TENERIF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10/2018</text:p>
          </table:table-cell>
          <table:table-cell office:value-type="string">
            <text:p>PARAJE EL CAMELLITO - ARIC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ICO</text:p>
          </table:table-cell>
          <table:table-cell/>
          <table:table-cell office:value-type="string">
            <text:p>38580</text:p>
          </table:table-cell>
          <table:table-cell/>
          <table:table-cell/>
          <table:table-cell office:value-type="string">
            <text:p>horseholidaystenerife@gmail.com</text:p>
          </table:table-cell>
        </table:table-row>
        <table:table-row>
          <table:table-cell office:value-type="string">
            <text:p>G1/S1/24026-19/TF</text:p>
          </table:table-cell>
          <table:table-cell/>
          <table:table-cell office:value-type="string">
            <text:p>ASOCIACIÓN PROTECTORA DE ANIMALES FINCA RAVEL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11/2018</text:p>
          </table:table-cell>
          <table:table-cell office:value-type="string">
            <text:p>CALLE ARRASTRADERO ABAJO, S/N - REFUGIO FINCA RAVEL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/>
          <table:table-cell/>
          <table:table-cell/>
        </table:table-row>
        <table:table-row>
          <table:table-cell office:value-type="string">
            <text:p>G1/S1/24027-19/TF</text:p>
          </table:table-cell>
          <table:table-cell/>
          <table:table-cell office:value-type="string">
            <text:p>ASOCIACIÓN MEDIOAMBIENTAL COLECTIVO DE ABOGADOS, JURISTAS Y OTROS PROFESIONALES DE DERECHO ANIMAL (COADA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11/2018</text:p>
          </table:table-cell>
          <table:table-cell office:value-type="string">
            <text:p>C/ VALENTÍN SANZ, Nº 10, 1º DCH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3</text:p>
          </table:table-cell>
          <table:table-cell/>
          <table:table-cell/>
          <table:table-cell/>
        </table:table-row>
        <table:table-row>
          <table:table-cell office:value-type="string">
            <text:p>G1/S1/24099-19/GC</text:p>
          </table:table-cell>
          <table:table-cell/>
          <table:table-cell office:value-type="string">
            <text:p>PROTECTORA DE ANIMALES "ROSA BLANCA" CANARI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03/2019</text:p>
          </table:table-cell>
          <table:table-cell office:value-type="string">
            <text:p>C/ DOÑA PERFECTA, Nº 192, 4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2</text:p>
          </table:table-cell>
          <table:table-cell/>
          <table:table-cell/>
          <table:table-cell/>
        </table:table-row>
        <table:table-row>
          <table:table-cell office:value-type="string">
            <text:p>G1/S1/24144-19/TF</text:p>
          </table:table-cell>
          <table:table-cell/>
          <table:table-cell office:value-type="string">
            <text:p>ASOCIACIÓN ECUESTRE OROTEAND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1/2019</text:p>
          </table:table-cell>
          <table:table-cell office:value-type="string">
            <text:p>C/ OROTEANDA BAJA, Nº 8 - GUARGACH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32</text:p>
          </table:table-cell>
          <table:table-cell office:value-type="string">
            <text:p>606994178</text:p>
          </table:table-cell>
          <table:table-cell/>
          <table:table-cell office:value-type="string">
            <text:p>asoecuestre@hotmail.com</text:p>
          </table:table-cell>
        </table:table-row>
        <table:table-row>
          <table:table-cell office:value-type="string">
            <text:p>G1/S1/24208-19/F</text:p>
          </table:table-cell>
          <table:table-cell/>
          <table:table-cell office:value-type="string">
            <text:p>ADEYCA - ASOCIACIÓN DE EDUCACIÓN Y CONCIENCIACIÓN ANIMAL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3/2019</text:p>
          </table:table-cell>
          <table:table-cell office:value-type="string">
            <text:p>C/ BACHILLER, Nº 8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4223-19/P</text:p>
          </table:table-cell>
          <table:table-cell/>
          <table:table-cell office:value-type="string">
            <text:p>"HUELLAS" ASOCIACIÓN DE PROTECCIÓN ANIMAL DE LA PALM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12/2018</text:p>
          </table:table-cell>
          <table:table-cell office:value-type="string">
            <text:p>C/ LOMO DEL PINO, Nº 54 - TENAGUA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PUNTALLANA</text:p>
          </table:table-cell>
          <table:table-cell/>
          <table:table-cell office:value-type="string">
            <text:p>38715</text:p>
          </table:table-cell>
          <table:table-cell office:value-type="string">
            <text:p>636415336</text:p>
          </table:table-cell>
          <table:table-cell/>
          <table:table-cell office:value-type="string">
            <text:p>isamelnz@hotmail.com</text:p>
          </table:table-cell>
        </table:table-row>
        <table:table-row>
          <table:table-cell office:value-type="string">
            <text:p>G1/S1/24268-19/L</text:p>
          </table:table-cell>
          <table:table-cell/>
          <table:table-cell office:value-type="string">
            <text:p>SOBRE ANIMALES Y PLANTAS LUCHADOR DE SIAM BETTA LANZAROT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6/2019</text:p>
          </table:table-cell>
          <table:table-cell office:value-type="string">
            <text:p>C/ GAVIA, Nº 28 BAJO, CALETA DE FAMARA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EGUISE</text:p>
          </table:table-cell>
          <table:table-cell/>
          <table:table-cell office:value-type="string">
            <text:p>35558</text:p>
          </table:table-cell>
          <table:table-cell/>
          <table:table-cell/>
          <table:table-cell/>
        </table:table-row>
        <table:table-row>
          <table:table-cell office:value-type="string">
            <text:p>G1/S1/24342-19/F</text:p>
          </table:table-cell>
          <table:table-cell office:value-type="string">
            <text:p>G76346345</text:p>
          </table:table-cell>
          <table:table-cell office:value-type="string">
            <text:p>THE ANIMAL ACADEMY - REFUGIO ANIMAL FUERTEVENTUR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04/2019</text:p>
          </table:table-cell>
          <table:table-cell office:value-type="string">
            <text:p>CAMINO BUENAVISTA, Nº 14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ANTIGUA</text:p>
          </table:table-cell>
          <table:table-cell/>
          <table:table-cell office:value-type="string">
            <text:p>35639</text:p>
          </table:table-cell>
          <table:table-cell/>
          <table:table-cell/>
          <table:table-cell office:value-type="string">
            <text:p>admin@theanimalacademy.org</text:p>
          </table:table-cell>
        </table:table-row>
        <table:table-row>
          <table:table-cell office:value-type="string">
            <text:p>G1/S1/24372-19/L</text:p>
          </table:table-cell>
          <table:table-cell/>
          <table:table-cell office:value-type="string">
            <text:p>PROTECTORA DE ANIMALES KOMUTIEL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8/2019</text:p>
          </table:table-cell>
          <table:table-cell office:value-type="string">
            <text:p>C/ ESCARDILLO, Nº 67, BAJO DERECHA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 office:value-type="string">
            <text:p>633611573</text:p>
          </table:table-cell>
          <table:table-cell/>
          <table:table-cell office:value-type="string">
            <text:p>asociacionprotectorakomutiel@hotmail.com</text:p>
          </table:table-cell>
        </table:table-row>
        <table:table-row>
          <table:table-cell office:value-type="string">
            <text:p>G1/S1/24405-19/GC</text:p>
          </table:table-cell>
          <table:table-cell/>
          <table:table-cell office:value-type="string">
            <text:p>DEL BETTA DE CANARIAS "BETTACAN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6/2019</text:p>
          </table:table-cell>
          <table:table-cell office:value-type="string">
            <text:p>AVENIDA VENEGUERA, Nº 10, PUERTO RICO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MOGÁN</text:p>
          </table:table-cell>
          <table:table-cell/>
          <table:table-cell office:value-type="string">
            <text:p>35130</text:p>
          </table:table-cell>
          <table:table-cell/>
          <table:table-cell/>
          <table:table-cell/>
        </table:table-row>
        <table:table-row>
          <table:table-cell office:value-type="string">
            <text:p>G1/S1/24412-19/GC</text:p>
          </table:table-cell>
          <table:table-cell/>
          <table:table-cell office:value-type="string">
            <text:p>SOS VIDA ANIMAL GC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06/2019</text:p>
          </table:table-cell>
          <table:table-cell office:value-type="string">
            <text:p>CTRA. GRAL. TEROR - ARUCAS, Nº 28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ROR</text:p>
          </table:table-cell>
          <table:table-cell/>
          <table:table-cell office:value-type="string">
            <text:p>35330</text:p>
          </table:table-cell>
          <table:table-cell/>
          <table:table-cell office:value-type="string">
            <text:p>DOMICILIO ANTERIOR: PASAJE EL BREZO, Nº 6, 35412 ARUCAS</text:p>
          </table:table-cell>
          <table:table-cell office:value-type="string">
            <text:p>sosvidaanimalgc@gmail.com</text:p>
          </table:table-cell>
        </table:table-row>
        <table:table-row>
          <table:table-cell office:value-type="string">
            <text:p>G1/S1/24430-19/TF</text:p>
          </table:table-cell>
          <table:table-cell/>
          <table:table-cell office:value-type="string">
            <text:p>ASOCIACIÓN FELINA NEK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06/2019</text:p>
          </table:table-cell>
          <table:table-cell office:value-type="string">
            <text:p>C/ PITERILLAS, Nº 6 - SAN ANTONI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MATANZA DE ACENTEJO</text:p>
          </table:table-cell>
          <table:table-cell/>
          <table:table-cell office:value-type="string">
            <text:p>38379</text:p>
          </table:table-cell>
          <table:table-cell/>
          <table:table-cell/>
          <table:table-cell/>
        </table:table-row>
        <table:table-row>
          <table:table-cell office:value-type="string">
            <text:p>G1/S1/24436-19/GO</text:p>
          </table:table-cell>
          <table:table-cell/>
          <table:table-cell office:value-type="string">
            <text:p>ASOCIACIÓN CLUB DEL MELADO TINERFEÑ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06/2019</text:p>
          </table:table-cell>
          <table:table-cell office:value-type="string">
            <text:p>C/ RUIZ DE PADRÓN</text:p>
          </table:table-cell>
          <table:table-cell office:value-type="string">
            <text:p>Santa Cruz de Tenerife</text:p>
          </table:table-cell>
          <table:table-cell office:value-type="string">
            <text:p>LA GOMERA</text:p>
          </table:table-cell>
          <table:table-cell office:value-type="string">
            <text:p>SAN SEBASTIÁN DE LA GOMERA</text:p>
          </table:table-cell>
          <table:table-cell/>
          <table:table-cell office:value-type="string">
            <text:p>38800</text:p>
          </table:table-cell>
          <table:table-cell/>
          <table:table-cell/>
          <table:table-cell/>
        </table:table-row>
        <table:table-row>
          <table:table-cell office:value-type="string">
            <text:p>G1/S1/24438-19/TF</text:p>
          </table:table-cell>
          <table:table-cell/>
          <table:table-cell office:value-type="string">
            <text:p>ASOCIACIÓN EN DEFENSA DEL BIENESTAR ANIMAL VIDA CON B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8/2019</text:p>
          </table:table-cell>
          <table:table-cell office:value-type="string">
            <text:p>C/ LOS MOLINOS, Nº 16, EDIF. BRIZ, 4º D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DEJE</text:p>
          </table:table-cell>
          <table:table-cell/>
          <table:table-cell office:value-type="string">
            <text:p>38670</text:p>
          </table:table-cell>
          <table:table-cell/>
          <table:table-cell/>
          <table:table-cell/>
        </table:table-row>
        <table:table-row>
          <table:table-cell office:value-type="string">
            <text:p>G1/S1/24527-19/TF</text:p>
          </table:table-cell>
          <table:table-cell office:value-type="string">
            <text:p>G76808559</text:p>
          </table:table-cell>
          <table:table-cell office:value-type="string">
            <text:p>ASOCIACIÓN DE PROTECTORA DE ANIMALES CANSERBERO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9/2019</text:p>
          </table:table-cell>
          <table:table-cell office:value-type="string">
            <text:p>C/ POETA EMETERO GUTIERREZ ALBERO N º1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ACORONTE</text:p>
          </table:table-cell>
          <table:table-cell/>
          <table:table-cell office:value-type="string">
            <text:p>31350</text:p>
          </table:table-cell>
          <table:table-cell office:value-type="string">
            <text:p>695035796</text:p>
          </table:table-cell>
          <table:table-cell/>
          <table:table-cell office:value-type="string">
            <text:p>rescatetenerifecanserbero@gmail.com</text:p>
          </table:table-cell>
        </table:table-row>
        <table:table-row>
          <table:table-cell office:value-type="string">
            <text:p>G1/S1/24538-19/F</text:p>
          </table:table-cell>
          <table:table-cell/>
          <table:table-cell office:value-type="string">
            <text:p>PROTECTORA DE ANIMALES STREUNERLIEBE E.V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8/2019</text:p>
          </table:table-cell>
          <table:table-cell office:value-type="string">
            <text:p>C/ EL AMAÑO, Nº 5, VILLAVERDE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50</text:p>
          </table:table-cell>
          <table:table-cell/>
          <table:table-cell/>
          <table:table-cell/>
        </table:table-row>
        <table:table-row>
          <table:table-cell office:value-type="string">
            <text:p>G1/S1/24552-20/L</text:p>
          </table:table-cell>
          <table:table-cell/>
          <table:table-cell office:value-type="string">
            <text:p><text:s/>LANZÁNIMAL – CENTRO DE EDUCACIÓN Y TERAPIA ASISTIDA CON ANIMALES -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11/2019</text:p>
          </table:table-cell>
          <table:table-cell office:value-type="string">
            <text:p>C/ BARBA DE MORO S/N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EGUISE</text:p>
          </table:table-cell>
          <table:table-cell/>
          <table:table-cell office:value-type="string">
            <text:p>35544</text:p>
          </table:table-cell>
          <table:table-cell/>
          <table:table-cell/>
          <table:table-cell/>
        </table:table-row>
        <table:table-row>
          <table:table-cell office:value-type="string">
            <text:p>G1/S1/24572-19/GC</text:p>
          </table:table-cell>
          <table:table-cell/>
          <table:table-cell office:value-type="string">
            <text:p>ZENDOG EDUCACIÓN CANI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7/2019</text:p>
          </table:table-cell>
          <table:table-cell office:value-type="string">
            <text:p>C/ DORAMAS, Nº 12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GALDAR</text:p>
          </table:table-cell>
          <table:table-cell/>
          <table:table-cell office:value-type="string">
            <text:p>35460</text:p>
          </table:table-cell>
          <table:table-cell/>
          <table:table-cell/>
          <table:table-cell/>
        </table:table-row>
        <table:table-row>
          <table:table-cell office:value-type="string">
            <text:p>G1/S1/24591-20/TF</text:p>
          </table:table-cell>
          <table:table-cell/>
          <table:table-cell office:value-type="string">
            <text:p>ASOCIACIÓN RED CANARIA DE ABOGADOS POR EL BIENESTAR ANIMAL Y EL MEDIO AMBIENTE (RED CABAMA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9/2019</text:p>
          </table:table-cell>
          <table:table-cell office:value-type="string">
            <text:p>C/ PÉREZ DE ROZAS, Nº 16 - 1º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4</text:p>
          </table:table-cell>
          <table:table-cell/>
          <table:table-cell/>
          <table:table-cell/>
        </table:table-row>
        <table:table-row>
          <table:table-cell office:value-type="string">
            <text:p>G1/S1/24594-20/GC</text:p>
          </table:table-cell>
          <table:table-cell/>
          <table:table-cell office:value-type="string">
            <text:p>EMBRUJA2, ADIESTRAMIENTO Y EDUCACIÓN ANIM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11/2019</text:p>
          </table:table-cell>
          <table:table-cell office:value-type="string">
            <text:p>C/ ORTEGA Y GASSET, Nº 12 - 2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INGENIO</text:p>
          </table:table-cell>
          <table:table-cell/>
          <table:table-cell office:value-type="string">
            <text:p>35240</text:p>
          </table:table-cell>
          <table:table-cell office:value-type="string">
            <text:p>691685679 / 928765947</text:p>
          </table:table-cell>
          <table:table-cell/>
          <table:table-cell office:value-type="string">
            <text:p>aleopaopa@gmail.com</text:p>
          </table:table-cell>
        </table:table-row>
        <table:table-row>
          <table:table-cell office:value-type="string">
            <text:p>G1/S1/24633-20/TF</text:p>
          </table:table-cell>
          <table:table-cell/>
          <table:table-cell office:value-type="string">
            <text:p>ASOCIACIÓN CLUB GRUPO COLOMBÓFILO DE SANTA CRUZ DE TENERIFE - CGCT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4/2019</text:p>
          </table:table-cell>
          <table:table-cell office:value-type="string">
            <text:p>PEDRO BERNARDO FORSTALL, MANZANA E, BLOQUE 13, LOCAL Nº 16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8</text:p>
          </table:table-cell>
          <table:table-cell/>
          <table:table-cell/>
          <table:table-cell/>
        </table:table-row>
        <table:table-row>
          <table:table-cell office:value-type="string">
            <text:p>G1/S1/24661-20/GC</text:p>
          </table:table-cell>
          <table:table-cell/>
          <table:table-cell office:value-type="string">
            <text:p>CANARIA DE CRIADORES DE PERIQUITOS (ACRIPE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1/2020</text:p>
          </table:table-cell>
          <table:table-cell office:value-type="string">
            <text:p>C/ ARRORÓ, Nº 18, CRUCE DE ARINAG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GÜIMES</text:p>
          </table:table-cell>
          <table:table-cell/>
          <table:table-cell office:value-type="string">
            <text:p>35118</text:p>
          </table:table-cell>
          <table:table-cell/>
          <table:table-cell/>
          <table:table-cell office:value-type="string">
            <text:p>periquitos.canarias@gmail.com</text:p>
          </table:table-cell>
        </table:table-row>
        <table:table-row>
          <table:table-cell office:value-type="string">
            <text:p>G1/S1/24690-20/GC</text:p>
          </table:table-cell>
          <table:table-cell/>
          <table:table-cell office:value-type="string">
            <text:p>GATOS DE LA CALLE EN G.C.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8/2019</text:p>
          </table:table-cell>
          <table:table-cell office:value-type="string">
            <text:p>C/ ALMANSA, Nº 51, 1º E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0</text:p>
          </table:table-cell>
          <table:table-cell/>
          <table:table-cell/>
          <table:table-cell/>
        </table:table-row>
        <table:table-row>
          <table:table-cell office:value-type="string">
            <text:p>G1/S1/24709-20/TF</text:p>
          </table:table-cell>
          <table:table-cell/>
          <table:table-cell office:value-type="string">
            <text:p>ASOCIACIÓN FINCA ARKADIA SANTUARIO ANIM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10/2019</text:p>
          </table:table-cell>
          <table:table-cell office:value-type="string">
            <text:p>POLÍGONO Nº 21, PARCELA 181 - DONDE DICEN EL BALAY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A OROTAVA</text:p>
          </table:table-cell>
          <table:table-cell/>
          <table:table-cell office:value-type="string">
            <text:p>38000</text:p>
          </table:table-cell>
          <table:table-cell/>
          <table:table-cell/>
          <table:table-cell/>
        </table:table-row>
        <table:table-row>
          <table:table-cell office:value-type="string">
            <text:p>G1/S1/24755-20/GC</text:p>
          </table:table-cell>
          <table:table-cell/>
          <table:table-cell office:value-type="string">
            <text:p>PROTECTORA DE ANIMALES NO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3/2019</text:p>
          </table:table-cell>
          <table:table-cell office:value-type="string">
            <text:p>C/ LOS LLANETES, Nº 32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SEQUILLO</text:p>
          </table:table-cell>
          <table:table-cell/>
          <table:table-cell office:value-type="string">
            <text:p>35217</text:p>
          </table:table-cell>
          <table:table-cell/>
          <table:table-cell/>
          <table:table-cell office:value-type="string">
            <text:p>noa.valsequillo@gmail.com</text:p>
          </table:table-cell>
        </table:table-row>
        <table:table-row>
          <table:table-cell office:value-type="string">
            <text:p>G1/S1/24787-20/TF</text:p>
          </table:table-cell>
          <table:table-cell/>
          <table:table-cell office:value-type="string">
            <text:p>ASOCIACIÓN PROTECTORA DE ANIMALES ABANDONADOS DE LOS REALEJOS (PELUDOS FELICES)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10/2019</text:p>
          </table:table-cell>
          <table:table-cell office:value-type="string">
            <text:p>CAMINO LA FERRUJA, Nº 1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OS REALEJOS</text:p>
          </table:table-cell>
          <table:table-cell/>
          <table:table-cell office:value-type="string">
            <text:p>38410</text:p>
          </table:table-cell>
          <table:table-cell/>
          <table:table-cell/>
          <table:table-cell/>
        </table:table-row>
        <table:table-row>
          <table:table-cell office:value-type="string">
            <text:p>G1/S1/24822-20/TF</text:p>
          </table:table-cell>
          <table:table-cell/>
          <table:table-cell office:value-type="string">
            <text:p>ASOCIACIÓN DE CRIADORES DE PRESA CANARIO (ACPRECAN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12/2019</text:p>
          </table:table-cell>
          <table:table-cell office:value-type="string">
            <text:p>CAMINO SAN DIEGO, Nº 74 - CASA DEL GANADER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6</text:p>
          </table:table-cell>
          <table:table-cell/>
          <table:table-cell/>
          <table:table-cell/>
        </table:table-row>
        <table:table-row>
          <table:table-cell office:value-type="string">
            <text:p>G1/S1/24887-20/L</text:p>
          </table:table-cell>
          <table:table-cell/>
          <table:table-cell office:value-type="string">
            <text:p>PARA LA DEFENSA CONTRA EL MALTRATO ANIMAL LANZAROTE ADEM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6/2020</text:p>
          </table:table-cell>
          <table:table-cell office:value-type="string">
            <text:p>C/ MALAGUEÑA, Nº 111, 1º IZQDA, ARGANA ALTA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24900-20/TF</text:p>
          </table:table-cell>
          <table:table-cell/>
          <table:table-cell office:value-type="string">
            <text:p>ASOCIACIÓN DE ANIMALES GATUNOS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5/2020</text:p>
          </table:table-cell>
          <table:table-cell office:value-type="string">
            <text:p>CALLE EL SALADERO, Nº 5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EL SAUZAL</text:p>
          </table:table-cell>
          <table:table-cell/>
          <table:table-cell office:value-type="string">
            <text:p>38360</text:p>
          </table:table-cell>
          <table:table-cell/>
          <table:table-cell/>
          <table:table-cell/>
        </table:table-row>
        <table:table-row>
          <table:table-cell office:value-type="string">
            <text:p>G1/S1/24937-20/GC</text:p>
          </table:table-cell>
          <table:table-cell/>
          <table:table-cell office:value-type="string">
            <text:p>CULTURAL DE BIENESTAR ANIMAL JINANIMAL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3/2020</text:p>
          </table:table-cell>
          <table:table-cell office:value-type="string">
            <text:p>C/ MANUEL ALEMÁN ÁLAMO, Nº 23, 3º C, JINÁMAR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TELD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1/S1/24975-20/GC</text:p>
          </table:table-cell>
          <table:table-cell/>
          <table:table-cell office:value-type="string">
            <text:p>PROTECTORA DE ANIMALES DE GRAN TAMAÑO Y MEDIO AMBIENTE "REFUGIO GANESHA"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8/2020</text:p>
          </table:table-cell>
          <table:table-cell office:value-type="string">
            <text:p>AVDA. VENEZUELA, Nº 21, EL ZUMACAL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LESECO</text:p>
          </table:table-cell>
          <table:table-cell/>
          <table:table-cell office:value-type="string">
            <text:p>35349</text:p>
          </table:table-cell>
          <table:table-cell/>
          <table:table-cell/>
          <table:table-cell/>
        </table:table-row>
        <table:table-row>
          <table:table-cell office:value-type="string">
            <text:p>G1/S1/24991-20/F</text:p>
          </table:table-cell>
          <table:table-cell/>
          <table:table-cell office:value-type="string">
            <text:p>SOBRE ANIMALES Y PLANTAS, GRANJA TARA EL ROQUE, REFUGIO Y RECUPERACIÓN DE ANIMALES DE GRANJ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1/07/2020</text:p>
          </table:table-cell>
          <table:table-cell office:value-type="string">
            <text:p>POLÍGONO 9, PARCELA 48, EL ROQUE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50</text:p>
          </table:table-cell>
          <table:table-cell/>
          <table:table-cell/>
          <table:table-cell/>
        </table:table-row>
        <table:table-row>
          <table:table-cell office:value-type="string">
            <text:p>G1/S1/25014-20/TF</text:p>
          </table:table-cell>
          <table:table-cell/>
          <table:table-cell office:value-type="string">
            <text:p>ASOCIACIÓN ANIMAL EL VALLE ENCANTAD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7/2020</text:p>
          </table:table-cell>
          <table:table-cell office:value-type="string">
            <text:p>C FILIPINAS N 13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/>
          <table:table-cell/>
          <table:table-cell/>
        </table:table-row>
        <table:table-row>
          <table:table-cell office:value-type="string">
            <text:p>G1/S1/25066-20/TF</text:p>
          </table:table-cell>
          <table:table-cell/>
          <table:table-cell office:value-type="string">
            <text:p>ASOCIACIÓN PBAT / PLATAFORMA BIENESTAR ANIMAL TACORONTE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10/2020</text:p>
          </table:table-cell>
          <table:table-cell office:value-type="string">
            <text:p>CALLE CANDELARIA MONTE, 11-B DE AGUAGARCÍ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ACORONTE</text:p>
          </table:table-cell>
          <table:table-cell/>
          <table:table-cell office:value-type="string">
            <text:p>38355</text:p>
          </table:table-cell>
          <table:table-cell/>
          <table:table-cell/>
          <table:table-cell office:value-type="string">
            <text:p>bienestaranimaltacoronte@gmail.com</text:p>
          </table:table-cell>
        </table:table-row>
        <table:table-row>
          <table:table-cell office:value-type="string">
            <text:p>G1/S1/25074-20/TF</text:p>
          </table:table-cell>
          <table:table-cell office:value-type="string">
            <text:p>G76824952</text:p>
          </table:table-cell>
          <table:table-cell office:value-type="string">
            <text:p>ASOCIACIÓN SOCIAL "PROTECTORA SACRAMENTO DE PERROS, CABALLOS Y MEDIO AMBIENTE - P.S.P.C.M.A."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3/03/2020</text:p>
          </table:table-cell>
          <table:table-cell office:value-type="string">
            <text:p>CALLE SESAMO, Nº 12 - BAJO - COSTA DEL SILENCI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30</text:p>
          </table:table-cell>
          <table:table-cell/>
          <table:table-cell/>
          <table:table-cell office:value-type="string">
            <text:p>protectorasacramento@gmail.com</text:p>
          </table:table-cell>
        </table:table-row>
        <table:table-row>
          <table:table-cell office:value-type="string">
            <text:p>G1/S1/25096-20/F</text:p>
          </table:table-cell>
          <table:table-cell/>
          <table:table-cell office:value-type="string">
            <text:p>PARA EL AUXILIO Y RESCATE DE ANIMALES "BARDINOS SOS FUERTEVENTURA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11/2020</text:p>
          </table:table-cell>
          <table:table-cell office:value-type="string">
            <text:p>C/ HIEDRA, Nº 4, LA CAPELLANÍA, TAMARAGUA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60</text:p>
          </table:table-cell>
          <table:table-cell/>
          <table:table-cell/>
          <table:table-cell/>
        </table:table-row>
        <table:table-row>
          <table:table-cell office:value-type="string">
            <text:p>G1/S1/25100-20/GC</text:p>
          </table:table-cell>
          <table:table-cell/>
          <table:table-cell office:value-type="string">
            <text:p>MERCADILLOS SUR GRAN CANARIA TAMARAGU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8/2020</text:p>
          </table:table-cell>
          <table:table-cell office:value-type="string">
            <text:p>CENTRO COMERCIAL EUROCENTER, Nº 49-56B, PLAYA DEL INGLÉS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0</text:p>
          </table:table-cell>
          <table:table-cell/>
          <table:table-cell/>
          <table:table-cell/>
        </table:table-row>
        <table:table-row>
          <table:table-cell office:value-type="string">
            <text:p>G1/S1/25139-20/F</text:p>
          </table:table-cell>
          <table:table-cell office:value-type="string">
            <text:p>G01916709</text:p>
          </table:table-cell>
          <table:table-cell office:value-type="string">
            <text:p>SOCIAL Y PROTECTORA DE ANIMALES "SILVERCAN"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4/2020</text:p>
          </table:table-cell>
          <table:table-cell office:value-type="string">
            <text:p>C/ LA RUDA, Nº 57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PUERTO DEL ROSARIO</text:p>
          </table:table-cell>
          <table:table-cell/>
          <table:table-cell office:value-type="string">
            <text:p>35600</text:p>
          </table:table-cell>
          <table:table-cell/>
          <table:table-cell/>
          <table:table-cell/>
        </table:table-row>
        <table:table-row>
          <table:table-cell office:value-type="string">
            <text:p>G1/S1/25217-21/GC</text:p>
          </table:table-cell>
          <table:table-cell/>
          <table:table-cell office:value-type="string">
            <text:p>RESCATE Y REHABILITACIÓN ANIMAL ALEJANDRO GARCÍ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1/2021</text:p>
          </table:table-cell>
          <table:table-cell office:value-type="string">
            <text:p>C/ FRANCISCO GONZÁLEZ SANTANA, Nº 6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8</text:p>
          </table:table-cell>
          <table:table-cell/>
          <table:table-cell/>
          <table:table-cell/>
        </table:table-row>
        <table:table-row>
          <table:table-cell office:value-type="string">
            <text:p>G1/S1/25228-21/GC</text:p>
          </table:table-cell>
          <table:table-cell/>
          <table:table-cell office:value-type="string">
            <text:p>ANIMALISTA EL ALMA DE MINA AMA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2/2021</text:p>
          </table:table-cell>
          <table:table-cell office:value-type="string">
            <text:p>C/ JOSÉ SUÁREZ SUÁREZ, Nº 8 Y 1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ARUCAS</text:p>
          </table:table-cell>
          <table:table-cell/>
          <table:table-cell office:value-type="string">
            <text:p>35413</text:p>
          </table:table-cell>
          <table:table-cell/>
          <table:table-cell/>
          <table:table-cell office:value-type="string">
            <text:p>elalmademina@hotmail.com</text:p>
          </table:table-cell>
        </table:table-row>
        <table:table-row>
          <table:table-cell office:value-type="string">
            <text:p>G1/S1/25234-21/L</text:p>
          </table:table-cell>
          <table:table-cell/>
          <table:table-cell office:value-type="string">
            <text:p>PROTECTORA DE ANIMALES PROYECTO PODENC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12/2020</text:p>
          </table:table-cell>
          <table:table-cell office:value-type="string">
            <text:p>C/ MALAGUEÑA, Nº 111, 1º IZQDA, ARGANA ALTA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ARRECIFE</text:p>
          </table:table-cell>
          <table:table-cell/>
          <table:table-cell office:value-type="string">
            <text:p>35500</text:p>
          </table:table-cell>
          <table:table-cell/>
          <table:table-cell/>
          <table:table-cell/>
        </table:table-row>
        <table:table-row>
          <table:table-cell office:value-type="string">
            <text:p>G1/S1/25280-21/GC</text:p>
          </table:table-cell>
          <table:table-cell/>
          <table:table-cell office:value-type="string">
            <text:p>ADOPTA.TV DEFENSA DE LOS ANIMALE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12/2020</text:p>
          </table:table-cell>
          <table:table-cell office:value-type="string">
            <text:p>C/ BAJADA LOMO GUILLÉN, Nº 6, 2º 1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MARÍA DE GUÍA</text:p>
          </table:table-cell>
          <table:table-cell/>
          <table:table-cell office:value-type="string">
            <text:p>35450</text:p>
          </table:table-cell>
          <table:table-cell/>
          <table:table-cell/>
          <table:table-cell/>
        </table:table-row>
        <table:table-row>
          <table:table-cell office:value-type="string">
            <text:p>G1/S1/25337-21/L</text:p>
          </table:table-cell>
          <table:table-cell/>
          <table:table-cell office:value-type="string">
            <text:p>LANZAROTE CAT PROTECTION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3/2021</text:p>
          </table:table-cell>
          <table:table-cell office:value-type="string">
            <text:p>C/ CAMINO LAS CASAÑAS, Nº 3, MÁCHER</text:p>
          </table:table-cell>
          <table:table-cell office:value-type="string">
            <text:p>Las Palmas</text:p>
          </table:table-cell>
          <table:table-cell office:value-type="string">
            <text:p>LANZAROTE</text:p>
          </table:table-cell>
          <table:table-cell office:value-type="string">
            <text:p>TÍAS</text:p>
          </table:table-cell>
          <table:table-cell/>
          <table:table-cell office:value-type="string">
            <text:p>35571</text:p>
          </table:table-cell>
          <table:table-cell/>
          <table:table-cell/>
          <table:table-cell/>
        </table:table-row>
        <table:table-row>
          <table:table-cell office:value-type="string">
            <text:p>G1/S1/25418-21/GC</text:p>
          </table:table-cell>
          <table:table-cell/>
          <table:table-cell office:value-type="string">
            <text:p>PACTA BIENESTAR ANIM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4/2021</text:p>
          </table:table-cell>
          <table:table-cell office:value-type="string">
            <text:p>C/ LOMO DEL CAPÓN, Nº 74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7</text:p>
          </table:table-cell>
          <table:table-cell/>
          <table:table-cell/>
          <table:table-cell office:value-type="string">
            <text:p>yaizagomezmejias@yahoo.co.uk</text:p>
          </table:table-cell>
        </table:table-row>
        <table:table-row>
          <table:table-cell office:value-type="string">
            <text:p>G1/S1/25422-21/GC</text:p>
          </table:table-cell>
          <table:table-cell/>
          <table:table-cell office:value-type="string">
            <text:p>CANARIA DE AMIGOS Y PROTECTORES DE LOS GATOS "LUBICATS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5/2021</text:p>
          </table:table-cell>
          <table:table-cell office:value-type="string">
            <text:p>AVDA. TOUR OPERADOR THOMSON HOLIDAY, Nº 6, URB. BEACH FLOR PTA. 105, MASPALOMAS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0</text:p>
          </table:table-cell>
          <table:table-cell/>
          <table:table-cell/>
          <table:table-cell office:value-type="string">
            <text:p>lleongc@hotmail.com</text:p>
          </table:table-cell>
        </table:table-row>
        <table:table-row>
          <table:table-cell office:value-type="string">
            <text:p>G1/S1/25456-21/TF</text:p>
          </table:table-cell>
          <table:table-cell/>
          <table:table-cell office:value-type="string">
            <text:p>GESTIÓN ÉTICA ANIM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01/2021</text:p>
          </table:table-cell>
          <table:table-cell office:value-type="string">
            <text:p>C/ PÍO BAROJA, Nº 4, 5º C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007</text:p>
          </table:table-cell>
          <table:table-cell/>
          <table:table-cell/>
          <table:table-cell office:value-type="string">
            <text:p>adriana.naranjodominguez@gmail.com</text:p>
          </table:table-cell>
        </table:table-row>
        <table:table-row>
          <table:table-cell office:value-type="string">
            <text:p>G1/S1/25474-21/TF</text:p>
          </table:table-cell>
          <table:table-cell/>
          <table:table-cell office:value-type="string">
            <text:p>PROTECTORA DE ANIMALES CARE4CATS TENERIF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0/03/2021</text:p>
          </table:table-cell>
          <table:table-cell office:value-type="string">
            <text:p>AVENIDA PRÍNCIPES DE ESPAÑA, Nº 3, LOCAL 3, CC TAMA CENTRO, EL MÉDAN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RANADILLA DE ABONA</text:p>
          </table:table-cell>
          <table:table-cell/>
          <table:table-cell office:value-type="string">
            <text:p>38612</text:p>
          </table:table-cell>
          <table:table-cell/>
          <table:table-cell/>
          <table:table-cell office:value-type="string">
            <text:p>stephanie.morgan33@gmail.com</text:p>
          </table:table-cell>
        </table:table-row>
        <table:table-row>
          <table:table-cell office:value-type="string">
            <text:p>G1/S1/25486-21/TF</text:p>
          </table:table-cell>
          <table:table-cell/>
          <table:table-cell office:value-type="string">
            <text:p>DEPORTIVA DE ADIESTRAMIENTO AGUERE CAN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1/05/2021</text:p>
          </table:table-cell>
          <table:table-cell office:value-type="string">
            <text:p>C/ CREPÚSCULO, Nº 11, SAN LÁZAR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 CRISTOBAL DE LA LAGUNA</text:p>
          </table:table-cell>
          <table:table-cell/>
          <table:table-cell office:value-type="string">
            <text:p>38206</text:p>
          </table:table-cell>
          <table:table-cell/>
          <table:table-cell/>
          <table:table-cell office:value-type="string">
            <text:p>adiestramientoaguere@gmail.com</text:p>
          </table:table-cell>
        </table:table-row>
        <table:table-row>
          <table:table-cell office:value-type="string">
            <text:p>G1/S1/25501-21/GC</text:p>
          </table:table-cell>
          <table:table-cell/>
          <table:table-cell office:value-type="string">
            <text:p>SOCIAL AMPLIANDO CONCIENCIA UNCANNY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3/2021</text:p>
          </table:table-cell>
          <table:table-cell office:value-type="string">
            <text:p>CERCADOS DE MERINO, Nº 5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MARÍA DE GUÍA</text:p>
          </table:table-cell>
          <table:table-cell/>
          <table:table-cell office:value-type="string">
            <text:p>35450</text:p>
          </table:table-cell>
          <table:table-cell/>
          <table:table-cell/>
          <table:table-cell/>
        </table:table-row>
        <table:table-row>
          <table:table-cell office:value-type="string">
            <text:p>G1/S1/25513-21/TF</text:p>
          </table:table-cell>
          <table:table-cell/>
          <table:table-cell office:value-type="string">
            <text:p>NUEVA EDUCACIÓN EN EL RESPETO ANIMAL (ASOCIACIÓN NUEVA E.R.A.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7/2021</text:p>
          </table:table-cell>
          <table:table-cell office:value-type="string">
            <text:p>AVDA. SAN BORONDÓN, S/N., CENTRO COMERCIAL HIPERDINO, LOCAL 1-4, FAÑABÉ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DEJE</text:p>
          </table:table-cell>
          <table:table-cell/>
          <table:table-cell office:value-type="string">
            <text:p>38670</text:p>
          </table:table-cell>
          <table:table-cell/>
          <table:table-cell/>
          <table:table-cell/>
        </table:table-row>
        <table:table-row>
          <table:table-cell office:value-type="string">
            <text:p>G1/S1/25538-21/GC</text:p>
          </table:table-cell>
          <table:table-cell/>
          <table:table-cell office:value-type="string">
            <text:p>PROTECTORA DE ANIMALES REFUGIADOG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7/2021</text:p>
          </table:table-cell>
          <table:table-cell office:value-type="string">
            <text:p>C/ EL LANCE, Nº 27, ZUMACAL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VALLESECO</text:p>
          </table:table-cell>
          <table:table-cell/>
          <table:table-cell office:value-type="string">
            <text:p>35340</text:p>
          </table:table-cell>
          <table:table-cell/>
          <table:table-cell/>
          <table:table-cell/>
        </table:table-row>
        <table:table-row>
          <table:table-cell office:value-type="string">
            <text:p>G1/S1/25574-21/TF</text:p>
          </table:table-cell>
          <table:table-cell/>
          <table:table-cell office:value-type="string">
            <text:p>ÁNGELES FELINOS ARO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4/2021</text:p>
          </table:table-cell>
          <table:table-cell office:value-type="string">
            <text:p>C/ BÉLGICA, Nº 3, LAS GALLETAS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31</text:p>
          </table:table-cell>
          <table:table-cell office:value-type="string">
            <text:p>677648310</text:p>
          </table:table-cell>
          <table:table-cell/>
          <table:table-cell office:value-type="string">
            <text:p>aunxaki@hotmail.com</text:p>
          </table:table-cell>
        </table:table-row>
        <table:table-row>
          <table:table-cell office:value-type="string">
            <text:p>G1/S1/25577-21/GC</text:p>
          </table:table-cell>
          <table:table-cell/>
          <table:table-cell office:value-type="string">
            <text:p>ACCIÓN FELINA GESTORES DE COLONIAS DE SAN BARTOLOMÉ DE TIRAJAN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8/2021</text:p>
          </table:table-cell>
          <table:table-cell office:value-type="string">
            <text:p>C/ SAN SALVADOR, Nº 2, BLOQUE 5, 3º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25601-21/F</text:p>
          </table:table-cell>
          <table:table-cell/>
          <table:table-cell office:value-type="string">
            <text:p>PROTECTORA DE ANIMALES LINDA CANINO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8/2021</text:p>
          </table:table-cell>
          <table:table-cell office:value-type="string">
            <text:p>C/ LENTISCO, Nº 10, LA CAPELLANÍA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60</text:p>
          </table:table-cell>
          <table:table-cell/>
          <table:table-cell/>
          <table:table-cell/>
        </table:table-row>
        <table:table-row>
          <table:table-cell office:value-type="string">
            <text:p>G1/S1/25683-21/GC</text:p>
          </table:table-cell>
          <table:table-cell/>
          <table:table-cell office:value-type="string">
            <text:p>DIAMOND DOGS PROTECTORA DE ANIMAL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10/2021</text:p>
          </table:table-cell>
          <table:table-cell office:value-type="string">
            <text:p>C/ TURQUE, Nº 2, BAJO G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6</text:p>
          </table:table-cell>
          <table:table-cell/>
          <table:table-cell/>
          <table:table-cell/>
        </table:table-row>
        <table:table-row>
          <table:table-cell office:value-type="string">
            <text:p>G1/S1/25707-21/GC</text:p>
          </table:table-cell>
          <table:table-cell/>
          <table:table-cell office:value-type="string">
            <text:p>DE PROTECCIÓN Y BIENESTAR ANIMAL PAWS (PROTECTION AND WELFARE SCHEME)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9/2021</text:p>
          </table:table-cell>
          <table:table-cell office:value-type="string">
            <text:p>C/ PRINCESA TENESOYA, Nº 55 BAJO, ARGUINEGUÍN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MOGÁN</text:p>
          </table:table-cell>
          <table:table-cell/>
          <table:table-cell office:value-type="string">
            <text:p>35120</text:p>
          </table:table-cell>
          <table:table-cell office:value-type="string">
            <text:p>643973415</text:p>
          </table:table-cell>
          <table:table-cell/>
          <table:table-cell office:value-type="string">
            <text:p>robplata84@gmail.com</text:p>
          </table:table-cell>
        </table:table-row>
        <table:table-row>
          <table:table-cell office:value-type="string">
            <text:p>G1/S1/25708-21/TF</text:p>
          </table:table-cell>
          <table:table-cell/>
          <table:table-cell office:value-type="string">
            <text:p>PROTECTORA DE ANIMALES Y DEL CAMPO "VICATCAM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8/11/2021</text:p>
          </table:table-cell>
          <table:table-cell office:value-type="string">
            <text:p>C/ LAS PAREDES, Nº 16, LA SABINIT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ICO</text:p>
          </table:table-cell>
          <table:table-cell/>
          <table:table-cell office:value-type="string">
            <text:p>38589</text:p>
          </table:table-cell>
          <table:table-cell office:value-type="string">
            <text:p>646374694</text:p>
          </table:table-cell>
          <table:table-cell/>
          <table:table-cell office:value-type="string">
            <text:p>copyclaudiasuarez@gmail.com</text:p>
          </table:table-cell>
        </table:table-row>
        <table:table-row>
          <table:table-cell office:value-type="string">
            <text:p>G1/S1/25743-21/TF</text:p>
          </table:table-cell>
          <table:table-cell/>
          <table:table-cell office:value-type="string">
            <text:p>"SELENE" PARA LA PROTECCIÓN DE LOS ANIMALE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11/2021</text:p>
          </table:table-cell>
          <table:table-cell office:value-type="string">
            <text:p>AVENIDA VENEZUELA, Nº 126, BAJ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/>
          <table:table-cell/>
          <table:table-cell/>
        </table:table-row>
        <table:table-row>
          <table:table-cell office:value-type="string">
            <text:p>G1/S1/25801-22/GC</text:p>
          </table:table-cell>
          <table:table-cell/>
          <table:table-cell office:value-type="string">
            <text:p>PROTECTORA DE ANIMALES VIKING TEAM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9/01/2022</text:p>
          </table:table-cell>
          <table:table-cell office:value-type="string">
            <text:p>CENTRO COMERCIAL SAN AGUSTÍN, LOCAL 233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0</text:p>
          </table:table-cell>
          <table:table-cell/>
          <table:table-cell/>
          <table:table-cell/>
        </table:table-row>
        <table:table-row>
          <table:table-cell office:value-type="string">
            <text:p>G1/S1/25812-22/GC</text:p>
          </table:table-cell>
          <table:table-cell/>
          <table:table-cell office:value-type="string">
            <text:p>CANINA DE DETECCIÓN DEPORTIVA "SCENT ZONE GRAN CANARIA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2/2022</text:p>
          </table:table-cell>
          <table:table-cell office:value-type="string">
            <text:p>LUGAR CASERÍO EL ESTANCO, S/N. (FRENTE CAMPO FÚTBOL), LA ANGOSTUR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BRÍGIDA</text:p>
          </table:table-cell>
          <table:table-cell/>
          <table:table-cell office:value-type="string">
            <text:p>35309</text:p>
          </table:table-cell>
          <table:table-cell/>
          <table:table-cell/>
          <table:table-cell/>
        </table:table-row>
        <table:table-row>
          <table:table-cell office:value-type="string">
            <text:p>G1/S1/25813-22/GC</text:p>
          </table:table-cell>
          <table:table-cell/>
          <table:table-cell office:value-type="string">
            <text:p>CANINA DE DETECCIÓN DEPORTIVA "GOLDEN TRUFATION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2/2022</text:p>
          </table:table-cell>
          <table:table-cell office:value-type="string">
            <text:p>LUGAR CASERÍO EL ESTANCO, S/N. (FRENTE CAMPO DE FÚTBOL), LA ANGOSTUR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BRÍGIDA</text:p>
          </table:table-cell>
          <table:table-cell/>
          <table:table-cell office:value-type="string">
            <text:p>35309</text:p>
          </table:table-cell>
          <table:table-cell/>
          <table:table-cell/>
          <table:table-cell/>
        </table:table-row>
        <table:table-row>
          <table:table-cell office:value-type="string">
            <text:p>G1/S1/25822-22/TF</text:p>
          </table:table-cell>
          <table:table-cell/>
          <table:table-cell office:value-type="string">
            <text:p>PROTECTORA FELINA FRIDA-CAT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0/02/2022</text:p>
          </table:table-cell>
          <table:table-cell office:value-type="string">
            <text:p>C/ LAS PARRAS, Nº 12, PISO BAJ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EL SAUZAL</text:p>
          </table:table-cell>
          <table:table-cell/>
          <table:table-cell office:value-type="string">
            <text:p>38360</text:p>
          </table:table-cell>
          <table:table-cell/>
          <table:table-cell/>
          <table:table-cell/>
        </table:table-row>
        <table:table-row>
          <table:table-cell office:value-type="string">
            <text:p>G1/S1/25848-22/GC</text:p>
          </table:table-cell>
          <table:table-cell/>
          <table:table-cell office:value-type="string">
            <text:p>BIGOTES FELINOS TROPILU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2/2022</text:p>
          </table:table-cell>
          <table:table-cell office:value-type="string">
            <text:p>C/ MARIE CURIE, Nº 15, 5º B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5</text:p>
          </table:table-cell>
          <table:table-cell/>
          <table:table-cell/>
          <table:table-cell/>
        </table:table-row>
        <table:table-row>
          <table:table-cell office:value-type="string">
            <text:p>G1/S1/25918-22/TF</text:p>
          </table:table-cell>
          <table:table-cell/>
          <table:table-cell office:value-type="string">
            <text:p>DE ANIMALES SOS ABUELOS EN CANARIAS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1/03/2022</text:p>
          </table:table-cell>
          <table:table-cell office:value-type="string">
            <text:p>C/ ELICIO, Nº 20, (BCO. GRANDE)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07</text:p>
          </table:table-cell>
          <table:table-cell/>
          <table:table-cell/>
          <table:table-cell/>
        </table:table-row>
        <table:table-row>
          <table:table-cell office:value-type="string">
            <text:p>G1/S1/25927-22/GC</text:p>
          </table:table-cell>
          <table:table-cell/>
          <table:table-cell office:value-type="string">
            <text:p>ENGATUSADOS BN GRAN CANARI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7/04/2022</text:p>
          </table:table-cell>
          <table:table-cell office:value-type="string">
            <text:p>C/ FERRERAS, Nº 27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8</text:p>
          </table:table-cell>
          <table:table-cell/>
          <table:table-cell/>
          <table:table-cell/>
        </table:table-row>
        <table:table-row>
          <table:table-cell office:value-type="string">
            <text:p>G1/S1/25942-22/TF</text:p>
          </table:table-cell>
          <table:table-cell/>
          <table:table-cell office:value-type="string">
            <text:p>PROTECTORA DE ANIMALES ALEGRÍA FELINA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3/2022</text:p>
          </table:table-cell>
          <table:table-cell office:value-type="string">
            <text:p>C/ RUISEÑOR, Nº 26, BARRANCO GRANDE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07</text:p>
          </table:table-cell>
          <table:table-cell/>
          <table:table-cell/>
          <table:table-cell/>
        </table:table-row>
        <table:table-row>
          <table:table-cell office:value-type="string">
            <text:p>G1/S1/25952-22/TF</text:p>
          </table:table-cell>
          <table:table-cell office:value-type="string">
            <text:p>G10640563</text:p>
          </table:table-cell>
          <table:table-cell office:value-type="string">
            <text:p>ASOCIACIÓN DE ANIMALES DE ARAFO AAR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5/2022</text:p>
          </table:table-cell>
          <table:table-cell office:value-type="string">
            <text:p>Calle Víctor Servilio nº 54<text:s/>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AFO</text:p>
          </table:table-cell>
          <table:table-cell/>
          <table:table-cell office:value-type="string">
            <text:p>38550</text:p>
          </table:table-cell>
          <table:table-cell/>
          <table:table-cell/>
          <table:table-cell office:value-type="string">
            <text:p>gesconegocios@gmail.com</text:p>
          </table:table-cell>
        </table:table-row>
        <table:table-row>
          <table:table-cell office:value-type="string">
            <text:p>G1/S1/25971-22/GC</text:p>
          </table:table-cell>
          <table:table-cell/>
          <table:table-cell office:value-type="string">
            <text:p>PELUDITOS GATUNOS DE TORI Y MIL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9/03/2022</text:p>
          </table:table-cell>
          <table:table-cell office:value-type="string">
            <text:p>C/ FRANCISCO INGLOTT ARTILES, Nº 28, 6º E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6</text:p>
          </table:table-cell>
          <table:table-cell/>
          <table:table-cell/>
          <table:table-cell/>
        </table:table-row>
        <table:table-row>
          <table:table-cell office:value-type="string">
            <text:p>G1/S1/25973-22/GC</text:p>
          </table:table-cell>
          <table:table-cell/>
          <table:table-cell office:value-type="string">
            <text:p>EL LEGADO DE LOLITA - COLONIAS FELINA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5/2022</text:p>
          </table:table-cell>
          <table:table-cell office:value-type="string">
            <text:p>PASAJE ANTONIO RAMÍREZ GRAÑA, Nº 4, PBJ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8</text:p>
          </table:table-cell>
          <table:table-cell/>
          <table:table-cell/>
          <table:table-cell/>
        </table:table-row>
        <table:table-row>
          <table:table-cell office:value-type="string">
            <text:p>G1/S1/25993-22/GC</text:p>
          </table:table-cell>
          <table:table-cell/>
          <table:table-cell office:value-type="string">
            <text:p>PROTECTORA DE ANIMALES LOS AMIGOS DE BLONDIE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8/06/2022</text:p>
          </table:table-cell>
          <table:table-cell office:value-type="string">
            <text:p>C/ LAS CANTERAS DEL FONDILLO, Nº 10 P2º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7</text:p>
          </table:table-cell>
          <table:table-cell/>
          <table:table-cell/>
          <table:table-cell/>
        </table:table-row>
        <table:table-row>
          <table:table-cell office:value-type="string">
            <text:p>G1/S1/26000-22/TF</text:p>
          </table:table-cell>
          <table:table-cell/>
          <table:table-cell office:value-type="string">
            <text:p>ASOCIACIÓN PROTECTORA DE ANIMALES "SIETE ALMAS"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5/04/2022</text:p>
          </table:table-cell>
          <table:table-cell office:value-type="string">
            <text:p>CALLE S/C DE LA PALMA Nº 8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ARONA</text:p>
          </table:table-cell>
          <table:table-cell/>
          <table:table-cell office:value-type="string">
            <text:p>38640</text:p>
          </table:table-cell>
          <table:table-cell/>
          <table:table-cell/>
          <table:table-cell/>
        </table:table-row>
        <table:table-row>
          <table:table-cell office:value-type="string">
            <text:p>G1/S1/26039-22/TF</text:p>
          </table:table-cell>
          <table:table-cell/>
          <table:table-cell office:value-type="string">
            <text:p>ASOCIACION SANTUARIO ANIMAL PETRICOR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1/07/2022</text:p>
          </table:table-cell>
          <table:table-cell office:value-type="string">
            <text:p>CAMINO LA LOMA Nº 7<text:s/>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TEGUESTE</text:p>
          </table:table-cell>
          <table:table-cell/>
          <table:table-cell office:value-type="string">
            <text:p>38290</text:p>
          </table:table-cell>
          <table:table-cell/>
          <table:table-cell/>
          <table:table-cell/>
        </table:table-row>
        <table:table-row>
          <table:table-cell office:value-type="string">
            <text:p>G1/S1/26042-22/GC</text:p>
          </table:table-cell>
          <table:table-cell/>
          <table:table-cell office:value-type="string">
            <text:p>MASQUEGATOS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5/2022</text:p>
          </table:table-cell>
          <table:table-cell office:value-type="string">
            <text:p>C/ CARVAJAL, Nº 79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04</text:p>
          </table:table-cell>
          <table:table-cell/>
          <table:table-cell/>
          <table:table-cell/>
        </table:table-row>
        <table:table-row>
          <table:table-cell office:value-type="string">
            <text:p>G1/S1/26048-22/F</text:p>
          </table:table-cell>
          <table:table-cell/>
          <table:table-cell office:value-type="string">
            <text:p>FUERTECATS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2/07/2022</text:p>
          </table:table-cell>
          <table:table-cell office:value-type="string">
            <text:p>C/ ACEBUCHE, Nº 14, URB LA CAPELLANÍA, CORRALEJO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LA OLIVA</text:p>
          </table:table-cell>
          <table:table-cell/>
          <table:table-cell office:value-type="string">
            <text:p>35660</text:p>
          </table:table-cell>
          <table:table-cell/>
          <table:table-cell/>
          <table:table-cell/>
        </table:table-row>
        <table:table-row>
          <table:table-cell office:value-type="string">
            <text:p>G1/S1/26073-22/F</text:p>
          </table:table-cell>
          <table:table-cell/>
          <table:table-cell office:value-type="string">
            <text:p>PROTECTORA ANIMAL WORLD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23/01/2022</text:p>
          </table:table-cell>
          <table:table-cell office:value-type="string">
            <text:p>C/ VILLA SICER, Nº 11</text:p>
          </table:table-cell>
          <table:table-cell office:value-type="string">
            <text:p>Las Palmas</text:p>
          </table:table-cell>
          <table:table-cell office:value-type="string">
            <text:p>FUERTEVENTURA</text:p>
          </table:table-cell>
          <table:table-cell office:value-type="string">
            <text:p>TUINEJE</text:p>
          </table:table-cell>
          <table:table-cell/>
          <table:table-cell office:value-type="string">
            <text:p>35629</text:p>
          </table:table-cell>
          <table:table-cell/>
          <table:table-cell/>
          <table:table-cell/>
        </table:table-row>
        <table:table-row>
          <table:table-cell office:value-type="string">
            <text:p>G1/S1/26090-22/GC</text:p>
          </table:table-cell>
          <table:table-cell/>
          <table:table-cell office:value-type="string">
            <text:p>ECUESTRE LA CANETA GRAN CANARIA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3/08/2022</text:p>
          </table:table-cell>
          <table:table-cell office:value-type="string">
            <text:p>C/ LOS LENTISCOS, Nº 44, PLANTA 1ª, MONTE LENTISCAL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TA BRÍGIDA</text:p>
          </table:table-cell>
          <table:table-cell/>
          <table:table-cell office:value-type="string">
            <text:p>35310</text:p>
          </table:table-cell>
          <table:table-cell/>
          <table:table-cell/>
          <table:table-cell/>
        </table:table-row>
        <table:table-row>
          <table:table-cell office:value-type="string">
            <text:p>G1/S1/26103-22/GO</text:p>
          </table:table-cell>
          <table:table-cell/>
          <table:table-cell office:value-type="string">
            <text:p>AGRUPACIÓN DE DEFENSA SANITARIA EL CARDÓN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11/2021</text:p>
          </table:table-cell>
          <table:table-cell office:value-type="string">
            <text:p>CAMINO SAN CRISTÓBAL LLANO BLANCO, S/N.</text:p>
          </table:table-cell>
          <table:table-cell office:value-type="string">
            <text:p>Santa Cruz de Tenerife</text:p>
          </table:table-cell>
          <table:table-cell office:value-type="string">
            <text:p>LA GOMERA</text:p>
          </table:table-cell>
          <table:table-cell office:value-type="string">
            <text:p>SAN SEBASTIÁN DE LA GOMERA</text:p>
          </table:table-cell>
          <table:table-cell/>
          <table:table-cell office:value-type="string">
            <text:p>38800</text:p>
          </table:table-cell>
          <table:table-cell/>
          <table:table-cell/>
          <table:table-cell/>
        </table:table-row>
        <table:table-row>
          <table:table-cell office:value-type="string">
            <text:p>G1/S1/26150-22/TF</text:p>
          </table:table-cell>
          <table:table-cell/>
          <table:table-cell office:value-type="string">
            <text:p>ASOCIACIÓN CANINA BLACK DOG K9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6/03/2020</text:p>
          </table:table-cell>
          <table:table-cell office:value-type="string">
            <text:p>CAMINO DE BORUGA S/N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GÜIMAR</text:p>
          </table:table-cell>
          <table:table-cell/>
          <table:table-cell office:value-type="string">
            <text:p>38500</text:p>
          </table:table-cell>
          <table:table-cell/>
          <table:table-cell/>
          <table:table-cell/>
        </table:table-row>
        <table:table-row>
          <table:table-cell office:value-type="string">
            <text:p>G1/S1/26160-22/GC</text:p>
          </table:table-cell>
          <table:table-cell/>
          <table:table-cell office:value-type="string">
            <text:p>ALMA GATUNA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2/09/2022</text:p>
          </table:table-cell>
          <table:table-cell office:value-type="string">
            <text:p>C/ LOMO LA PLANA, Nº 24, PORTAL 1, 1º 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9</text:p>
          </table:table-cell>
          <table:table-cell/>
          <table:table-cell/>
          <table:table-cell/>
        </table:table-row>
        <table:table-row>
          <table:table-cell office:value-type="string">
            <text:p>G1/S1/26185-22/P</text:p>
          </table:table-cell>
          <table:table-cell/>
          <table:table-cell office:value-type="string">
            <text:p>ASOCIACION VEGAN POINT</text:p>
          </table:table-cell>
          <table:table-cell office:value-type="string">
            <text:p>INSULAR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1/04/2018</text:p>
          </table:table-cell>
          <table:table-cell office:value-type="string">
            <text:p>CALLE LA LADERA, 5</text:p>
          </table:table-cell>
          <table:table-cell office:value-type="string">
            <text:p>Santa Cruz de Tenerife</text:p>
          </table:table-cell>
          <table:table-cell office:value-type="string">
            <text:p>LA PALMA</text:p>
          </table:table-cell>
          <table:table-cell office:value-type="string">
            <text:p>GARAFÍA</text:p>
          </table:table-cell>
          <table:table-cell/>
          <table:table-cell office:value-type="string">
            <text:p>38787</text:p>
          </table:table-cell>
          <table:table-cell/>
          <table:table-cell/>
          <table:table-cell/>
        </table:table-row>
        <table:table-row>
          <table:table-cell office:value-type="string">
            <text:p>G1/S1/26203-23/TF</text:p>
          </table:table-cell>
          <table:table-cell/>
          <table:table-cell office:value-type="string">
            <text:p>ASOCIACIÓN SIN ÁNIMO DE LUCRO REFUGIO DE AVES RAPACES BARRANCO SEC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2/05/2022</text:p>
          </table:table-cell>
          <table:table-cell office:value-type="string">
            <text:p>LUGAR MOLLEDO S/N POLIGONO 9 PARCELA 929 MOLLEDO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IAGO DEL TEIDE</text:p>
          </table:table-cell>
          <table:table-cell/>
          <table:table-cell office:value-type="string">
            <text:p>38690</text:p>
          </table:table-cell>
          <table:table-cell/>
          <table:table-cell/>
          <table:table-cell/>
        </table:table-row>
        <table:table-row>
          <table:table-cell office:value-type="string">
            <text:p>G1/S1/26212-22/TF</text:p>
          </table:table-cell>
          <table:table-cell/>
          <table:table-cell office:value-type="string">
            <text:p>PROTECTORA DE ANIMALES "MAUI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7/12/2022</text:p>
          </table:table-cell>
          <table:table-cell office:value-type="string">
            <text:p>AVENIDA DE TINCER, Nº 32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SANTA CRUZ DE TENERIFE</text:p>
          </table:table-cell>
          <table:table-cell/>
          <table:table-cell office:value-type="string">
            <text:p>38107</text:p>
          </table:table-cell>
          <table:table-cell/>
          <table:table-cell/>
          <table:table-cell/>
        </table:table-row>
        <table:table-row>
          <table:table-cell office:value-type="string">
            <text:p>G1/S1/26223-23/TF</text:p>
          </table:table-cell>
          <table:table-cell/>
          <table:table-cell office:value-type="string">
            <text:p>ASOCIACIÓN DE CANARICULTORES TINERFE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4/10/2022</text:p>
          </table:table-cell>
          <table:table-cell office:value-type="string">
            <text:p>CALLE CANTILLO ABAJO Nº11A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LOS REALEJOS</text:p>
          </table:table-cell>
          <table:table-cell/>
          <table:table-cell office:value-type="string">
            <text:p>38410</text:p>
          </table:table-cell>
          <table:table-cell/>
          <table:table-cell/>
          <table:table-cell/>
        </table:table-row>
        <table:table-row>
          <table:table-cell office:value-type="string">
            <text:p>G1/S1/26236-23/TF</text:p>
          </table:table-cell>
          <table:table-cell/>
          <table:table-cell office:value-type="string">
            <text:p>ASOCIACIÓN BIENESTAR ANIMAL YCODEM (ABAY)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5/09/2022</text:p>
          </table:table-cell>
          <table:table-cell office:value-type="string">
            <text:p>CALLE MAJUELO Nº 32 BUEN PASO<text:s/>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ICOD DE LOS VINOS</text:p>
          </table:table-cell>
          <table:table-cell/>
          <table:table-cell office:value-type="string">
            <text:p>38434</text:p>
          </table:table-cell>
          <table:table-cell/>
          <table:table-cell/>
          <table:table-cell/>
        </table:table-row>
        <table:table-row>
          <table:table-cell office:value-type="string">
            <text:p>G1/S1/26243-23/GC</text:p>
          </table:table-cell>
          <table:table-cell/>
          <table:table-cell office:value-type="string">
            <text:p>DOGANDCAT PET´S LOVERS</text:p>
          </table:table-cell>
          <table:table-cell office:value-type="string">
            <text:p>MUNICIPAL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30/10/2022</text:p>
          </table:table-cell>
          <table:table-cell office:value-type="string">
            <text:p>CARRETERA DE MATA, Nº 85, TRASERA, 2º PISO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4</text:p>
          </table:table-cell>
          <table:table-cell/>
          <table:table-cell/>
          <table:table-cell office:value-type="string">
            <text:p>dogandcat2020.2@gmail.com</text:p>
          </table:table-cell>
        </table:table-row>
        <table:table-row>
          <table:table-cell office:value-type="string">
            <text:p>G1/S1/26256-23/GC</text:p>
          </table:table-cell>
          <table:table-cell/>
          <table:table-cell office:value-type="string">
            <text:p>DE ADIESTRADORES CANINOS DE CANARIAS "GT.BOCALLENA"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5/01/2023</text:p>
          </table:table-cell>
          <table:table-cell office:value-type="string">
            <text:p>LGAR. AYAGAURES, Nº 10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SAN BARTOLOMÉ DE TIRAJANA</text:p>
          </table:table-cell>
          <table:table-cell/>
          <table:table-cell office:value-type="string">
            <text:p>35109</text:p>
          </table:table-cell>
          <table:table-cell/>
          <table:table-cell/>
          <table:table-cell/>
        </table:table-row>
        <table:table-row>
          <table:table-cell office:value-type="string">
            <text:p>G1/S1/26258-23/TF</text:p>
          </table:table-cell>
          <table:table-cell/>
          <table:table-cell office:value-type="string">
            <text:p>FINCA CADA VIDA CUENTA BIENESTAR ANIMAL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16/10/2022</text:p>
          </table:table-cell>
          <table:table-cell office:value-type="string">
            <text:p>CALLE LOS COSTALES Nº4<text:s/></text:p>
          </table:table-cell>
          <table:table-cell office:value-type="string">
            <text:p>Santa Cruz de Tenerife</text:p>
          </table:table-cell>
          <table:table-cell office:value-type="string">
            <text:p>TENERIFE</text:p>
          </table:table-cell>
          <table:table-cell office:value-type="string">
            <text:p>ICOD DE LOS VINOS</text:p>
          </table:table-cell>
          <table:table-cell/>
          <table:table-cell office:value-type="string">
            <text:p>38434</text:p>
          </table:table-cell>
          <table:table-cell/>
          <table:table-cell/>
          <table:table-cell office:value-type="string">
            <text:p>klcaduanas@gmail.com</text:p>
          </table:table-cell>
        </table:table-row>
        <table:table-row>
          <table:table-cell office:value-type="string">
            <text:p>G1/S1/26293-23/GC</text:p>
          </table:table-cell>
          <table:table-cell/>
          <table:table-cell office:value-type="string">
            <text:p>GUANCHE DEL PRESA CANARIO</text:p>
          </table:table-cell>
          <table:table-cell office:value-type="string">
            <text:p>AUTONÓMICO</text:p>
          </table:table-cell>
          <table:table-cell office:value-type="string">
            <text:p>Sección 1 - Asociaciones</text:p>
          </table:table-cell>
          <table:table-cell office:value-type="string">
            <text:p>SOBRE ANIMALES Y PLANTAS</text:p>
          </table:table-cell>
          <table:table-cell office:value-type="string">
            <text:p>07/02/2023</text:p>
          </table:table-cell>
          <table:table-cell office:value-type="string">
            <text:p>C/ LETRADO RAMÍREZ DORESTE, Nº 2, PLANTA BAJA IZQUIERDA</text:p>
          </table:table-cell>
          <table:table-cell office:value-type="string">
            <text:p>Las Palmas</text:p>
          </table:table-cell>
          <table:table-cell office:value-type="string">
            <text:p>GRAN CANARIA</text:p>
          </table:table-cell>
          <table:table-cell office:value-type="string">
            <text:p>LAS PALMAS DE GRAN CANARIA</text:p>
          </table:table-cell>
          <table:table-cell/>
          <table:table-cell office:value-type="string">
            <text:p>35011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5.6</meta:generator>
  </office:meta>
</office:document-meta>
</file>